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9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3.31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94.45pt"/>
    </style:style>
    <style:style style:name="co6" style:family="table-column">
      <style:table-column-properties fo:break-before="auto" style:column-width="59.36pt"/>
    </style:style>
    <style:style style:name="co7" style:family="table-column">
      <style:table-column-properties fo:break-before="auto" style:column-width="89.94pt"/>
    </style:style>
    <style:style style:name="co8" style:family="table-column">
      <style:table-column-properties fo:break-before="auto" style:column-width="95.19pt"/>
    </style:style>
    <style:style style:name="co9" style:family="table-column">
      <style:table-column-properties fo:break-before="auto" style:column-width="58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files_and_sizes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um Files</text:p>
          </table:table-cell>
          <table:table-cell table:style-name="Default" office:value-type="string" calcext:value-type="string">
            <text:p>Size MiB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5kopiavm3-x2a00-kopia-target</text:p>
          </table:table-cell>
          <table:table-cell table:formula="of:=LOOKUP([.$A3]; [$'scans-all-edited'.$A$1:.$A$10000]; [$'scans-all-edited'.B$1:.B$10000])" office:value-type="float" office:value="2635" calcext:value-type="float">
            <text:p>2635</text:p>
          </table:table-cell>
          <table:table-cell table:formula="of:=LOOKUP([.$A3]; [$'scans-all-edited'.$A$1:.$A$10000]; [$'scans-all-edited'.C$1:.C$10000])" office:value-type="float" office:value="24900.9142456055" calcext:value-type="float">
            <text:p>24901</text:p>
          </table:table-cell>
        </table:table-row>
        <table:table-row table:style-name="ro1">
          <table:table-cell office:value-type="string" calcext:value-type="string">
            <text:p>t5kopiavm3-x2a00-kopia-cache</text:p>
          </table:table-cell>
          <table:table-cell table:formula="of:=LOOKUP([.$A4]; [$'scans-all-edited'.$A$1:.$A$10000]; [$'scans-all-edited'.B$1:.B$10000])" office:value-type="float" office:value="54" calcext:value-type="float">
            <text:p>54</text:p>
          </table:table-cell>
          <table:table-cell table:formula="of:=LOOKUP([.$A4]; [$'scans-all-edited'.$A$1:.$A$10000]; [$'scans-all-edited'.C$1:.C$10000])" office:value-type="float" office:value="197.233932495117" calcext:value-type="float">
            <text:p>1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5kopiavm3-x2eb4-kopia-target</text:p>
          </table:table-cell>
          <table:table-cell table:formula="of:=LOOKUP([.$A6]; [$'scans-all-edited'.$A$1:.$A$10000]; [$'scans-all-edited'.B$1:.B$10000])" office:value-type="float" office:value="3736" calcext:value-type="float">
            <text:p>3736</text:p>
          </table:table-cell>
          <table:table-cell table:formula="of:=LOOKUP([.$A6]; [$'scans-all-edited'.$A$1:.$A$10000]; [$'scans-all-edited'.C$1:.C$10000])" office:value-type="float" office:value="31925.7988653183" calcext:value-type="float">
            <text:p>31926</text:p>
          </table:table-cell>
        </table:table-row>
        <table:table-row table:style-name="ro1">
          <table:table-cell office:value-type="string" calcext:value-type="string">
            <text:p>t5kopiavm3-x2eb4-kopia-cache</text:p>
          </table:table-cell>
          <table:table-cell table:formula="of:=LOOKUP([.$A7]; [$'scans-all-edited'.$A$1:.$A$10000]; [$'scans-all-edited'.B$1:.B$10000])" office:value-type="float" office:value="7223" calcext:value-type="float">
            <text:p>7223</text:p>
          </table:table-cell>
          <table:table-cell table:formula="of:=LOOKUP([.$A7]; [$'scans-all-edited'.$A$1:.$A$10000]; [$'scans-all-edited'.C$1:.C$10000])" office:value-type="float" office:value="1366.51147842407" calcext:value-type="float">
            <text:p>13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5kopiavm3-x34d7-kopia-target</text:p>
          </table:table-cell>
          <table:table-cell table:formula="of:=LOOKUP([.$A9]; [$'scans-all-edited'.$A$1:.$A$10000]; [$'scans-all-edited'.B$1:.B$10000])" office:value-type="float" office:value="5513" calcext:value-type="float">
            <text:p>5513</text:p>
          </table:table-cell>
          <table:table-cell table:formula="of:=LOOKUP([.$A9]; [$'scans-all-edited'.$A$1:.$A$10000]; [$'scans-all-edited'.C$1:.C$10000])" office:value-type="float" office:value="43076.0028047562" calcext:value-type="float">
            <text:p>43076</text:p>
          </table:table-cell>
        </table:table-row>
        <table:table-row table:style-name="ro1">
          <table:table-cell office:value-type="string" calcext:value-type="string">
            <text:p>t5kopiavm3-x34d7-kopia-cache</text:p>
          </table:table-cell>
          <table:table-cell table:formula="of:=LOOKUP([.$A10]; [$'scans-all-edited'.$A$1:.$A$10000]; [$'scans-all-edited'.B$1:.B$10000])" office:value-type="float" office:value="26086" calcext:value-type="float">
            <text:p>26086</text:p>
          </table:table-cell>
          <table:table-cell table:formula="of:=LOOKUP([.$A10]; [$'scans-all-edited'.$A$1:.$A$10000]; [$'scans-all-edited'.C$1:.C$10000])" office:value-type="float" office:value="3348.81815624237" calcext:value-type="float">
            <text:p>3349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7vms2-vms0-borg-target</text:p>
          </table:table-cell>
          <table:table-cell table:formula="of:=LOOKUP([.$A12]; [$'scans-all-edited'.$A$1:.$A$10000]; [$'scans-all-edited'.B$1:.B$10000])" office:value-type="float" office:value="387" calcext:value-type="float">
            <text:p>387</text:p>
          </table:table-cell>
          <table:table-cell table:formula="of:=LOOKUP([.$A12]; [$'scans-all-edited'.$A$1:.$A$10000]; [$'scans-all-edited'.C$1:.C$10000])" office:value-type="float" office:value="139772.880924225" calcext:value-type="float">
            <text:p>139773</text:p>
          </table:table-cell>
        </table:table-row>
        <table:table-row table:style-name="ro1">
          <table:table-cell office:value-type="string" calcext:value-type="string">
            <text:p>t7vms2-vms0-borg-cache</text:p>
          </table:table-cell>
          <table:table-cell table:formula="of:=LOOKUP([.$A13]; [$'scans-all-edited'.$A$1:.$A$10000]; [$'scans-all-edited'.B$1:.B$10000])" office:value-type="float" office:value="8" calcext:value-type="float">
            <text:p>8</text:p>
          </table:table-cell>
          <table:table-cell table:formula="of:=LOOKUP([.$A13]; [$'scans-all-edited'.$A$1:.$A$10000]; [$'scans-all-edited'.C$1:.C$10000])" office:value-type="float" office:value="15.8265209197998" calcext:value-type="float">
            <text:p>16</text:p>
          </table:table-cell>
        </table:table-row>
        <table:table-row table:style-name="ro1">
          <table:table-cell office:value-type="string" calcext:value-type="string">
            <text:p>t7vms2-vms0-bupstash-target</text:p>
          </table:table-cell>
          <table:table-cell table:formula="of:=LOOKUP([.$A14]; [$'scans-all-edited'.$A$1:.$A$10000]; [$'scans-all-edited'.B$1:.B$10000])" office:value-type="float" office:value="219862" calcext:value-type="float">
            <text:p>219862</text:p>
          </table:table-cell>
          <table:table-cell table:formula="of:=LOOKUP([.$A14]; [$'scans-all-edited'.$A$1:.$A$10000]; [$'scans-all-edited'.C$1:.C$10000])" office:value-type="float" office:value="177403.085268974" calcext:value-type="float">
            <text:p>177403</text:p>
          </table:table-cell>
        </table:table-row>
        <table:table-row table:style-name="ro1">
          <table:table-cell office:value-type="string" calcext:value-type="string">
            <text:p>t7vms2-vms0-bupstash-cache</text:p>
          </table:table-cell>
          <table:table-cell table:formula="of:=LOOKUP([.$A15]; [$'scans-all-edited'.$A$1:.$A$10000]; [$'scans-all-edited'.B$1:.B$10000])" office:value-type="float" office:value="3" calcext:value-type="float">
            <text:p>3</text:p>
          </table:table-cell>
          <table:table-cell table:formula="of:=LOOKUP([.$A15]; [$'scans-all-edited'.$A$1:.$A$10000]; [$'scans-all-edited'.C$1:.C$10000])" office:value-type="float" office:value="36.0820350646973" calcext:value-type="float">
            <text:p>36</text:p>
          </table:table-cell>
        </table:table-row>
        <table:table-row table:style-name="ro1">
          <table:table-cell office:value-type="string" calcext:value-type="string">
            <text:p>t7vms2-vms0-kopia-target</text:p>
          </table:table-cell>
          <table:table-cell table:formula="of:=LOOKUP([.$A16]; [$'scans-all-edited'.$A$1:.$A$10000]; [$'scans-all-edited'.B$1:.B$10000])" office:value-type="float" office:value="30026" calcext:value-type="float">
            <text:p>30026</text:p>
          </table:table-cell>
          <table:table-cell table:formula="of:=LOOKUP([.$A16]; [$'scans-all-edited'.$A$1:.$A$10000]; [$'scans-all-edited'.C$1:.C$10000])" office:value-type="float" office:value="320475.637708664" calcext:value-type="float">
            <text:p>320476</text:p>
          </table:table-cell>
        </table:table-row>
        <table:table-row table:style-name="ro1">
          <table:table-cell office:value-type="string" calcext:value-type="string">
            <text:p>t7vms2-vms0-kopia-cache</text:p>
          </table:table-cell>
          <table:table-cell table:formula="of:=LOOKUP([.$A17]; [$'scans-all-edited'.$A$1:.$A$10000]; [$'scans-all-edited'.B$1:.B$10000])" office:value-type="float" office:value="52" calcext:value-type="float">
            <text:p>52</text:p>
          </table:table-cell>
          <table:table-cell table:formula="of:=LOOKUP([.$A17]; [$'scans-all-edited'.$A$1:.$A$10000]; [$'scans-all-edited'.C$1:.C$10000])" office:value-type="float" office:value="54.1106929779053" calcext:value-type="float">
            <text:p>54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7vms2-vms1-borg-target</text:p>
          </table:table-cell>
          <table:table-cell table:formula="of:=LOOKUP([.$A19]; [$'scans-all-edited'.$A$1:.$A$10000]; [$'scans-all-edited'.B$1:.B$10000])" office:value-type="float" office:value="529" calcext:value-type="float">
            <text:p>529</text:p>
          </table:table-cell>
          <table:table-cell table:formula="of:=LOOKUP([.$A19]; [$'scans-all-edited'.$A$1:.$A$10000]; [$'scans-all-edited'.C$1:.C$10000])" office:value-type="float" office:value="171791.238277435" calcext:value-type="float">
            <text:p>171791</text:p>
          </table:table-cell>
        </table:table-row>
        <table:table-row table:style-name="ro1">
          <table:table-cell office:value-type="string" calcext:value-type="string">
            <text:p>t7vms2-vms1-borg-cache</text:p>
          </table:table-cell>
          <table:table-cell table:formula="of:=LOOKUP([.$A20]; [$'scans-all-edited'.$A$1:.$A$10000]; [$'scans-all-edited'.B$1:.B$10000])" office:value-type="float" office:value="8" calcext:value-type="float">
            <text:p>8</text:p>
          </table:table-cell>
          <table:table-cell table:formula="of:=LOOKUP([.$A20]; [$'scans-all-edited'.$A$1:.$A$10000]; [$'scans-all-edited'.C$1:.C$10000])" office:value-type="float" office:value="11.7668161392212" calcext:value-type="float">
            <text:p>12</text:p>
          </table:table-cell>
        </table:table-row>
        <table:table-row table:style-name="ro1">
          <table:table-cell office:value-type="string" calcext:value-type="string">
            <text:p>t7vms2-vms1-bupstash-target</text:p>
          </table:table-cell>
          <table:table-cell table:formula="of:=LOOKUP([.$A21]; [$'scans-all-edited'.$A$1:.$A$10000]; [$'scans-all-edited'.B$1:.B$10000])" office:value-type="float" office:value="254693" calcext:value-type="float">
            <text:p>254693</text:p>
          </table:table-cell>
          <table:table-cell table:formula="of:=LOOKUP([.$A21]; [$'scans-all-edited'.$A$1:.$A$10000]; [$'scans-all-edited'.C$1:.C$10000])" office:value-type="float" office:value="213892.028120041" calcext:value-type="float">
            <text:p>213892</text:p>
          </table:table-cell>
        </table:table-row>
        <table:table-row table:style-name="ro1">
          <table:table-cell office:value-type="string" calcext:value-type="string">
            <text:p>t7vms2-vms1-bupstash-cache</text:p>
          </table:table-cell>
          <table:table-cell table:formula="of:=LOOKUP([.$A22]; [$'scans-all-edited'.$A$1:.$A$10000]; [$'scans-all-edited'.B$1:.B$10000])" office:value-type="float" office:value="3" calcext:value-type="float">
            <text:p>3</text:p>
          </table:table-cell>
          <table:table-cell table:formula="of:=LOOKUP([.$A22]; [$'scans-all-edited'.$A$1:.$A$10000]; [$'scans-all-edited'.C$1:.C$10000])" office:value-type="float" office:value="48.7265663146973" calcext:value-type="float">
            <text:p>49</text:p>
          </table:table-cell>
        </table:table-row>
        <table:table-row table:style-name="ro1">
          <table:table-cell office:value-type="string" calcext:value-type="string">
            <text:p>t7vms2-vms1-kopia-target</text:p>
          </table:table-cell>
          <table:table-cell table:formula="of:=LOOKUP([.$A23]; [$'scans-all-edited'.$A$1:.$A$10000]; [$'scans-all-edited'.B$1:.B$10000])" office:value-type="float" office:value="43199" calcext:value-type="float">
            <text:p>43199</text:p>
          </table:table-cell>
          <table:table-cell table:formula="of:=LOOKUP([.$A23]; [$'scans-all-edited'.$A$1:.$A$10000]; [$'scans-all-edited'.C$1:.C$10000])" office:value-type="float" office:value="462967.999351501" calcext:value-type="float">
            <text:p>462968</text:p>
          </table:table-cell>
        </table:table-row>
        <table:table-row table:style-name="ro1">
          <table:table-cell office:value-type="string" calcext:value-type="string">
            <text:p>t7vms2-vms1-kopia-cache</text:p>
          </table:table-cell>
          <table:table-cell table:formula="of:=LOOKUP([.$A24]; [$'scans-all-edited'.$A$1:.$A$10000]; [$'scans-all-edited'.B$1:.B$10000])" office:value-type="float" office:value="105" calcext:value-type="float">
            <text:p>105</text:p>
          </table:table-cell>
          <table:table-cell table:formula="of:=LOOKUP([.$A24]; [$'scans-all-edited'.$A$1:.$A$10000]; [$'scans-all-edited'.C$1:.C$10000])" office:value-type="float" office:value="124.034068107605" calcext:value-type="float">
            <text:p>124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6gamtests3-t1-borg-target</text:p>
          </table:table-cell>
          <table:table-cell table:formula="of:=LOOKUP([.$A26]; [$'scans-all-edited'.$A$1:.$A$10000]; [$'scans-all-edited'.B$1:.B$10000])" office:value-type="float" office:value="322" calcext:value-type="float">
            <text:p>322</text:p>
          </table:table-cell>
          <table:table-cell table:formula="of:=LOOKUP([.$A26]; [$'scans-all-edited'.$A$1:.$A$10000]; [$'scans-all-edited'.C$1:.C$10000])" office:value-type="float" office:value="115109.478984833" calcext:value-type="float">
            <text:p>115109</text:p>
          </table:table-cell>
        </table:table-row>
        <table:table-row table:style-name="ro1">
          <table:table-cell office:value-type="string" calcext:value-type="string">
            <text:p>t6gamtests3-t1-borg-cache-1</text:p>
          </table:table-cell>
          <table:table-cell table:formula="of:=LOOKUP([.$A27]; [$'scans-all-edited'.$A$1:.$A$10000]; [$'scans-all-edited'.B$1:.B$10000])" office:value-type="float" office:value="8" calcext:value-type="float">
            <text:p>8</text:p>
          </table:table-cell>
          <table:table-cell table:formula="of:=LOOKUP([.$A27]; [$'scans-all-edited'.$A$1:.$A$10000]; [$'scans-all-edited'.C$1:.C$10000])" office:value-type="float" office:value="24.1781358718872" calcext:value-type="float">
            <text:p>24</text:p>
          </table:table-cell>
        </table:table-row>
        <table:table-row table:style-name="ro1">
          <table:table-cell office:value-type="string" calcext:value-type="string">
            <text:p>t6gamtests3-t1-bupstash-target</text:p>
          </table:table-cell>
          <table:table-cell table:formula="of:=LOOKUP([.$A28]; [$'scans-all-edited'.$A$1:.$A$10000]; [$'scans-all-edited'.B$1:.B$10000])" office:value-type="float" office:value="138288" calcext:value-type="float">
            <text:p>138288</text:p>
          </table:table-cell>
          <table:table-cell table:formula="of:=LOOKUP([.$A28]; [$'scans-all-edited'.$A$1:.$A$10000]; [$'scans-all-edited'.C$1:.C$10000])" office:value-type="float" office:value="130549.929514885" calcext:value-type="float">
            <text:p>130550</text:p>
          </table:table-cell>
        </table:table-row>
        <table:table-row table:style-name="ro1">
          <table:table-cell office:value-type="string" calcext:value-type="string">
            <text:p>t6gamtests3-t1-bupstash-cache-1</text:p>
          </table:table-cell>
          <table:table-cell table:formula="of:=LOOKUP([.$A29]; [$'scans-all-edited'.$A$1:.$A$10000]; [$'scans-all-edited'.B$1:.B$10000])" office:value-type="float" office:value="3" calcext:value-type="float">
            <text:p>3</text:p>
          </table:table-cell>
          <table:table-cell table:formula="of:=LOOKUP([.$A29]; [$'scans-all-edited'.$A$1:.$A$10000]; [$'scans-all-edited'.C$1:.C$10000])" office:value-type="float" office:value="21.1875038146973" calcext:value-type="float">
            <text:p>21</text:p>
          </table:table-cell>
        </table:table-row>
        <table:table-row table:style-name="ro1">
          <table:table-cell office:value-type="string" calcext:value-type="string">
            <text:p>t6gamtests3-t1-kopia-target</text:p>
          </table:table-cell>
          <table:table-cell table:formula="of:=LOOKUP([.$A30]; [$'scans-all-edited'.$A$1:.$A$10000]; [$'scans-all-edited'.B$1:.B$10000])" office:value-type="float" office:value="14371" calcext:value-type="float">
            <text:p>14371</text:p>
          </table:table-cell>
          <table:table-cell table:formula="of:=LOOKUP([.$A30]; [$'scans-all-edited'.$A$1:.$A$10000]; [$'scans-all-edited'.C$1:.C$10000])" office:value-type="float" office:value="154747.574510574" calcext:value-type="float">
            <text:p>154748</text:p>
          </table:table-cell>
        </table:table-row>
        <table:table-row table:style-name="ro1">
          <table:table-cell office:value-type="string" calcext:value-type="string">
            <text:p>t6gamtests3-t1-kopia-cache-1</text:p>
          </table:table-cell>
          <table:table-cell table:formula="of:=LOOKUP([.$A31]; [$'scans-all-edited'.$A$1:.$A$10000]; [$'scans-all-edited'.B$1:.B$10000])" office:value-type="float" office:value="50" calcext:value-type="float">
            <text:p>50</text:p>
          </table:table-cell>
          <table:table-cell table:formula="of:=LOOKUP([.$A31]; [$'scans-all-edited'.$A$1:.$A$10000]; [$'scans-all-edited'.C$1:.C$10000])" office:value-type="float" office:value="65.8882627487183" calcext:value-type="float">
            <text:p>66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6gamtests3-t2-borg-target</text:p>
          </table:table-cell>
          <table:table-cell table:formula="of:=LOOKUP([.$A33]; [$'scans-all-edited'.$A$1:.$A$10000]; [$'scans-all-edited'.B$1:.B$10000])" office:value-type="float" office:value="326" calcext:value-type="float">
            <text:p>326</text:p>
          </table:table-cell>
          <table:table-cell table:formula="of:=LOOKUP([.$A33]; [$'scans-all-edited'.$A$1:.$A$10000]; [$'scans-all-edited'.C$1:.C$10000])" office:value-type="float" office:value="115112.991950989" calcext:value-type="float">
            <text:p>115113</text:p>
          </table:table-cell>
        </table:table-row>
        <table:table-row table:style-name="ro1">
          <table:table-cell office:value-type="string" calcext:value-type="string">
            <text:p>t6gamtests3-t2-borg-cache-1</text:p>
          </table:table-cell>
          <table:table-cell table:formula="of:=LOOKUP([.$A34]; [$'scans-all-edited'.$A$1:.$A$10000]; [$'scans-all-edited'.B$1:.B$10000])" office:value-type="float" office:value="8" calcext:value-type="float">
            <text:p>8</text:p>
          </table:table-cell>
          <table:table-cell table:formula="of:=LOOKUP([.$A34]; [$'scans-all-edited'.$A$1:.$A$10000]; [$'scans-all-edited'.C$1:.C$10000])" office:value-type="float" office:value="24.1782207489014" calcext:value-type="float">
            <text:p>24</text:p>
          </table:table-cell>
        </table:table-row>
        <table:table-row table:style-name="ro1">
          <table:table-cell office:value-type="string" calcext:value-type="string">
            <text:p>t6gamtests3-t2-bupstash-target</text:p>
          </table:table-cell>
          <table:table-cell table:formula="of:=LOOKUP([.$A35]; [$'scans-all-edited'.$A$1:.$A$10000]; [$'scans-all-edited'.B$1:.B$10000])" office:value-type="float" office:value="138288" calcext:value-type="float">
            <text:p>138288</text:p>
          </table:table-cell>
          <table:table-cell table:formula="of:=LOOKUP([.$A35]; [$'scans-all-edited'.$A$1:.$A$10000]; [$'scans-all-edited'.C$1:.C$10000])" office:value-type="float" office:value="130549.929514885" calcext:value-type="float">
            <text:p>130550</text:p>
          </table:table-cell>
        </table:table-row>
        <table:table-row table:style-name="ro1">
          <table:table-cell office:value-type="string" calcext:value-type="string">
            <text:p>t6gamtests3-t2-bupstash-cache-1</text:p>
          </table:table-cell>
          <table:table-cell table:formula="of:=LOOKUP([.$A36]; [$'scans-all-edited'.$A$1:.$A$10000]; [$'scans-all-edited'.B$1:.B$10000])" office:value-type="float" office:value="3" calcext:value-type="float">
            <text:p>3</text:p>
          </table:table-cell>
          <table:table-cell table:formula="of:=LOOKUP([.$A36]; [$'scans-all-edited'.$A$1:.$A$10000]; [$'scans-all-edited'.C$1:.C$10000])" office:value-type="float" office:value="21.1875038146973" calcext:value-type="float">
            <text:p>21</text:p>
          </table:table-cell>
        </table:table-row>
        <table:table-row table:style-name="ro1">
          <table:table-cell office:value-type="string" calcext:value-type="string">
            <text:p>t6gamtests3-t2-kopia-target</text:p>
          </table:table-cell>
          <table:table-cell table:formula="of:=LOOKUP([.$A37]; [$'scans-all-edited'.$A$1:.$A$10000]; [$'scans-all-edited'.B$1:.B$10000])" office:value-type="float" office:value="14377" calcext:value-type="float">
            <text:p>14377</text:p>
          </table:table-cell>
          <table:table-cell table:formula="of:=LOOKUP([.$A37]; [$'scans-all-edited'.$A$1:.$A$10000]; [$'scans-all-edited'.C$1:.C$10000])" office:value-type="float" office:value="154747.594330788" calcext:value-type="float">
            <text:p>154748</text:p>
          </table:table-cell>
        </table:table-row>
        <table:table-row table:style-name="ro1">
          <table:table-cell office:value-type="string" calcext:value-type="string">
            <text:p>t6gamtests3-t2-kopia-cache-1</text:p>
          </table:table-cell>
          <table:table-cell table:formula="of:=LOOKUP([.$A38]; [$'scans-all-edited'.$A$1:.$A$10000]; [$'scans-all-edited'.B$1:.B$10000])" office:value-type="float" office:value="59" calcext:value-type="float">
            <text:p>59</text:p>
          </table:table-cell>
          <table:table-cell table:formula="of:=LOOKUP([.$A38]; [$'scans-all-edited'.$A$1:.$A$10000]; [$'scans-all-edited'.C$1:.C$10000])" office:value-type="float" office:value="88.8207206726074" calcext:value-type="float">
            <text:p>89</text:p>
          </table:table-cell>
        </table:table-row>
      </table:table>
      <table:table table:name="scans-all-edited" table:style-name="ta1">
        <table:table-source xlink:type="simple" xlink:href="../scans-all-edited.txt" table:table-name="scans-all-edited" table:filter-name="Text - txt - csv (StarCalc)" table:filter-options="124,0,76,1,,0,false,false,true,false,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um_files</text:p>
          </table:table-cell>
          <table:table-cell office:value-type="string" calcext:value-type="string">
            <text:p>size_mib</text:p>
          </table:table-cell>
          <table:table-cell office:value-type="string" calcext:value-type="string">
            <text:p>num_empty</text:p>
          </table:table-cell>
          <table:table-cell office:value-type="string" calcext:value-type="string">
            <text:p>median_kib</text:p>
          </table:table-cell>
          <table:table-cell office:value-type="string" calcext:value-type="string">
            <text:p>avg_kib</text:p>
          </table:table-cell>
          <table:table-cell office:value-type="string" calcext:value-type="string">
            <text:p>largest_mib</text:p>
          </table:table-cell>
          <table:table-cell office:value-type="string" calcext:value-type="string">
            <text:p>longst_path</text:p>
          </table:table-cell>
        </table:table-row>
        <table:table-row table:style-name="ro1">
          <table:table-cell office:value-type="string" calcext:value-type="string">
            <text:p>backup-all</text:p>
          </table:table-cell>
          <table:table-cell office:value-type="float" office:value="13585271" calcext:value-type="float">
            <text:p>13585271</text:p>
          </table:table-cell>
          <table:table-cell office:value-type="float" office:value="1042131.4695015" calcext:value-type="float">
            <text:p>1042131.4695015</text:p>
          </table:table-cell>
          <table:table-cell office:value-type="float" office:value="174044" calcext:value-type="float">
            <text:p>174044</text:p>
          </table:table-cell>
          <table:table-cell office:value-type="float" office:value="3.5830078125" calcext:value-type="float">
            <text:p>3.5830078125</text:p>
          </table:table-cell>
          <table:table-cell office:value-type="float" office:value="78.5514418350235" calcext:value-type="float">
            <text:p>78.5514418350235</text:p>
          </table:table-cell>
          <table:table-cell office:value-type="float" office:value="461" calcext:value-type="float">
            <text:p>46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gam-input</text:p>
          </table:table-cell>
          <table:table-cell office:value-type="float" office:value="132588" calcext:value-type="float">
            <text:p>132588</text:p>
          </table:table-cell>
          <table:table-cell office:value-type="float" office:value="176474.701096535" calcext:value-type="float">
            <text:p>176474.701096535</text:p>
          </table:table-cell>
          <table:table-cell office:value-type="float" office:value="74" calcext:value-type="float">
            <text:p>74</text:p>
          </table:table-cell>
          <table:table-cell office:value-type="float" office:value="16.04296875" calcext:value-type="float">
            <text:p>16.04296875</text:p>
          </table:table-cell>
          <table:table-cell office:value-type="float" office:value="1362.94456453715" calcext:value-type="float">
            <text:p>1362.94456453715</text:p>
          </table:table-cell>
          <table:table-cell office:value-type="float" office:value="4095" calcext:value-type="float">
            <text:p>409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t1-initial-borg-cache</text:p>
          </table:table-cell>
          <table:table-cell office:value-type="float" office:value="8" calcext:value-type="float">
            <text:p>8</text:p>
          </table:table-cell>
          <table:table-cell office:value-type="float" office:value="0.0440359115600586" calcext:value-type="float">
            <text:p>0.044035911560059</text:p>
          </table:table-cell>
          <table:table-cell office:value-type="float" office:value="1" calcext:value-type="float">
            <text:p>1</text:p>
          </table:table-cell>
          <table:table-cell office:value-type="float" office:value="0.03662109375" calcext:value-type="float">
            <text:p>0.03662109375</text:p>
          </table:table-cell>
          <table:table-cell office:value-type="float" office:value="5.6365966796875" calcext:value-type="float">
            <text:p>5.636596679687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initial-borg-target</text:p>
          </table:table-cell>
          <table:table-cell office:value-type="float" office:value="11" calcext:value-type="float">
            <text:p>11</text:p>
          </table:table-cell>
          <table:table-cell office:value-type="float" office:value="0.0408668518066406" calcext:value-type="float">
            <text:p>0.040866851806641</text:p>
          </table:table-cell>
          <table:table-cell office:value-type="float" office:value="0" calcext:value-type="float">
            <text:p>0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3.80433238636364" calcext:value-type="float">
            <text:p>3.8043323863636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1-initial-bupstash-target</text:p>
          </table:table-cell>
          <table:table-cell office:value-type="float" office:value="4" calcext:value-type="float">
            <text:p>4</text:p>
          </table:table-cell>
          <table:table-cell office:value-type="float" office:value="0.0234518051147461" calcext:value-type="float">
            <text:p>0.023451805114746</text:p>
          </table:table-cell>
          <table:table-cell office:value-type="float" office:value="1" calcext:value-type="float">
            <text:p>1</text:p>
          </table:table-cell>
          <table:table-cell office:value-type="float" office:value="0.00732421875" calcext:value-type="float">
            <text:p>0.00732421875</text:p>
          </table:table-cell>
          <table:table-cell office:value-type="float" office:value="6.003662109375" calcext:value-type="float">
            <text:p>6.00366210937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1-initial-jmbb-target</text:p>
          </table:table-cell>
          <table:table-cell office:value-type="float" office:value="2" calcext:value-type="float">
            <text:p>2</text:p>
          </table:table-cell>
          <table:table-cell office:value-type="float" office:value="0.000357627868652344" calcext:value-type="float">
            <text:p>0.0003576278686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310546875" calcext:value-type="float">
            <text:p>0.183105468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1-initial-kopia-cache</text:p>
          </table:table-cell>
          <table:table-cell office:value-type="float" office:value="32" calcext:value-type="float">
            <text:p>32</text:p>
          </table:table-cell>
          <table:table-cell office:value-type="float" office:value="0.0198907852172852" calcext:value-type="float">
            <text:p>0.019890785217285</text:p>
          </table:table-cell>
          <table:table-cell office:value-type="float" office:value="1" calcext:value-type="float">
            <text:p>1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636505126953125" calcext:value-type="float">
            <text:p>0.63650512695312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initial-kopia-target</text:p>
          </table:table-cell>
          <table:table-cell office:value-type="float" office:value="15" calcext:value-type="float">
            <text:p>15</text:p>
          </table:table-cell>
          <table:table-cell office:value-type="float" office:value="0.00958633422851562" calcext:value-type="float">
            <text:p>0.009586334228516</text:p>
          </table:table-cell>
          <table:table-cell office:value-type="float" office:value="0" calcext:value-type="float">
            <text:p>0</text:p>
          </table:table-cell>
          <table:table-cell office:value-type="float" office:value="0.0029296875" calcext:value-type="float">
            <text:p>0.0029296875</text:p>
          </table:table-cell>
          <table:table-cell office:value-type="float" office:value="0.654427083333333" calcext:value-type="float">
            <text:p>0.6544270833333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post-kopia-kopia-cache</text:p>
          </table:table-cell>
          <table:table-cell office:value-type="float" office:value="2470" calcext:value-type="float">
            <text:p>2470</text:p>
          </table:table-cell>
          <table:table-cell office:value-type="float" office:value="2332.10384368896" calcext:value-type="float">
            <text:p>2332.10384368896</text:p>
          </table:table-cell>
          <table:table-cell office:value-type="float" office:value="1" calcext:value-type="float">
            <text:p>1</text:p>
          </table:table-cell>
          <table:table-cell office:value-type="float" office:value="3.61572265625" calcext:value-type="float">
            <text:p>3.61572265625</text:p>
          </table:table-cell>
          <table:table-cell office:value-type="float" office:value="966.831714954454" calcext:value-type="float">
            <text:p>966.831714954454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post-kopia-kopia-target</text:p>
          </table:table-cell>
          <table:table-cell office:value-type="float" office:value="5615" calcext:value-type="float">
            <text:p>5615</text:p>
          </table:table-cell>
          <table:table-cell office:value-type="float" office:value="53602.3235139847" calcext:value-type="float">
            <text:p>53602.3235139847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775.3836648834" calcext:value-type="float">
            <text:p>9775.383664883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a00-borg-cache</text:p>
          </table:table-cell>
          <table:table-cell office:value-type="float" office:value="8" calcext:value-type="float">
            <text:p>8</text:p>
          </table:table-cell>
          <table:table-cell office:value-type="float" office:value="49.6693878173828" calcext:value-type="float">
            <text:p>49.6693878173828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357.681640625" calcext:value-type="float">
            <text:p>6357.681640625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a00-borg-target</text:p>
          </table:table-cell>
          <table:table-cell office:value-type="float" office:value="63" calcext:value-type="float">
            <text:p>63</text:p>
          </table:table-cell>
          <table:table-cell office:value-type="float" office:value="18021.5353870392" calcext:value-type="float">
            <text:p>18021.5353870392</text:p>
          </table:table-cell>
          <table:table-cell office:value-type="float" office:value="0" calcext:value-type="float">
            <text:p>0</text:p>
          </table:table-cell>
          <table:table-cell office:value-type="float" office:value="512002.421875" calcext:value-type="float">
            <text:p>512002.421875</text:p>
          </table:table-cell>
          <table:table-cell office:value-type="float" office:value="292921.4640687" calcext:value-type="float">
            <text:p>292921.4640687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1-x2a00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13.0742225646973" calcext:value-type="float">
            <text:p>13.074222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462.66796875" calcext:value-type="float">
            <text:p>4462.66796875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a00-bupstash-target</text:p>
          </table:table-cell>
          <table:table-cell office:value-type="float" office:value="41833" calcext:value-type="float">
            <text:p>41833</text:p>
          </table:table-cell>
          <table:table-cell office:value-type="float" office:value="20897.4822912216" calcext:value-type="float">
            <text:p>20897.4822912216</text:p>
          </table:table-cell>
          <table:table-cell office:value-type="float" office:value="1" calcext:value-type="float">
            <text:p>1</text:p>
          </table:table-cell>
          <table:table-cell office:value-type="float" office:value="189.9189453125" calcext:value-type="float">
            <text:p>189.9189453125</text:p>
          </table:table-cell>
          <table:table-cell office:value-type="float" office:value="511.534479148302" calcext:value-type="float">
            <text:p>511.534479148302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a00-jmbb-target</text:p>
          </table:table-cell>
          <table:table-cell office:value-type="float" office:value="877" calcext:value-type="float">
            <text:p>877</text:p>
          </table:table-cell>
          <table:table-cell office:value-type="float" office:value="18283.2913627625" calcext:value-type="float">
            <text:p>18283.2913627625</text:p>
          </table:table-cell>
          <table:table-cell office:value-type="float" office:value="0" calcext:value-type="float">
            <text:p>0</text:p>
          </table:table-cell>
          <table:table-cell office:value-type="float" office:value="21274.5546875" calcext:value-type="float">
            <text:p>21274.5546875</text:p>
          </table:table-cell>
          <table:table-cell office:value-type="float" office:value="21347.8795387329" calcext:value-type="float">
            <text:p>21347.8795387329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a00-kopia-cache</text:p>
          </table:table-cell>
          <table:table-cell office:value-type="float" office:value="51" calcext:value-type="float">
            <text:p>51</text:p>
          </table:table-cell>
          <table:table-cell office:value-type="float" office:value="197.159207344055" calcext:value-type="float">
            <text:p>197.159207344055</text:p>
          </table:table-cell>
          <table:table-cell office:value-type="float" office:value="1" calcext:value-type="float">
            <text:p>1</text:p>
          </table:table-cell>
          <table:table-cell office:value-type="float" office:value="0.107421875" calcext:value-type="float">
            <text:p>0.107421875</text:p>
          </table:table-cell>
          <table:table-cell office:value-type="float" office:value="3958.64761412377" calcext:value-type="float">
            <text:p>3958.64761412377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a00-kopia-target</text:p>
          </table:table-cell>
          <table:table-cell office:value-type="float" office:value="2629" calcext:value-type="float">
            <text:p>2629</text:p>
          </table:table-cell>
          <table:table-cell office:value-type="float" office:value="24947.9663667679" calcext:value-type="float">
            <text:p>24947.9663667679</text:p>
          </table:table-cell>
          <table:table-cell office:value-type="float" office:value="0" calcext:value-type="float">
            <text:p>0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9717.27560272739" calcext:value-type="float">
            <text:p>9717.275602727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a4c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0.1216945648193" calcext:value-type="float">
            <text:p>50.1216945648193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415.57690429688" calcext:value-type="float">
            <text:p>6415.57690429688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a4c-borg-target</text:p>
          </table:table-cell>
          <table:table-cell office:value-type="float" office:value="68" calcext:value-type="float">
            <text:p>68</text:p>
          </table:table-cell>
          <table:table-cell office:value-type="float" office:value="18449.894744873" calcext:value-type="float">
            <text:p>18449.894744873</text:p>
          </table:table-cell>
          <table:table-cell office:value-type="float" office:value="0" calcext:value-type="float">
            <text:p>0</text:p>
          </table:table-cell>
          <table:table-cell office:value-type="float" office:value="407802.635742188" calcext:value-type="float">
            <text:p>407802.635742188</text:p>
          </table:table-cell>
          <table:table-cell office:value-type="float" office:value="277833.709099265" calcext:value-type="float">
            <text:p>277833.709099265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1-x2a4c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1.9101600646973" calcext:value-type="float">
            <text:p>21.910160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478.66796875" calcext:value-type="float">
            <text:p>7478.66796875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a4c-bupstash-target</text:p>
          </table:table-cell>
          <table:table-cell office:value-type="float" office:value="42393" calcext:value-type="float">
            <text:p>42393</text:p>
          </table:table-cell>
          <table:table-cell office:value-type="float" office:value="21316.8820781708" calcext:value-type="float">
            <text:p>21316.8820781708</text:p>
          </table:table-cell>
          <table:table-cell office:value-type="float" office:value="1" calcext:value-type="float">
            <text:p>1</text:p>
          </table:table-cell>
          <table:table-cell office:value-type="float" office:value="193.5478515625" calcext:value-type="float">
            <text:p>193.5478515625</text:p>
          </table:table-cell>
          <table:table-cell office:value-type="float" office:value="514.907820820581" calcext:value-type="float">
            <text:p>514.907820820581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a4c-jmbb-target</text:p>
          </table:table-cell>
          <table:table-cell office:value-type="float" office:value="904" calcext:value-type="float">
            <text:p>904</text:p>
          </table:table-cell>
          <table:table-cell office:value-type="float" office:value="18744.1165332794" calcext:value-type="float">
            <text:p>18744.1165332794</text:p>
          </table:table-cell>
          <table:table-cell office:value-type="float" office:value="0" calcext:value-type="float">
            <text:p>0</text:p>
          </table:table-cell>
          <table:table-cell office:value-type="float" office:value="21194.1171875" calcext:value-type="float">
            <text:p>21194.1171875</text:p>
          </table:table-cell>
          <table:table-cell office:value-type="float" office:value="21232.2735952192" calcext:value-type="float">
            <text:p>21232.273595219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a4c-kopia-cache</text:p>
          </table:table-cell>
          <table:table-cell office:value-type="float" office:value="60" calcext:value-type="float">
            <text:p>60</text:p>
          </table:table-cell>
          <table:table-cell office:value-type="float" office:value="234.923621177673" calcext:value-type="float">
            <text:p>234.923621177673</text:p>
          </table:table-cell>
          <table:table-cell office:value-type="float" office:value="1" calcext:value-type="float">
            <text:p>1</text:p>
          </table:table-cell>
          <table:table-cell office:value-type="float" office:value="0.12548828125" calcext:value-type="float">
            <text:p>0.12548828125</text:p>
          </table:table-cell>
          <table:table-cell office:value-type="float" office:value="4009.36313476563" calcext:value-type="float">
            <text:p>4009.36313476563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a4c-kopia-target</text:p>
          </table:table-cell>
          <table:table-cell office:value-type="float" office:value="2695" calcext:value-type="float">
            <text:p>2695</text:p>
          </table:table-cell>
          <table:table-cell office:value-type="float" office:value="25569.0968704224" calcext:value-type="float">
            <text:p>25569.0968704224</text:p>
          </table:table-cell>
          <table:table-cell office:value-type="float" office:value="0" calcext:value-type="float">
            <text:p>0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9715.30805020872" calcext:value-type="float">
            <text:p>9715.3080502087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aaf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0.3982448577881" calcext:value-type="float">
            <text:p>50.398244857788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450.97534179688" calcext:value-type="float">
            <text:p>6450.97534179688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aaf-borg-target</text:p>
          </table:table-cell>
          <table:table-cell office:value-type="float" office:value="74" calcext:value-type="float">
            <text:p>74</text:p>
          </table:table-cell>
          <table:table-cell office:value-type="float" office:value="19127.7057189941" calcext:value-type="float">
            <text:p>19127.7057189941</text:p>
          </table:table-cell>
          <table:table-cell office:value-type="float" office:value="0" calcext:value-type="float">
            <text:p>0</text:p>
          </table:table-cell>
          <table:table-cell office:value-type="float" office:value="345700.842773438" calcext:value-type="float">
            <text:p>345700.842773438</text:p>
          </table:table-cell>
          <table:table-cell office:value-type="float" office:value="264686.089949324" calcext:value-type="float">
            <text:p>264686.089949324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1-x2aaf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0273475646973" calcext:value-type="float">
            <text:p>22.02734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518.66796875" calcext:value-type="float">
            <text:p>7518.6679687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aaf-bupstash-target</text:p>
          </table:table-cell>
          <table:table-cell office:value-type="float" office:value="43000" calcext:value-type="float">
            <text:p>43000</text:p>
          </table:table-cell>
          <table:table-cell office:value-type="float" office:value="21968.1723623276" calcext:value-type="float">
            <text:p>21968.1723623276</text:p>
          </table:table-cell>
          <table:table-cell office:value-type="float" office:value="1" calcext:value-type="float">
            <text:p>1</text:p>
          </table:table-cell>
          <table:table-cell office:value-type="float" office:value="199.435546875" calcext:value-type="float">
            <text:p>199.435546875</text:p>
          </table:table-cell>
          <table:table-cell office:value-type="float" office:value="523.14903486101" calcext:value-type="float">
            <text:p>523.14903486101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aaf-jmbb-target</text:p>
          </table:table-cell>
          <table:table-cell office:value-type="float" office:value="941" calcext:value-type="float">
            <text:p>941</text:p>
          </table:table-cell>
          <table:table-cell office:value-type="float" office:value="19413.0450544357" calcext:value-type="float">
            <text:p>19413.0450544357</text:p>
          </table:table-cell>
          <table:table-cell office:value-type="float" office:value="0" calcext:value-type="float">
            <text:p>0</text:p>
          </table:table-cell>
          <table:table-cell office:value-type="float" office:value="21125.1640625" calcext:value-type="float">
            <text:p>21125.1640625</text:p>
          </table:table-cell>
          <table:table-cell office:value-type="float" office:value="21125.3540231054" calcext:value-type="float">
            <text:p>21125.354023105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aaf-kopia-cache</text:p>
          </table:table-cell>
          <table:table-cell office:value-type="float" office:value="67" calcext:value-type="float">
            <text:p>67</text:p>
          </table:table-cell>
          <table:table-cell office:value-type="float" office:value="266.626518249512" calcext:value-type="float">
            <text:p>266.626518249512</text:p>
          </table:table-cell>
          <table:table-cell office:value-type="float" office:value="1" calcext:value-type="float">
            <text:p>1</text:p>
          </table:table-cell>
          <table:table-cell office:value-type="float" office:value="0.494140625" calcext:value-type="float">
            <text:p>0.494140625</text:p>
          </table:table-cell>
          <table:table-cell office:value-type="float" office:value="4075.00827891791" calcext:value-type="float">
            <text:p>4075.00827891791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aaf-kopia-target</text:p>
          </table:table-cell>
          <table:table-cell office:value-type="float" office:value="2788" calcext:value-type="float">
            <text:p>2788</text:p>
          </table:table-cell>
          <table:table-cell office:value-type="float" office:value="26497.8338422775" calcext:value-type="float">
            <text:p>26497.8338422775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732.34643274469" calcext:value-type="float">
            <text:p>9732.3464327446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af8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0.9289655685425" calcext:value-type="float">
            <text:p>50.928965568542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518.90759277344" calcext:value-type="float">
            <text:p>6518.90759277344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af8-borg-target</text:p>
          </table:table-cell>
          <table:table-cell office:value-type="float" office:value="79" calcext:value-type="float">
            <text:p>79</text:p>
          </table:table-cell>
          <table:table-cell office:value-type="float" office:value="19123.5840349197" calcext:value-type="float">
            <text:p>19123.5840349197</text:p>
          </table:table-cell>
          <table:table-cell office:value-type="float" office:value="0" calcext:value-type="float">
            <text:p>0</text:p>
          </table:table-cell>
          <table:table-cell office:value-type="float" office:value="168540.715820312" calcext:value-type="float">
            <text:p>168540.715820312</text:p>
          </table:table-cell>
          <table:table-cell office:value-type="float" office:value="247880.380401998" calcext:value-type="float">
            <text:p>247880.380401998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1-x2af8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0820350646973" calcext:value-type="float">
            <text:p>22.08203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537.33463541667" calcext:value-type="float">
            <text:p>7537.33463541667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af8-bupstash-target</text:p>
          </table:table-cell>
          <table:table-cell office:value-type="float" office:value="43210" calcext:value-type="float">
            <text:p>43210</text:p>
          </table:table-cell>
          <table:table-cell office:value-type="float" office:value="22005.0045499802" calcext:value-type="float">
            <text:p>22005.0045499802</text:p>
          </table:table-cell>
          <table:table-cell office:value-type="float" office:value="1" calcext:value-type="float">
            <text:p>1</text:p>
          </table:table-cell>
          <table:table-cell office:value-type="float" office:value="199.88916015625" calcext:value-type="float">
            <text:p>199.88916015625</text:p>
          </table:table-cell>
          <table:table-cell office:value-type="float" office:value="521.479395028458" calcext:value-type="float">
            <text:p>521.47939502845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af8-jmbb-target</text:p>
          </table:table-cell>
          <table:table-cell office:value-type="float" office:value="954" calcext:value-type="float">
            <text:p>954</text:p>
          </table:table-cell>
          <table:table-cell office:value-type="float" office:value="19626.1559333801" calcext:value-type="float">
            <text:p>19626.1559333801</text:p>
          </table:table-cell>
          <table:table-cell office:value-type="float" office:value="0" calcext:value-type="float">
            <text:p>0</text:p>
          </table:table-cell>
          <table:table-cell office:value-type="float" office:value="20975.7265625" calcext:value-type="float">
            <text:p>20975.7265625</text:p>
          </table:table-cell>
          <table:table-cell office:value-type="float" office:value="21066.2302681145" calcext:value-type="float">
            <text:p>21066.230268114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af8-kopia-cache</text:p>
          </table:table-cell>
          <table:table-cell office:value-type="float" office:value="75" calcext:value-type="float">
            <text:p>75</text:p>
          </table:table-cell>
          <table:table-cell office:value-type="float" office:value="300.52322769165" calcext:value-type="float">
            <text:p>300.52322769165</text:p>
          </table:table-cell>
          <table:table-cell office:value-type="float" office:value="1" calcext:value-type="float">
            <text:p>1</text:p>
          </table:table-cell>
          <table:table-cell office:value-type="float" office:value="0.669921875" calcext:value-type="float">
            <text:p>0.669921875</text:p>
          </table:table-cell>
          <table:table-cell office:value-type="float" office:value="4103.14380208333" calcext:value-type="float">
            <text:p>4103.14380208333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af8-kopia-target</text:p>
          </table:table-cell>
          <table:table-cell office:value-type="float" office:value="2842" calcext:value-type="float">
            <text:p>2842</text:p>
          </table:table-cell>
          <table:table-cell office:value-type="float" office:value="26973.2820539474" calcext:value-type="float">
            <text:p>26973.2820539474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718.73357608803" calcext:value-type="float">
            <text:p>9718.7335760880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b81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8.6849899291992" calcext:value-type="float">
            <text:p>58.6849899291992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511.6787109375" calcext:value-type="float">
            <text:p>7511.6787109375</text:p>
          </table:table-cell>
          <table:table-cell office:value-type="float" office:value="39" calcext:value-type="float">
            <text:p>3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b81-borg-target</text:p>
          </table:table-cell>
          <table:table-cell office:value-type="float" office:value="85" calcext:value-type="float">
            <text:p>85</text:p>
          </table:table-cell>
          <table:table-cell office:value-type="float" office:value="19376.2116155624" calcext:value-type="float">
            <text:p>19376.2116155624</text:p>
          </table:table-cell>
          <table:table-cell office:value-type="float" office:value="0" calcext:value-type="float">
            <text:p>0</text:p>
          </table:table-cell>
          <table:table-cell office:value-type="float" office:value="17408.181640625" calcext:value-type="float">
            <text:p>17408.181640625</text:p>
          </table:table-cell>
          <table:table-cell office:value-type="float" office:value="233426.361109835" calcext:value-type="float">
            <text:p>233426.361109835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1-x2b81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5585975646973" calcext:value-type="float">
            <text:p>22.5585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700.00130208333" calcext:value-type="float">
            <text:p>7700.00130208333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b81-bupstash-target</text:p>
          </table:table-cell>
          <table:table-cell office:value-type="float" office:value="43909" calcext:value-type="float">
            <text:p>43909</text:p>
          </table:table-cell>
          <table:table-cell office:value-type="float" office:value="22218.0987815857" calcext:value-type="float">
            <text:p>22218.0987815857</text:p>
          </table:table-cell>
          <table:table-cell office:value-type="float" office:value="1" calcext:value-type="float">
            <text:p>1</text:p>
          </table:table-cell>
          <table:table-cell office:value-type="float" office:value="198.072265625" calcext:value-type="float">
            <text:p>198.072265625</text:p>
          </table:table-cell>
          <table:table-cell office:value-type="float" office:value="518.147376445461" calcext:value-type="float">
            <text:p>518.147376445461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b81-jmbb-target</text:p>
          </table:table-cell>
          <table:table-cell office:value-type="float" office:value="975" calcext:value-type="float">
            <text:p>975</text:p>
          </table:table-cell>
          <table:table-cell office:value-type="float" office:value="19924.9859895706" calcext:value-type="float">
            <text:p>19924.9859895706</text:p>
          </table:table-cell>
          <table:table-cell office:value-type="float" office:value="0" calcext:value-type="float">
            <text:p>0</text:p>
          </table:table-cell>
          <table:table-cell office:value-type="float" office:value="20756.0390625" calcext:value-type="float">
            <text:p>20756.0390625</text:p>
          </table:table-cell>
          <table:table-cell office:value-type="float" office:value="20926.3442598157" calcext:value-type="float">
            <text:p>20926.3442598157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b81-kopia-cache</text:p>
          </table:table-cell>
          <table:table-cell office:value-type="float" office:value="81" calcext:value-type="float">
            <text:p>81</text:p>
          </table:table-cell>
          <table:table-cell office:value-type="float" office:value="356.122431755066" calcext:value-type="float">
            <text:p>356.122431755066</text:p>
          </table:table-cell>
          <table:table-cell office:value-type="float" office:value="1" calcext:value-type="float">
            <text:p>1</text:p>
          </table:table-cell>
          <table:table-cell office:value-type="float" office:value="1.8837890625" calcext:value-type="float">
            <text:p>1.8837890625</text:p>
          </table:table-cell>
          <table:table-cell office:value-type="float" office:value="4502.09098910108" calcext:value-type="float">
            <text:p>4502.09098910108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b81-kopia-target</text:p>
          </table:table-cell>
          <table:table-cell office:value-type="float" office:value="2899" calcext:value-type="float">
            <text:p>2899</text:p>
          </table:table-cell>
          <table:table-cell office:value-type="float" office:value="27498.218629837" calcext:value-type="float">
            <text:p>27498.218629837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713.0651524502" calcext:value-type="float">
            <text:p>9713.065152450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bc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9.2741346359253" calcext:value-type="float">
            <text:p>59.2741346359253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587.08923339844" calcext:value-type="float">
            <text:p>7587.08923339844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bcb-borg-target</text:p>
          </table:table-cell>
          <table:table-cell office:value-type="float" office:value="88" calcext:value-type="float">
            <text:p>88</text:p>
          </table:table-cell>
          <table:table-cell office:value-type="float" office:value="19436.872713089" calcext:value-type="float">
            <text:p>19436.872713089</text:p>
          </table:table-cell>
          <table:table-cell office:value-type="float" office:value="0" calcext:value-type="float">
            <text:p>0</text:p>
          </table:table-cell>
          <table:table-cell office:value-type="float" office:value="0.5263671875" calcext:value-type="float">
            <text:p>0.5263671875</text:p>
          </table:table-cell>
          <table:table-cell office:value-type="float" office:value="226174.518843217" calcext:value-type="float">
            <text:p>226174.518843217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2bcb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7929725646973" calcext:value-type="float">
            <text:p>22.792972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780.00130208333" calcext:value-type="float">
            <text:p>7780.00130208333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bcb-bupstash-target</text:p>
          </table:table-cell>
          <table:table-cell office:value-type="float" office:value="43859" calcext:value-type="float">
            <text:p>43859</text:p>
          </table:table-cell>
          <table:table-cell office:value-type="float" office:value="22155.2723302841" calcext:value-type="float">
            <text:p>22155.2723302841</text:p>
          </table:table-cell>
          <table:table-cell office:value-type="float" office:value="1" calcext:value-type="float">
            <text:p>1</text:p>
          </table:table-cell>
          <table:table-cell office:value-type="float" office:value="198.1748046875" calcext:value-type="float">
            <text:p>198.1748046875</text:p>
          </table:table-cell>
          <table:table-cell office:value-type="float" office:value="517.27122976381" calcext:value-type="float">
            <text:p>517.27122976381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bcb-jmbb-target</text:p>
          </table:table-cell>
          <table:table-cell office:value-type="float" office:value="981" calcext:value-type="float">
            <text:p>981</text:p>
          </table:table-cell>
          <table:table-cell office:value-type="float" office:value="19991.0751876831" calcext:value-type="float">
            <text:p>19991.0751876831</text:p>
          </table:table-cell>
          <table:table-cell office:value-type="float" office:value="0" calcext:value-type="float">
            <text:p>0</text:p>
          </table:table-cell>
          <table:table-cell office:value-type="float" office:value="20724.1328125" calcext:value-type="float">
            <text:p>20724.1328125</text:p>
          </table:table-cell>
          <table:table-cell office:value-type="float" office:value="20867.3404609455" calcext:value-type="float">
            <text:p>20867.340460945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bcb-kopia-cache</text:p>
          </table:table-cell>
          <table:table-cell office:value-type="float" office:value="89" calcext:value-type="float">
            <text:p>89</text:p>
          </table:table-cell>
          <table:table-cell office:value-type="float" office:value="389.937782287598" calcext:value-type="float">
            <text:p>389.937782287598</text:p>
          </table:table-cell>
          <table:table-cell office:value-type="float" office:value="1" calcext:value-type="float">
            <text:p>1</text:p>
          </table:table-cell>
          <table:table-cell office:value-type="float" office:value="2.8330078125" calcext:value-type="float">
            <text:p>2.8330078125</text:p>
          </table:table-cell>
          <table:table-cell office:value-type="float" office:value="4486.47515800562" calcext:value-type="float">
            <text:p>4486.4751580056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bcb-kopia-target</text:p>
          </table:table-cell>
          <table:table-cell office:value-type="float" office:value="2943" calcext:value-type="float">
            <text:p>2943</text:p>
          </table:table-cell>
          <table:table-cell office:value-type="float" office:value="27907.1933507919" calcext:value-type="float">
            <text:p>27907.1933507919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710.14814516172" calcext:value-type="float">
            <text:p>9710.1481451617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c15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9.6769866943359" calcext:value-type="float">
            <text:p>59.676986694335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638.654296875" calcext:value-type="float">
            <text:p>7638.654296875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c15-borg-target</text:p>
          </table:table-cell>
          <table:table-cell office:value-type="float" office:value="94" calcext:value-type="float">
            <text:p>94</text:p>
          </table:table-cell>
          <table:table-cell office:value-type="float" office:value="19913.5949707031" calcext:value-type="float">
            <text:p>19913.5949707031</text:p>
          </table:table-cell>
          <table:table-cell office:value-type="float" office:value="0" calcext:value-type="float">
            <text:p>0</text:p>
          </table:table-cell>
          <table:table-cell office:value-type="float" office:value="0.13525390625" calcext:value-type="float">
            <text:p>0.13525390625</text:p>
          </table:table-cell>
          <table:table-cell office:value-type="float" office:value="216931.07712766" calcext:value-type="float">
            <text:p>216931.07712766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2c15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8593788146973" calcext:value-type="float">
            <text:p>22.859378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802.66796875" calcext:value-type="float">
            <text:p>7802.6679687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c15-bupstash-target</text:p>
          </table:table-cell>
          <table:table-cell office:value-type="float" office:value="44567" calcext:value-type="float">
            <text:p>44567</text:p>
          </table:table-cell>
          <table:table-cell office:value-type="float" office:value="22719.5699272156" calcext:value-type="float">
            <text:p>22719.5699272156</text:p>
          </table:table-cell>
          <table:table-cell office:value-type="float" office:value="1" calcext:value-type="float">
            <text:p>1</text:p>
          </table:table-cell>
          <table:table-cell office:value-type="float" office:value="202.740234375" calcext:value-type="float">
            <text:p>202.740234375</text:p>
          </table:table-cell>
          <table:table-cell office:value-type="float" office:value="522.019422565323" calcext:value-type="float">
            <text:p>522.019422565323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c15-jmbb-target</text:p>
          </table:table-cell>
          <table:table-cell office:value-type="float" office:value="1008" calcext:value-type="float">
            <text:p>1008</text:p>
          </table:table-cell>
          <table:table-cell office:value-type="float" office:value="20551.6888360977" calcext:value-type="float">
            <text:p>20551.6888360977</text:p>
          </table:table-cell>
          <table:table-cell office:value-type="float" office:value="0" calcext:value-type="float">
            <text:p>0</text:p>
          </table:table-cell>
          <table:table-cell office:value-type="float" office:value="20753.8203125" calcext:value-type="float">
            <text:p>20753.8203125</text:p>
          </table:table-cell>
          <table:table-cell office:value-type="float" office:value="20877.9061192104" calcext:value-type="float">
            <text:p>20877.906119210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c15-kopia-cache</text:p>
          </table:table-cell>
          <table:table-cell office:value-type="float" office:value="95" calcext:value-type="float">
            <text:p>95</text:p>
          </table:table-cell>
          <table:table-cell office:value-type="float" office:value="421.663771629334" calcext:value-type="float">
            <text:p>421.663771629334</text:p>
          </table:table-cell>
          <table:table-cell office:value-type="float" office:value="1" calcext:value-type="float">
            <text:p>1</text:p>
          </table:table-cell>
          <table:table-cell office:value-type="float" office:value="3.625" calcext:value-type="float">
            <text:p>3.625</text:p>
          </table:table-cell>
          <table:table-cell office:value-type="float" office:value="4545.0916015625" calcext:value-type="float">
            <text:p>4545.0916015625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c15-kopia-target</text:p>
          </table:table-cell>
          <table:table-cell office:value-type="float" office:value="3023" calcext:value-type="float">
            <text:p>3023</text:p>
          </table:table-cell>
          <table:table-cell office:value-type="float" office:value="28701.7874593735" calcext:value-type="float">
            <text:p>28701.7874593735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722.33885491182" calcext:value-type="float">
            <text:p>9722.3388549118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c80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0.1538019180298" calcext:value-type="float">
            <text:p>60.1538019180298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699.68664550781" calcext:value-type="float">
            <text:p>7699.68664550781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c80-borg-target</text:p>
          </table:table-cell>
          <table:table-cell office:value-type="float" office:value="98" calcext:value-type="float">
            <text:p>98</text:p>
          </table:table-cell>
          <table:table-cell office:value-type="float" office:value="20106.3952665329" calcext:value-type="float">
            <text:p>20106.3952665329</text:p>
          </table:table-cell>
          <table:table-cell office:value-type="float" office:value="0" calcext:value-type="float">
            <text:p>0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210091.313805405" calcext:value-type="float">
            <text:p>210091.313805405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2c80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3.1796913146973" calcext:value-type="float">
            <text:p>23.179691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912.00130208333" calcext:value-type="float">
            <text:p>7912.00130208333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c80-bupstash-target</text:p>
          </table:table-cell>
          <table:table-cell office:value-type="float" office:value="44860" calcext:value-type="float">
            <text:p>44860</text:p>
          </table:table-cell>
          <table:table-cell office:value-type="float" office:value="22908.1304426193" calcext:value-type="float">
            <text:p>22908.1304426193</text:p>
          </table:table-cell>
          <table:table-cell office:value-type="float" office:value="1" calcext:value-type="float">
            <text:p>1</text:p>
          </table:table-cell>
          <table:table-cell office:value-type="float" office:value="203.41796875" calcext:value-type="float">
            <text:p>203.41796875</text:p>
          </table:table-cell>
          <table:table-cell office:value-type="float" office:value="522.914078761529" calcext:value-type="float">
            <text:p>522.914078761529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c80-jmbb-target</text:p>
          </table:table-cell>
          <table:table-cell office:value-type="float" office:value="1026" calcext:value-type="float">
            <text:p>1026</text:p>
          </table:table-cell>
          <table:table-cell office:value-type="float" office:value="20908.5905656815" calcext:value-type="float">
            <text:p>20908.5905656815</text:p>
          </table:table-cell>
          <table:table-cell office:value-type="float" office:value="0" calcext:value-type="float">
            <text:p>0</text:p>
          </table:table-cell>
          <table:table-cell office:value-type="float" office:value="20753.8203125" calcext:value-type="float">
            <text:p>20753.8203125</text:p>
          </table:table-cell>
          <table:table-cell office:value-type="float" office:value="20867.8330791986" calcext:value-type="float">
            <text:p>20867.833079198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c80-kopia-cache</text:p>
          </table:table-cell>
          <table:table-cell office:value-type="float" office:value="101" calcext:value-type="float">
            <text:p>101</text:p>
          </table:table-cell>
          <table:table-cell office:value-type="float" office:value="453.05189037323" calcext:value-type="float">
            <text:p>453.05189037323</text:p>
          </table:table-cell>
          <table:table-cell office:value-type="float" office:value="1" calcext:value-type="float">
            <text:p>1</text:p>
          </table:table-cell>
          <table:table-cell office:value-type="float" office:value="4.1611328125" calcext:value-type="float">
            <text:p>4.1611328125</text:p>
          </table:table-cell>
          <table:table-cell office:value-type="float" office:value="4593.31817566522" calcext:value-type="float">
            <text:p>4593.3181756652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c80-kopia-target</text:p>
          </table:table-cell>
          <table:table-cell office:value-type="float" office:value="3070" calcext:value-type="float">
            <text:p>3070</text:p>
          </table:table-cell>
          <table:table-cell office:value-type="float" office:value="29135.9650506973" calcext:value-type="float">
            <text:p>29135.9650506973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718.31537847364" calcext:value-type="float">
            <text:p>9718.3153784736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cc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0.8172826766968" calcext:value-type="float">
            <text:p>60.8172826766968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784.61218261719" calcext:value-type="float">
            <text:p>7784.61218261719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ccb-borg-target</text:p>
          </table:table-cell>
          <table:table-cell office:value-type="float" office:value="104" calcext:value-type="float">
            <text:p>104</text:p>
          </table:table-cell>
          <table:table-cell office:value-type="float" office:value="20616.6974039078" calcext:value-type="float">
            <text:p>20616.6974039078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202995.174438477" calcext:value-type="float">
            <text:p>202995.174438477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2ccb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3.5820350646973" calcext:value-type="float">
            <text:p>23.58203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49.33463541667" calcext:value-type="float">
            <text:p>8049.3346354166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ccb-bupstash-target</text:p>
          </table:table-cell>
          <table:table-cell office:value-type="float" office:value="45757" calcext:value-type="float">
            <text:p>45757</text:p>
          </table:table-cell>
          <table:table-cell office:value-type="float" office:value="23458.2938871384" calcext:value-type="float">
            <text:p>23458.2938871384</text:p>
          </table:table-cell>
          <table:table-cell office:value-type="float" office:value="1" calcext:value-type="float">
            <text:p>1</text:p>
          </table:table-cell>
          <table:table-cell office:value-type="float" office:value="205.9091796875" calcext:value-type="float">
            <text:p>205.9091796875</text:p>
          </table:table-cell>
          <table:table-cell office:value-type="float" office:value="524.975259313978" calcext:value-type="float">
            <text:p>524.97525931397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ccb-jmbb-target</text:p>
          </table:table-cell>
          <table:table-cell office:value-type="float" office:value="1055" calcext:value-type="float">
            <text:p>1055</text:p>
          </table:table-cell>
          <table:table-cell office:value-type="float" office:value="21416.0399799347" calcext:value-type="float">
            <text:p>21416.0399799347</text:p>
          </table:table-cell>
          <table:table-cell office:value-type="float" office:value="0" calcext:value-type="float">
            <text:p>0</text:p>
          </table:table-cell>
          <table:table-cell office:value-type="float" office:value="20699.8046875" calcext:value-type="float">
            <text:p>20699.8046875</text:p>
          </table:table-cell>
          <table:table-cell office:value-type="float" office:value="20786.753497112" calcext:value-type="float">
            <text:p>20786.75349711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ccb-kopia-cache</text:p>
          </table:table-cell>
          <table:table-cell office:value-type="float" office:value="108" calcext:value-type="float">
            <text:p>108</text:p>
          </table:table-cell>
          <table:table-cell office:value-type="float" office:value="481.973115921021" calcext:value-type="float">
            <text:p>481.973115921021</text:p>
          </table:table-cell>
          <table:table-cell office:value-type="float" office:value="1" calcext:value-type="float">
            <text:p>1</text:p>
          </table:table-cell>
          <table:table-cell office:value-type="float" office:value="6.251953125" calcext:value-type="float">
            <text:p>6.251953125</text:p>
          </table:table-cell>
          <table:table-cell office:value-type="float" office:value="4569.81917317708" calcext:value-type="float">
            <text:p>4569.81917317708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ccb-kopia-target</text:p>
          </table:table-cell>
          <table:table-cell office:value-type="float" office:value="3146" calcext:value-type="float">
            <text:p>3146</text:p>
          </table:table-cell>
          <table:table-cell office:value-type="float" office:value="29874.6585474014" calcext:value-type="float">
            <text:p>29874.6585474014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723.98294740593" calcext:value-type="float">
            <text:p>9723.9829474059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d17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1.5085487365723" calcext:value-type="float">
            <text:p>61.5085487365723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873.09423828125" calcext:value-type="float">
            <text:p>7873.09423828125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d17-borg-target</text:p>
          </table:table-cell>
          <table:table-cell office:value-type="float" office:value="108" calcext:value-type="float">
            <text:p>108</text:p>
          </table:table-cell>
          <table:table-cell office:value-type="float" office:value="20880.5228223801" calcext:value-type="float">
            <text:p>20880.5228223801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97978.290464048" calcext:value-type="float">
            <text:p>197978.290464048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2d17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4.0000038146973" calcext:value-type="float">
            <text:p>24.00000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192.00130208333" calcext:value-type="float">
            <text:p>8192.00130208333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d17-bupstash-target</text:p>
          </table:table-cell>
          <table:table-cell office:value-type="float" office:value="46167" calcext:value-type="float">
            <text:p>46167</text:p>
          </table:table-cell>
          <table:table-cell office:value-type="float" office:value="23715.5577058792" calcext:value-type="float">
            <text:p>23715.5577058792</text:p>
          </table:table-cell>
          <table:table-cell office:value-type="float" office:value="1" calcext:value-type="float">
            <text:p>1</text:p>
          </table:table-cell>
          <table:table-cell office:value-type="float" office:value="207.1083984375" calcext:value-type="float">
            <text:p>207.1083984375</text:p>
          </table:table-cell>
          <table:table-cell office:value-type="float" office:value="526.019258145869" calcext:value-type="float">
            <text:p>526.019258145869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d17-jmbb-target</text:p>
          </table:table-cell>
          <table:table-cell office:value-type="float" office:value="1076" calcext:value-type="float">
            <text:p>1076</text:p>
          </table:table-cell>
          <table:table-cell office:value-type="float" office:value="21710.5547523499" calcext:value-type="float">
            <text:p>21710.5547523499</text:p>
          </table:table-cell>
          <table:table-cell office:value-type="float" office:value="0" calcext:value-type="float">
            <text:p>0</text:p>
          </table:table-cell>
          <table:table-cell office:value-type="float" office:value="20584.421875" calcext:value-type="float">
            <text:p>20584.421875</text:p>
          </table:table-cell>
          <table:table-cell office:value-type="float" office:value="20661.3457866229" calcext:value-type="float">
            <text:p>20661.3457866229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d17-kopia-cache</text:p>
          </table:table-cell>
          <table:table-cell office:value-type="float" office:value="145" calcext:value-type="float">
            <text:p>145</text:p>
          </table:table-cell>
          <table:table-cell office:value-type="float" office:value="552.592955589294" calcext:value-type="float">
            <text:p>552.592955589294</text:p>
          </table:table-cell>
          <table:table-cell office:value-type="float" office:value="1" calcext:value-type="float">
            <text:p>1</text:p>
          </table:table-cell>
          <table:table-cell office:value-type="float" office:value="227.35546875" calcext:value-type="float">
            <text:p>227.35546875</text:p>
          </table:table-cell>
          <table:table-cell office:value-type="float" office:value="3902.4495622306" calcext:value-type="float">
            <text:p>3902.4495622306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d17-kopia-target</text:p>
          </table:table-cell>
          <table:table-cell office:value-type="float" office:value="3204" calcext:value-type="float">
            <text:p>3204</text:p>
          </table:table-cell>
          <table:table-cell office:value-type="float" office:value="30355.0891704559" calcext:value-type="float">
            <text:p>30355.0891704559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701.50165747406" calcext:value-type="float">
            <text:p>9701.5016574740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d6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2.16162109375" calcext:value-type="float">
            <text:p>62.1616210937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956.6875" calcext:value-type="float">
            <text:p>7956.6875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d6b-borg-target</text:p>
          </table:table-cell>
          <table:table-cell office:value-type="float" office:value="114" calcext:value-type="float">
            <text:p>114</text:p>
          </table:table-cell>
          <table:table-cell office:value-type="float" office:value="21270.6070928574" calcext:value-type="float">
            <text:p>21270.607092857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91062.295290228" calcext:value-type="float">
            <text:p>191062.295290228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2d6b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4.5703163146973" calcext:value-type="float">
            <text:p>24.570316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386.66796875" calcext:value-type="float">
            <text:p>8386.6679687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d6b-bupstash-target</text:p>
          </table:table-cell>
          <table:table-cell office:value-type="float" office:value="46549" calcext:value-type="float">
            <text:p>46549</text:p>
          </table:table-cell>
          <table:table-cell office:value-type="float" office:value="24056.1015977859" calcext:value-type="float">
            <text:p>24056.1015977859</text:p>
          </table:table-cell>
          <table:table-cell office:value-type="float" office:value="1" calcext:value-type="float">
            <text:p>1</text:p>
          </table:table-cell>
          <table:table-cell office:value-type="float" office:value="209.3427734375" calcext:value-type="float">
            <text:p>209.3427734375</text:p>
          </table:table-cell>
          <table:table-cell office:value-type="float" office:value="529.19392545775" calcext:value-type="float">
            <text:p>529.19392545775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d6b-jmbb-target</text:p>
          </table:table-cell>
          <table:table-cell office:value-type="float" office:value="1102" calcext:value-type="float">
            <text:p>1102</text:p>
          </table:table-cell>
          <table:table-cell office:value-type="float" office:value="22183.0860204697" calcext:value-type="float">
            <text:p>22183.0860204697</text:p>
          </table:table-cell>
          <table:table-cell office:value-type="float" office:value="0" calcext:value-type="float">
            <text:p>0</text:p>
          </table:table-cell>
          <table:table-cell office:value-type="float" office:value="20390.875" calcext:value-type="float">
            <text:p>20390.875</text:p>
          </table:table-cell>
          <table:table-cell office:value-type="float" office:value="20612.9583348103" calcext:value-type="float">
            <text:p>20612.9583348103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d6b-kopia-cache</text:p>
          </table:table-cell>
          <table:table-cell office:value-type="float" office:value="156" calcext:value-type="float">
            <text:p>156</text:p>
          </table:table-cell>
          <table:table-cell office:value-type="float" office:value="597.358037948608" calcext:value-type="float">
            <text:p>597.358037948608</text:p>
          </table:table-cell>
          <table:table-cell office:value-type="float" office:value="1" calcext:value-type="float">
            <text:p>1</text:p>
          </table:table-cell>
          <table:table-cell office:value-type="float" office:value="351.14794921875" calcext:value-type="float">
            <text:p>351.14794921875</text:p>
          </table:table-cell>
          <table:table-cell office:value-type="float" office:value="3921.11942858574" calcext:value-type="float">
            <text:p>3921.11942858574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d6b-kopia-target</text:p>
          </table:table-cell>
          <table:table-cell office:value-type="float" office:value="3275" calcext:value-type="float">
            <text:p>3275</text:p>
          </table:table-cell>
          <table:table-cell office:value-type="float" office:value="30947.0005550384" calcext:value-type="float">
            <text:p>30947.0005550384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676.25299797233" calcext:value-type="float">
            <text:p>9676.2529979723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dbf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4.4489135742188" calcext:value-type="float">
            <text:p>64.4489135742188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249.4609375" calcext:value-type="float">
            <text:p>8249.4609375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dbf-borg-target</text:p>
          </table:table-cell>
          <table:table-cell office:value-type="float" office:value="118" calcext:value-type="float">
            <text:p>118</text:p>
          </table:table-cell>
          <table:table-cell office:value-type="float" office:value="21528.1375846863" calcext:value-type="float">
            <text:p>21528.1375846863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86820.448192532" calcext:value-type="float">
            <text:p>186820.448192532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2dbf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5.1171913146973" calcext:value-type="float">
            <text:p>25.117191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573.33463541667" calcext:value-type="float">
            <text:p>8573.33463541667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dbf-bupstash-target</text:p>
          </table:table-cell>
          <table:table-cell office:value-type="float" office:value="47106" calcext:value-type="float">
            <text:p>47106</text:p>
          </table:table-cell>
          <table:table-cell office:value-type="float" office:value="24408.8430624008" calcext:value-type="float">
            <text:p>24408.8430624008</text:p>
          </table:table-cell>
          <table:table-cell office:value-type="float" office:value="1" calcext:value-type="float">
            <text:p>1</text:p>
          </table:table-cell>
          <table:table-cell office:value-type="float" office:value="211.88818359375" calcext:value-type="float">
            <text:p>211.88818359375</text:p>
          </table:table-cell>
          <table:table-cell office:value-type="float" office:value="530.604494032574" calcext:value-type="float">
            <text:p>530.604494032574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dbf-jmbb-target</text:p>
          </table:table-cell>
          <table:table-cell office:value-type="float" office:value="1123" calcext:value-type="float">
            <text:p>1123</text:p>
          </table:table-cell>
          <table:table-cell office:value-type="float" office:value="22547.100479126" calcext:value-type="float">
            <text:p>22547.100479126</text:p>
          </table:table-cell>
          <table:table-cell office:value-type="float" office:value="0" calcext:value-type="float">
            <text:p>0</text:p>
          </table:table-cell>
          <table:table-cell office:value-type="float" office:value="20319.7109375" calcext:value-type="float">
            <text:p>20319.7109375</text:p>
          </table:table-cell>
          <table:table-cell office:value-type="float" office:value="20559.421986309" calcext:value-type="float">
            <text:p>20559.421986309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dbf-kopia-cache</text:p>
          </table:table-cell>
          <table:table-cell office:value-type="float" office:value="166" calcext:value-type="float">
            <text:p>166</text:p>
          </table:table-cell>
          <table:table-cell office:value-type="float" office:value="650.957091331482" calcext:value-type="float">
            <text:p>650.957091331482</text:p>
          </table:table-cell>
          <table:table-cell office:value-type="float" office:value="1" calcext:value-type="float">
            <text:p>1</text:p>
          </table:table-cell>
          <table:table-cell office:value-type="float" office:value="403.69921875" calcext:value-type="float">
            <text:p>403.69921875</text:p>
          </table:table-cell>
          <table:table-cell office:value-type="float" office:value="4015.54253929782" calcext:value-type="float">
            <text:p>4015.5425392978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dbf-kopia-target</text:p>
          </table:table-cell>
          <table:table-cell office:value-type="float" office:value="3333" calcext:value-type="float">
            <text:p>3333</text:p>
          </table:table-cell>
          <table:table-cell office:value-type="float" office:value="31427.3276958466" calcext:value-type="float">
            <text:p>31427.3276958466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655.44061222529" calcext:value-type="float">
            <text:p>9655.4406122252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e0c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4.9139995574951" calcext:value-type="float">
            <text:p>64.913999557495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308.99194335938" calcext:value-type="float">
            <text:p>8308.99194335938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e0c-borg-target</text:p>
          </table:table-cell>
          <table:table-cell office:value-type="float" office:value="123" calcext:value-type="float">
            <text:p>123</text:p>
          </table:table-cell>
          <table:table-cell office:value-type="float" office:value="21847.412610054" calcext:value-type="float">
            <text:p>21847.41261005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81884.150509718" calcext:value-type="float">
            <text:p>181884.150509718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2e0c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5.5742225646973" calcext:value-type="float">
            <text:p>25.574222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729.33463541667" calcext:value-type="float">
            <text:p>8729.33463541667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e0c-bupstash-target</text:p>
          </table:table-cell>
          <table:table-cell office:value-type="float" office:value="47782" calcext:value-type="float">
            <text:p>47782</text:p>
          </table:table-cell>
          <table:table-cell office:value-type="float" office:value="24779.2006006241" calcext:value-type="float">
            <text:p>24779.2006006241</text:p>
          </table:table-cell>
          <table:table-cell office:value-type="float" office:value="1" calcext:value-type="float">
            <text:p>1</text:p>
          </table:table-cell>
          <table:table-cell office:value-type="float" office:value="211.9755859375" calcext:value-type="float">
            <text:p>211.9755859375</text:p>
          </table:table-cell>
          <table:table-cell office:value-type="float" office:value="531.034728873615" calcext:value-type="float">
            <text:p>531.034728873615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e0c-jmbb-target</text:p>
          </table:table-cell>
          <table:table-cell office:value-type="float" office:value="1144" calcext:value-type="float">
            <text:p>1144</text:p>
          </table:table-cell>
          <table:table-cell office:value-type="float" office:value="22890.0290498734" calcext:value-type="float">
            <text:p>22890.0290498734</text:p>
          </table:table-cell>
          <table:table-cell office:value-type="float" office:value="0" calcext:value-type="float">
            <text:p>0</text:p>
          </table:table-cell>
          <table:table-cell office:value-type="float" office:value="20299.03125" calcext:value-type="float">
            <text:p>20299.03125</text:p>
          </table:table-cell>
          <table:table-cell office:value-type="float" office:value="20488.9770516349" calcext:value-type="float">
            <text:p>20488.9770516349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e0c-kopia-cache</text:p>
          </table:table-cell>
          <table:table-cell office:value-type="float" office:value="761" calcext:value-type="float">
            <text:p>761</text:p>
          </table:table-cell>
          <table:table-cell office:value-type="float" office:value="704.73405456543" calcext:value-type="float">
            <text:p>704.73405456543</text:p>
          </table:table-cell>
          <table:table-cell office:value-type="float" office:value="1" calcext:value-type="float">
            <text:p>1</text:p>
          </table:table-cell>
          <table:table-cell office:value-type="float" office:value="2.201171875" calcext:value-type="float">
            <text:p>2.201171875</text:p>
          </table:table-cell>
          <table:table-cell office:value-type="float" office:value="948.288662122208" calcext:value-type="float">
            <text:p>948.288662122208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e0c-kopia-target</text:p>
          </table:table-cell>
          <table:table-cell office:value-type="float" office:value="3402" calcext:value-type="float">
            <text:p>3402</text:p>
          </table:table-cell>
          <table:table-cell office:value-type="float" office:value="32022.3324613571" calcext:value-type="float">
            <text:p>32022.3324613571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638.70324527622" calcext:value-type="float">
            <text:p>9638.7032452762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e57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5.3982973098755" calcext:value-type="float">
            <text:p>65.398297309875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370.98205566406" calcext:value-type="float">
            <text:p>8370.98205566406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e57-borg-target</text:p>
          </table:table-cell>
          <table:table-cell office:value-type="float" office:value="129" calcext:value-type="float">
            <text:p>129</text:p>
          </table:table-cell>
          <table:table-cell office:value-type="float" office:value="22198.2804641724" calcext:value-type="float">
            <text:p>22198.280464172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76209.606165213" calcext:value-type="float">
            <text:p>176209.606165213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2e57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5.8242225646973" calcext:value-type="float">
            <text:p>25.824222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814.66796875" calcext:value-type="float">
            <text:p>8814.6679687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e57-bupstash-target</text:p>
          </table:table-cell>
          <table:table-cell office:value-type="float" office:value="48482" calcext:value-type="float">
            <text:p>48482</text:p>
          </table:table-cell>
          <table:table-cell office:value-type="float" office:value="25101.7195005417" calcext:value-type="float">
            <text:p>25101.7195005417</text:p>
          </table:table-cell>
          <table:table-cell office:value-type="float" office:value="1" calcext:value-type="float">
            <text:p>1</text:p>
          </table:table-cell>
          <table:table-cell office:value-type="float" office:value="211.06494140625" calcext:value-type="float">
            <text:p>211.06494140625</text:p>
          </table:table-cell>
          <table:table-cell office:value-type="float" office:value="530.179463894944" calcext:value-type="float">
            <text:p>530.179463894944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e57-jmbb-target</text:p>
          </table:table-cell>
          <table:table-cell office:value-type="float" office:value="1166" calcext:value-type="float">
            <text:p>1166</text:p>
          </table:table-cell>
          <table:table-cell office:value-type="float" office:value="23235.1125497818" calcext:value-type="float">
            <text:p>23235.1125497818</text:p>
          </table:table-cell>
          <table:table-cell office:value-type="float" office:value="0" calcext:value-type="float">
            <text:p>0</text:p>
          </table:table-cell>
          <table:table-cell office:value-type="float" office:value="20260.8671875" calcext:value-type="float">
            <text:p>20260.8671875</text:p>
          </table:table-cell>
          <table:table-cell office:value-type="float" office:value="20405.4504725356" calcext:value-type="float">
            <text:p>20405.450472535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e57-kopia-cache</text:p>
          </table:table-cell>
          <table:table-cell office:value-type="float" office:value="770" calcext:value-type="float">
            <text:p>770</text:p>
          </table:table-cell>
          <table:table-cell office:value-type="float" office:value="746.590023040771" calcext:value-type="float">
            <text:p>746.590023040771</text:p>
          </table:table-cell>
          <table:table-cell office:value-type="float" office:value="1" calcext:value-type="float">
            <text:p>1</text:p>
          </table:table-cell>
          <table:table-cell office:value-type="float" office:value="2.39453125" calcext:value-type="float">
            <text:p>2.39453125</text:p>
          </table:table-cell>
          <table:table-cell office:value-type="float" office:value="992.867770900974" calcext:value-type="float">
            <text:p>992.867770900974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e57-kopia-target</text:p>
          </table:table-cell>
          <table:table-cell office:value-type="float" office:value="3475" calcext:value-type="float">
            <text:p>3475</text:p>
          </table:table-cell>
          <table:table-cell office:value-type="float" office:value="32650.4824037552" calcext:value-type="float">
            <text:p>32650.4824037552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621.32200904901" calcext:value-type="float">
            <text:p>9621.3220090490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eb4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5.9243402481079" calcext:value-type="float">
            <text:p>65.924340248107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438.31555175781" calcext:value-type="float">
            <text:p>8438.31555175781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eb4-borg-target</text:p>
          </table:table-cell>
          <table:table-cell office:value-type="float" office:value="134" calcext:value-type="float">
            <text:p>134</text:p>
          </table:table-cell>
          <table:table-cell office:value-type="float" office:value="23048.4504461288" calcext:value-type="float">
            <text:p>23048.4504461288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76131.442215194" calcext:value-type="float">
            <text:p>176131.442215194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2eb4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6.1445350646973" calcext:value-type="float">
            <text:p>26.14453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24.00130208333" calcext:value-type="float">
            <text:p>8924.0013020833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eb4-bupstash-target</text:p>
          </table:table-cell>
          <table:table-cell office:value-type="float" office:value="49863" calcext:value-type="float">
            <text:p>49863</text:p>
          </table:table-cell>
          <table:table-cell office:value-type="float" office:value="26298.1543016434" calcext:value-type="float">
            <text:p>26298.1543016434</text:p>
          </table:table-cell>
          <table:table-cell office:value-type="float" office:value="1" calcext:value-type="float">
            <text:p>1</text:p>
          </table:table-cell>
          <table:table-cell office:value-type="float" office:value="221.94921875" calcext:value-type="float">
            <text:p>221.94921875</text:p>
          </table:table-cell>
          <table:table-cell office:value-type="float" office:value="540.065980885282" calcext:value-type="float">
            <text:p>540.065980885282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eb4-jmbb-target</text:p>
          </table:table-cell>
          <table:table-cell office:value-type="float" office:value="1221" calcext:value-type="float">
            <text:p>1221</text:p>
          </table:table-cell>
          <table:table-cell office:value-type="float" office:value="24172.2416248322" calcext:value-type="float">
            <text:p>24172.2416248322</text:p>
          </table:table-cell>
          <table:table-cell office:value-type="float" office:value="0" calcext:value-type="float">
            <text:p>0</text:p>
          </table:table-cell>
          <table:table-cell office:value-type="float" office:value="19989.2890625" calcext:value-type="float">
            <text:p>19989.2890625</text:p>
          </table:table-cell>
          <table:table-cell office:value-type="float" office:value="20272.215744331" calcext:value-type="float">
            <text:p>20272.215744331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eb4-kopia-cache</text:p>
          </table:table-cell>
          <table:table-cell office:value-type="float" office:value="777" calcext:value-type="float">
            <text:p>777</text:p>
          </table:table-cell>
          <table:table-cell office:value-type="float" office:value="790.327221870422" calcext:value-type="float">
            <text:p>790.327221870422</text:p>
          </table:table-cell>
          <table:table-cell office:value-type="float" office:value="1" calcext:value-type="float">
            <text:p>1</text:p>
          </table:table-cell>
          <table:table-cell office:value-type="float" office:value="2.5791015625" calcext:value-type="float">
            <text:p>2.5791015625</text:p>
          </table:table-cell>
          <table:table-cell office:value-type="float" office:value="1041.56380334017" calcext:value-type="float">
            <text:p>1041.56380334017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eb4-kopia-target</text:p>
          </table:table-cell>
          <table:table-cell office:value-type="float" office:value="3631" calcext:value-type="float">
            <text:p>3631</text:p>
          </table:table-cell>
          <table:table-cell office:value-type="float" office:value="34213.7869987488" calcext:value-type="float">
            <text:p>34213.7869987488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648.83444966091" calcext:value-type="float">
            <text:p>9648.8344496609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2efd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7.2541704177857" calcext:value-type="float">
            <text:p>67.2541704177857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608.53381347656" calcext:value-type="float">
            <text:p>8608.53381347656</text:p>
          </table:table-cell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2efd-borg-target</text:p>
          </table:table-cell>
          <table:table-cell office:value-type="float" office:value="140" calcext:value-type="float">
            <text:p>140</text:p>
          </table:table-cell>
          <table:table-cell office:value-type="float" office:value="23353.7514276504" calcext:value-type="float">
            <text:p>23353.751427650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70816.010442243" calcext:value-type="float">
            <text:p>170816.010442243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2efd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6.3593788146973" calcext:value-type="float">
            <text:p>26.359378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97.33463541667" calcext:value-type="float">
            <text:p>8997.3346354166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2efd-bupstash-target</text:p>
          </table:table-cell>
          <table:table-cell office:value-type="float" office:value="50330" calcext:value-type="float">
            <text:p>50330</text:p>
          </table:table-cell>
          <table:table-cell office:value-type="float" office:value="26631.6432294846" calcext:value-type="float">
            <text:p>26631.6432294846</text:p>
          </table:table-cell>
          <table:table-cell office:value-type="float" office:value="1" calcext:value-type="float">
            <text:p>1</text:p>
          </table:table-cell>
          <table:table-cell office:value-type="float" office:value="223.64599609375" calcext:value-type="float">
            <text:p>223.64599609375</text:p>
          </table:table-cell>
          <table:table-cell office:value-type="float" office:value="541.839909934278" calcext:value-type="float">
            <text:p>541.83990993427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2efd-jmbb-target</text:p>
          </table:table-cell>
          <table:table-cell office:value-type="float" office:value="1246" calcext:value-type="float">
            <text:p>1246</text:p>
          </table:table-cell>
          <table:table-cell office:value-type="float" office:value="24548.1436634064" calcext:value-type="float">
            <text:p>24548.1436634064</text:p>
          </table:table-cell>
          <table:table-cell office:value-type="float" office:value="0" calcext:value-type="float">
            <text:p>0</text:p>
          </table:table-cell>
          <table:table-cell office:value-type="float" office:value="19916.5078125" calcext:value-type="float">
            <text:p>19916.5078125</text:p>
          </table:table-cell>
          <table:table-cell office:value-type="float" office:value="20174.3973606165" calcext:value-type="float">
            <text:p>20174.397360616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2efd-kopia-cache</text:p>
          </table:table-cell>
          <table:table-cell office:value-type="float" office:value="1407" calcext:value-type="float">
            <text:p>1407</text:p>
          </table:table-cell>
          <table:table-cell office:value-type="float" office:value="850.006165504456" calcext:value-type="float">
            <text:p>850.006165504456</text:p>
          </table:table-cell>
          <table:table-cell office:value-type="float" office:value="1" calcext:value-type="float">
            <text:p>1</text:p>
          </table:table-cell>
          <table:table-cell office:value-type="float" office:value="2.2763671875" calcext:value-type="float">
            <text:p>2.2763671875</text:p>
          </table:table-cell>
          <table:table-cell office:value-type="float" office:value="618.625667005375" calcext:value-type="float">
            <text:p>618.625667005375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2efd-kopia-target</text:p>
          </table:table-cell>
          <table:table-cell office:value-type="float" office:value="3693" calcext:value-type="float">
            <text:p>3693</text:p>
          </table:table-cell>
          <table:table-cell office:value-type="float" office:value="34765.9225025177" calcext:value-type="float">
            <text:p>34765.9225025177</text:p>
          </table:table-cell>
          <table:table-cell office:value-type="float" office:value="0" calcext:value-type="float">
            <text:p>0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9639.94168496565" calcext:value-type="float">
            <text:p>9639.9416849656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001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7.4054126739502" calcext:value-type="float">
            <text:p>87.4054126739502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187.8928222656" calcext:value-type="float">
            <text:p>11187.8928222656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001-borg-target</text:p>
          </table:table-cell>
          <table:table-cell office:value-type="float" office:value="158" calcext:value-type="float">
            <text:p>158</text:p>
          </table:table-cell>
          <table:table-cell office:value-type="float" office:value="28384.8257637024" calcext:value-type="float">
            <text:p>28384.825763702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83962.415076147" calcext:value-type="float">
            <text:p>183962.415076147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001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8.4921913146973" calcext:value-type="float">
            <text:p>28.492191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725.33463541667" calcext:value-type="float">
            <text:p>9725.3346354166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001-bupstash-target</text:p>
          </table:table-cell>
          <table:table-cell office:value-type="float" office:value="59342" calcext:value-type="float">
            <text:p>59342</text:p>
          </table:table-cell>
          <table:table-cell office:value-type="float" office:value="32094.2306451797" calcext:value-type="float">
            <text:p>32094.2306451797</text:p>
          </table:table-cell>
          <table:table-cell office:value-type="float" office:value="1" calcext:value-type="float">
            <text:p>1</text:p>
          </table:table-cell>
          <table:table-cell office:value-type="float" office:value="223.18212890625" calcext:value-type="float">
            <text:p>223.18212890625</text:p>
          </table:table-cell>
          <table:table-cell office:value-type="float" office:value="553.815041297295" calcext:value-type="float">
            <text:p>553.815041297295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001-jmbb-target</text:p>
          </table:table-cell>
          <table:table-cell office:value-type="float" office:value="1437" calcext:value-type="float">
            <text:p>1437</text:p>
          </table:table-cell>
          <table:table-cell office:value-type="float" office:value="29967.8495817184" calcext:value-type="float">
            <text:p>29967.8495817184</text:p>
          </table:table-cell>
          <table:table-cell office:value-type="float" office:value="0" calcext:value-type="float">
            <text:p>0</text:p>
          </table:table-cell>
          <table:table-cell office:value-type="float" office:value="19754.3203125" calcext:value-type="float">
            <text:p>19754.3203125</text:p>
          </table:table-cell>
          <table:table-cell office:value-type="float" office:value="21354.9603143213" calcext:value-type="float">
            <text:p>21354.9603143213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001-kopia-cache</text:p>
          </table:table-cell>
          <table:table-cell office:value-type="float" office:value="1993" calcext:value-type="float">
            <text:p>1993</text:p>
          </table:table-cell>
          <table:table-cell office:value-type="float" office:value="992.599022865296" calcext:value-type="float">
            <text:p>992.599022865296</text:p>
          </table:table-cell>
          <table:table-cell office:value-type="float" office:value="1" calcext:value-type="float">
            <text:p>1</text:p>
          </table:table-cell>
          <table:table-cell office:value-type="float" office:value="2.7294921875" calcext:value-type="float">
            <text:p>2.7294921875</text:p>
          </table:table-cell>
          <table:table-cell office:value-type="float" office:value="509.995684603142" calcext:value-type="float">
            <text:p>509.99568460314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001-kopia-target</text:p>
          </table:table-cell>
          <table:table-cell office:value-type="float" office:value="4380" calcext:value-type="float">
            <text:p>4380</text:p>
          </table:table-cell>
          <table:table-cell office:value-type="float" office:value="42047.9318933487" calcext:value-type="float">
            <text:p>42047.9318933487</text:p>
          </table:table-cell>
          <table:table-cell office:value-type="float" office:value="0" calcext:value-type="float">
            <text:p>0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9830.3840773491" calcext:value-type="float">
            <text:p>9830.384077349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0da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1.6204824447632" calcext:value-type="float">
            <text:p>91.6204824447632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727.4217529297" calcext:value-type="float">
            <text:p>11727.4217529297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0da-borg-target</text:p>
          </table:table-cell>
          <table:table-cell office:value-type="float" office:value="159" calcext:value-type="float">
            <text:p>159</text:p>
          </table:table-cell>
          <table:table-cell office:value-type="float" office:value="25351.7764348984" calcext:value-type="float">
            <text:p>25351.776434898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63271.818046138" calcext:value-type="float">
            <text:p>163271.818046138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0da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4335975646973" calcext:value-type="float">
            <text:p>29.4335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46.66796875" calcext:value-type="float">
            <text:p>10046.66796875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0da-bupstash-target</text:p>
          </table:table-cell>
          <table:table-cell office:value-type="float" office:value="55726" calcext:value-type="float">
            <text:p>55726</text:p>
          </table:table-cell>
          <table:table-cell office:value-type="float" office:value="28431.009311676" calcext:value-type="float">
            <text:p>28431.009311676</text:p>
          </table:table-cell>
          <table:table-cell office:value-type="float" office:value="1" calcext:value-type="float">
            <text:p>1</text:p>
          </table:table-cell>
          <table:table-cell office:value-type="float" office:value="183.07470703125" calcext:value-type="float">
            <text:p>183.07470703125</text:p>
          </table:table-cell>
          <table:table-cell office:value-type="float" office:value="522.437525305176" calcext:value-type="float">
            <text:p>522.43752530517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0da-jmbb-target</text:p>
          </table:table-cell>
          <table:table-cell office:value-type="float" office:value="1357" calcext:value-type="float">
            <text:p>1357</text:p>
          </table:table-cell>
          <table:table-cell office:value-type="float" office:value="26751.3431272507" calcext:value-type="float">
            <text:p>26751.3431272507</text:p>
          </table:table-cell>
          <table:table-cell office:value-type="float" office:value="0" calcext:value-type="float">
            <text:p>0</text:p>
          </table:table-cell>
          <table:table-cell office:value-type="float" office:value="20253.6171875" calcext:value-type="float">
            <text:p>20253.6171875</text:p>
          </table:table-cell>
          <table:table-cell office:value-type="float" office:value="20186.717289834" calcext:value-type="float">
            <text:p>20186.71728983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0da-kopia-cache</text:p>
          </table:table-cell>
          <table:table-cell office:value-type="float" office:value="1998" calcext:value-type="float">
            <text:p>1998</text:p>
          </table:table-cell>
          <table:table-cell office:value-type="float" office:value="1053.28352737427" calcext:value-type="float">
            <text:p>1053.28352737427</text:p>
          </table:table-cell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 office:value-type="float" office:value="539.820987002628" calcext:value-type="float">
            <text:p>539.820987002628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0da-kopia-target</text:p>
          </table:table-cell>
          <table:table-cell office:value-type="float" office:value="4534" calcext:value-type="float">
            <text:p>4534</text:p>
          </table:table-cell>
          <table:table-cell office:value-type="float" office:value="43564.147734642" calcext:value-type="float">
            <text:p>43564.147734642</text:p>
          </table:table-cell>
          <table:table-cell office:value-type="float" office:value="0" calcext:value-type="float">
            <text:p>0</text:p>
          </table:table-cell>
          <table:table-cell office:value-type="float" office:value="0.0087890625" calcext:value-type="float">
            <text:p>0.0087890625</text:p>
          </table:table-cell>
          <table:table-cell office:value-type="float" office:value="9838.92529339952" calcext:value-type="float">
            <text:p>9838.9252933995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12a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4.227915763855" calcext:value-type="float">
            <text:p>94.22791576385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061.1732177734" calcext:value-type="float">
            <text:p>12061.1732177734</text:p>
          </table:table-cell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12a-borg-target</text:p>
          </table:table-cell>
          <table:table-cell office:value-type="float" office:value="165" calcext:value-type="float">
            <text:p>165</text:p>
          </table:table-cell>
          <table:table-cell office:value-type="float" office:value="24765.0996799469" calcext:value-type="float">
            <text:p>24765.0996799469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53693.709528883" calcext:value-type="float">
            <text:p>153693.709528883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12a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4335975646973" calcext:value-type="float">
            <text:p>29.4335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46.66796875" calcext:value-type="float">
            <text:p>10046.66796875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12a-bupstash-target</text:p>
          </table:table-cell>
          <table:table-cell office:value-type="float" office:value="53027" calcext:value-type="float">
            <text:p>53027</text:p>
          </table:table-cell>
          <table:table-cell office:value-type="float" office:value="27472.9453687668" calcext:value-type="float">
            <text:p>27472.9453687668</text:p>
          </table:table-cell>
          <table:table-cell office:value-type="float" office:value="1" calcext:value-type="float">
            <text:p>1</text:p>
          </table:table-cell>
          <table:table-cell office:value-type="float" office:value="194.927734375" calcext:value-type="float">
            <text:p>194.927734375</text:p>
          </table:table-cell>
          <table:table-cell office:value-type="float" office:value="530.527769959024" calcext:value-type="float">
            <text:p>530.527769959024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12a-jmbb-target</text:p>
          </table:table-cell>
          <table:table-cell office:value-type="float" office:value="1365" calcext:value-type="float">
            <text:p>1365</text:p>
          </table:table-cell>
          <table:table-cell office:value-type="float" office:value="26862.8620710373" calcext:value-type="float">
            <text:p>26862.8620710373</text:p>
          </table:table-cell>
          <table:table-cell office:value-type="float" office:value="0" calcext:value-type="float">
            <text:p>0</text:p>
          </table:table-cell>
          <table:table-cell office:value-type="float" office:value="20068.5390625" calcext:value-type="float">
            <text:p>20068.5390625</text:p>
          </table:table-cell>
          <table:table-cell office:value-type="float" office:value="20152.0664913862" calcext:value-type="float">
            <text:p>20152.066491386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12a-kopia-cache</text:p>
          </table:table-cell>
          <table:table-cell office:value-type="float" office:value="2017" calcext:value-type="float">
            <text:p>2017</text:p>
          </table:table-cell>
          <table:table-cell office:value-type="float" office:value="1118.21624183655" calcext:value-type="float">
            <text:p>1118.21624183655</text:p>
          </table:table-cell>
          <table:table-cell office:value-type="float" office:value="1" calcext:value-type="float">
            <text:p>1</text:p>
          </table:table-cell>
          <table:table-cell office:value-type="float" office:value="2.8212890625" calcext:value-type="float">
            <text:p>2.8212890625</text:p>
          </table:table-cell>
          <table:table-cell office:value-type="float" office:value="567.701255151524" calcext:value-type="float">
            <text:p>567.701255151524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12a-kopia-target</text:p>
          </table:table-cell>
          <table:table-cell office:value-type="float" office:value="4574" calcext:value-type="float">
            <text:p>4574</text:p>
          </table:table-cell>
          <table:table-cell office:value-type="float" office:value="43925.9183244705" calcext:value-type="float">
            <text:p>43925.9183244705</text:p>
          </table:table-cell>
          <table:table-cell office:value-type="float" office:value="0" calcext:value-type="float">
            <text:p>0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9833.87415047176" calcext:value-type="float">
            <text:p>9833.8741504717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1a3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4.7929964065552" calcext:value-type="float">
            <text:p>94.7929964065552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133.5035400391" calcext:value-type="float">
            <text:p>12133.5035400391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1a3-borg-target</text:p>
          </table:table-cell>
          <table:table-cell office:value-type="float" office:value="171" calcext:value-type="float">
            <text:p>171</text:p>
          </table:table-cell>
          <table:table-cell office:value-type="float" office:value="25163.5695543289" calcext:value-type="float">
            <text:p>25163.5695543289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50687.106570952" calcext:value-type="float">
            <text:p>150687.106570952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1a3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4335975646973" calcext:value-type="float">
            <text:p>29.4335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46.66796875" calcext:value-type="float">
            <text:p>10046.66796875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1a3-bupstash-target</text:p>
          </table:table-cell>
          <table:table-cell office:value-type="float" office:value="54066" calcext:value-type="float">
            <text:p>54066</text:p>
          </table:table-cell>
          <table:table-cell office:value-type="float" office:value="27878.995762825" calcext:value-type="float">
            <text:p>27878.995762825</text:p>
          </table:table-cell>
          <table:table-cell office:value-type="float" office:value="1" calcext:value-type="float">
            <text:p>1</text:p>
          </table:table-cell>
          <table:table-cell office:value-type="float" office:value="191.9853515625" calcext:value-type="float">
            <text:p>191.9853515625</text:p>
          </table:table-cell>
          <table:table-cell office:value-type="float" office:value="528.023002647372" calcext:value-type="float">
            <text:p>528.023002647372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1a3-jmbb-target</text:p>
          </table:table-cell>
          <table:table-cell office:value-type="float" office:value="1409" calcext:value-type="float">
            <text:p>1409</text:p>
          </table:table-cell>
          <table:table-cell office:value-type="float" office:value="27868.2557935715" calcext:value-type="float">
            <text:p>27868.2557935715</text:p>
          </table:table-cell>
          <table:table-cell office:value-type="float" office:value="0" calcext:value-type="float">
            <text:p>0</text:p>
          </table:table-cell>
          <table:table-cell office:value-type="float" office:value="20268.1171875" calcext:value-type="float">
            <text:p>20268.1171875</text:p>
          </table:table-cell>
          <table:table-cell office:value-type="float" office:value="20253.4378513962" calcext:value-type="float">
            <text:p>20253.437851396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1a3-kopia-cache</text:p>
          </table:table-cell>
          <table:table-cell office:value-type="float" office:value="2192" calcext:value-type="float">
            <text:p>2192</text:p>
          </table:table-cell>
          <table:table-cell office:value-type="float" office:value="1189.77021121979" calcext:value-type="float">
            <text:p>1189.77021121979</text:p>
          </table:table-cell>
          <table:table-cell office:value-type="float" office:value="1" calcext:value-type="float">
            <text:p>1</text:p>
          </table:table-cell>
          <table:table-cell office:value-type="float" office:value="3.1669921875" calcext:value-type="float">
            <text:p>3.1669921875</text:p>
          </table:table-cell>
          <table:table-cell office:value-type="float" office:value="555.805062175667" calcext:value-type="float">
            <text:p>555.805062175667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1a3-kopia-target</text:p>
          </table:table-cell>
          <table:table-cell office:value-type="float" office:value="4643" calcext:value-type="float">
            <text:p>4643</text:p>
          </table:table-cell>
          <table:table-cell office:value-type="float" office:value="44558.7084589005" calcext:value-type="float">
            <text:p>44558.7084589005</text:p>
          </table:table-cell>
          <table:table-cell office:value-type="float" office:value="0" calcext:value-type="float">
            <text:p>0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9827.29215203835" calcext:value-type="float">
            <text:p>9827.2921520383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1ec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5.053542137146" calcext:value-type="float">
            <text:p>95.05354213714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166.8533935547" calcext:value-type="float">
            <text:p>12166.8533935547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1ec-borg-target</text:p>
          </table:table-cell>
          <table:table-cell office:value-type="float" office:value="176" calcext:value-type="float">
            <text:p>176</text:p>
          </table:table-cell>
          <table:table-cell office:value-type="float" office:value="25721.8804798126" calcext:value-type="float">
            <text:p>25721.8804798126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9654.577337092" calcext:value-type="float">
            <text:p>149654.577337092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1ec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8.0195350646973" calcext:value-type="float">
            <text:p>28.01953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564.00130208333" calcext:value-type="float">
            <text:p>9564.0013020833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1ec-bupstash-target</text:p>
          </table:table-cell>
          <table:table-cell office:value-type="float" office:value="55103" calcext:value-type="float">
            <text:p>55103</text:p>
          </table:table-cell>
          <table:table-cell office:value-type="float" office:value="28443.7946281433" calcext:value-type="float">
            <text:p>28443.7946281433</text:p>
          </table:table-cell>
          <table:table-cell office:value-type="float" office:value="1" calcext:value-type="float">
            <text:p>1</text:p>
          </table:table-cell>
          <table:table-cell office:value-type="float" office:value="193.140625" calcext:value-type="float">
            <text:p>193.140625</text:p>
          </table:table-cell>
          <table:table-cell office:value-type="float" office:value="528.581850338797" calcext:value-type="float">
            <text:p>528.58185033879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1ec-jmbb-target</text:p>
          </table:table-cell>
          <table:table-cell office:value-type="float" office:value="1435" calcext:value-type="float">
            <text:p>1435</text:p>
          </table:table-cell>
          <table:table-cell office:value-type="float" office:value="28396.0241470337" calcext:value-type="float">
            <text:p>28396.0241470337</text:p>
          </table:table-cell>
          <table:table-cell office:value-type="float" office:value="0" calcext:value-type="float">
            <text:p>0</text:p>
          </table:table-cell>
          <table:table-cell office:value-type="float" office:value="20294.1171875" calcext:value-type="float">
            <text:p>20294.1171875</text:p>
          </table:table-cell>
          <table:table-cell office:value-type="float" office:value="20263.086220601" calcext:value-type="float">
            <text:p>20263.086220601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1ec-kopia-cache</text:p>
          </table:table-cell>
          <table:table-cell office:value-type="float" office:value="2201" calcext:value-type="float">
            <text:p>2201</text:p>
          </table:table-cell>
          <table:table-cell office:value-type="float" office:value="1260.72743797302" calcext:value-type="float">
            <text:p>1260.72743797302</text:p>
          </table:table-cell>
          <table:table-cell office:value-type="float" office:value="1" calcext:value-type="float">
            <text:p>1</text:p>
          </table:table-cell>
          <table:table-cell office:value-type="float" office:value="3.177734375" calcext:value-type="float">
            <text:p>3.177734375</text:p>
          </table:table-cell>
          <table:table-cell office:value-type="float" office:value="586.5447053541" calcext:value-type="float">
            <text:p>586.5447053541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1ec-kopia-target</text:p>
          </table:table-cell>
          <table:table-cell office:value-type="float" office:value="4724" calcext:value-type="float">
            <text:p>4724</text:p>
          </table:table-cell>
          <table:table-cell office:value-type="float" office:value="45296.8829278946" calcext:value-type="float">
            <text:p>45296.8829278946</text:p>
          </table:table-cell>
          <table:table-cell office:value-type="float" office:value="0" calcext:value-type="float">
            <text:p>0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9818.79934762152" calcext:value-type="float">
            <text:p>9818.7993476215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23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5.4449577331543" calcext:value-type="float">
            <text:p>95.4449577331543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216.9545898438" calcext:value-type="float">
            <text:p>12216.9545898438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23b-borg-target</text:p>
          </table:table-cell>
          <table:table-cell office:value-type="float" office:value="182" calcext:value-type="float">
            <text:p>182</text:p>
          </table:table-cell>
          <table:table-cell office:value-type="float" office:value="26604.435426712" calcext:value-type="float">
            <text:p>26604.435426712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9686.493829413" calcext:value-type="float">
            <text:p>149686.493829413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23b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8.2890663146973" calcext:value-type="float">
            <text:p>28.289066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56.00130208333" calcext:value-type="float">
            <text:p>9656.0013020833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23b-bupstash-target</text:p>
          </table:table-cell>
          <table:table-cell office:value-type="float" office:value="56138" calcext:value-type="float">
            <text:p>56138</text:p>
          </table:table-cell>
          <table:table-cell office:value-type="float" office:value="29328.2826137543" calcext:value-type="float">
            <text:p>29328.2826137543</text:p>
          </table:table-cell>
          <table:table-cell office:value-type="float" office:value="1" calcext:value-type="float">
            <text:p>1</text:p>
          </table:table-cell>
          <table:table-cell office:value-type="float" office:value="199.52783203125" calcext:value-type="float">
            <text:p>199.52783203125</text:p>
          </table:table-cell>
          <table:table-cell office:value-type="float" office:value="534.970276755217" calcext:value-type="float">
            <text:p>534.97027675521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23b-jmbb-target</text:p>
          </table:table-cell>
          <table:table-cell office:value-type="float" office:value="1470" calcext:value-type="float">
            <text:p>1470</text:p>
          </table:table-cell>
          <table:table-cell office:value-type="float" office:value="29232.869260788" calcext:value-type="float">
            <text:p>29232.869260788</text:p>
          </table:table-cell>
          <table:table-cell office:value-type="float" office:value="0" calcext:value-type="float">
            <text:p>0</text:p>
          </table:table-cell>
          <table:table-cell office:value-type="float" office:value="20317.265625" calcext:value-type="float">
            <text:p>20317.265625</text:p>
          </table:table-cell>
          <table:table-cell office:value-type="float" office:value="20363.5769544537" calcext:value-type="float">
            <text:p>20363.5769544537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23b-kopia-cache</text:p>
          </table:table-cell>
          <table:table-cell office:value-type="float" office:value="2208" calcext:value-type="float">
            <text:p>2208</text:p>
          </table:table-cell>
          <table:table-cell office:value-type="float" office:value="1326.29549884796" calcext:value-type="float">
            <text:p>1326.29549884796</text:p>
          </table:table-cell>
          <table:table-cell office:value-type="float" office:value="1" calcext:value-type="float">
            <text:p>1</text:p>
          </table:table-cell>
          <table:table-cell office:value-type="float" office:value="3.1962890625" calcext:value-type="float">
            <text:p>3.1962890625</text:p>
          </table:table-cell>
          <table:table-cell office:value-type="float" office:value="615.093564683113" calcext:value-type="float">
            <text:p>615.093564683113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23b-kopia-target</text:p>
          </table:table-cell>
          <table:table-cell office:value-type="float" office:value="4853" calcext:value-type="float">
            <text:p>4853</text:p>
          </table:table-cell>
          <table:table-cell office:value-type="float" office:value="46607.9381895065" calcext:value-type="float">
            <text:p>46607.9381895065</text:p>
          </table:table-cell>
          <table:table-cell office:value-type="float" office:value="0" calcext:value-type="float">
            <text:p>0</text:p>
          </table:table-cell>
          <table:table-cell office:value-type="float" office:value="0.0087890625" calcext:value-type="float">
            <text:p>0.0087890625</text:p>
          </table:table-cell>
          <table:table-cell office:value-type="float" office:value="9834.43822502672" calcext:value-type="float">
            <text:p>9834.4382250267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288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5.6373510360718" calcext:value-type="float">
            <text:p>95.6373510360718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241.5809326172" calcext:value-type="float">
            <text:p>12241.5809326172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288-borg-target</text:p>
          </table:table-cell>
          <table:table-cell office:value-type="float" office:value="188" calcext:value-type="float">
            <text:p>188</text:p>
          </table:table-cell>
          <table:table-cell office:value-type="float" office:value="27184.4195795059" calcext:value-type="float">
            <text:p>27184.4195795059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8068.327922415" calcext:value-type="float">
            <text:p>148068.327922415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288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8.5234413146973" calcext:value-type="float">
            <text:p>28.523441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736.00130208333" calcext:value-type="float">
            <text:p>9736.0013020833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288-bupstash-target</text:p>
          </table:table-cell>
          <table:table-cell office:value-type="float" office:value="56963" calcext:value-type="float">
            <text:p>56963</text:p>
          </table:table-cell>
          <table:table-cell office:value-type="float" office:value="29901.1568937302" calcext:value-type="float">
            <text:p>29901.1568937302</text:p>
          </table:table-cell>
          <table:table-cell office:value-type="float" office:value="1" calcext:value-type="float">
            <text:p>1</text:p>
          </table:table-cell>
          <table:table-cell office:value-type="float" office:value="202.7705078125" calcext:value-type="float">
            <text:p>202.7705078125</text:p>
          </table:table-cell>
          <table:table-cell office:value-type="float" office:value="537.520577553494" calcext:value-type="float">
            <text:p>537.520577553494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288-jmbb-target</text:p>
          </table:table-cell>
          <table:table-cell office:value-type="float" office:value="1498" calcext:value-type="float">
            <text:p>1498</text:p>
          </table:table-cell>
          <table:table-cell office:value-type="float" office:value="29755.884730339" calcext:value-type="float">
            <text:p>29755.884730339</text:p>
          </table:table-cell>
          <table:table-cell office:value-type="float" office:value="0" calcext:value-type="float">
            <text:p>0</text:p>
          </table:table-cell>
          <table:table-cell office:value-type="float" office:value="20300.4921875" calcext:value-type="float">
            <text:p>20300.4921875</text:p>
          </table:table-cell>
          <table:table-cell office:value-type="float" office:value="20340.4712709394" calcext:value-type="float">
            <text:p>20340.471270939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288-kopia-cache</text:p>
          </table:table-cell>
          <table:table-cell office:value-type="float" office:value="2215" calcext:value-type="float">
            <text:p>2215</text:p>
          </table:table-cell>
          <table:table-cell office:value-type="float" office:value="1391.21822071075" calcext:value-type="float">
            <text:p>1391.21822071075</text:p>
          </table:table-cell>
          <table:table-cell office:value-type="float" office:value="1" calcext:value-type="float">
            <text:p>1</text:p>
          </table:table-cell>
          <table:table-cell office:value-type="float" office:value="3.232421875" calcext:value-type="float">
            <text:p>3.232421875</text:p>
          </table:table-cell>
          <table:table-cell office:value-type="float" office:value="643.163637926778" calcext:value-type="float">
            <text:p>643.163637926778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288-kopia-target</text:p>
          </table:table-cell>
          <table:table-cell office:value-type="float" office:value="4928" calcext:value-type="float">
            <text:p>4928</text:p>
          </table:table-cell>
          <table:table-cell office:value-type="float" office:value="47346.2486066818" calcext:value-type="float">
            <text:p>47346.2486066818</text:p>
          </table:table-cell>
          <table:table-cell office:value-type="float" office:value="0" calcext:value-type="float">
            <text:p>0</text:p>
          </table:table-cell>
          <table:table-cell office:value-type="float" office:value="0.0087890625" calcext:value-type="float">
            <text:p>0.0087890625</text:p>
          </table:table-cell>
          <table:table-cell office:value-type="float" office:value="9838.18152866116" calcext:value-type="float">
            <text:p>9838.1815286611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2e1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17409324646" calcext:value-type="float">
            <text:p>90.1740932464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42.2839355469" calcext:value-type="float">
            <text:p>11542.2839355469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2e1-borg-target</text:p>
          </table:table-cell>
          <table:table-cell office:value-type="float" office:value="194" calcext:value-type="float">
            <text:p>194</text:p>
          </table:table-cell>
          <table:table-cell office:value-type="float" office:value="27831.8098258972" calcext:value-type="float">
            <text:p>27831.8098258972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6906.047740818" calcext:value-type="float">
            <text:p>146906.047740818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2e1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8.8984413146973" calcext:value-type="float">
            <text:p>28.898441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864.00130208333" calcext:value-type="float">
            <text:p>9864.0013020833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2e1-bupstash-target</text:p>
          </table:table-cell>
          <table:table-cell office:value-type="float" office:value="57883" calcext:value-type="float">
            <text:p>57883</text:p>
          </table:table-cell>
          <table:table-cell office:value-type="float" office:value="30531.2515068054" calcext:value-type="float">
            <text:p>30531.2515068054</text:p>
          </table:table-cell>
          <table:table-cell office:value-type="float" office:value="1" calcext:value-type="float">
            <text:p>1</text:p>
          </table:table-cell>
          <table:table-cell office:value-type="float" office:value="205.134765625" calcext:value-type="float">
            <text:p>205.134765625</text:p>
          </table:table-cell>
          <table:table-cell office:value-type="float" office:value="540.124069985466" calcext:value-type="float">
            <text:p>540.12406998546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2e1-jmbb-target</text:p>
          </table:table-cell>
          <table:table-cell office:value-type="float" office:value="1530" calcext:value-type="float">
            <text:p>1530</text:p>
          </table:table-cell>
          <table:table-cell office:value-type="float" office:value="30475.9072418213" calcext:value-type="float">
            <text:p>30475.9072418213</text:p>
          </table:table-cell>
          <table:table-cell office:value-type="float" office:value="0" calcext:value-type="float">
            <text:p>0</text:p>
          </table:table-cell>
          <table:table-cell office:value-type="float" office:value="20358.21875" calcext:value-type="float">
            <text:p>20358.21875</text:p>
          </table:table-cell>
          <table:table-cell office:value-type="float" office:value="20396.9470690359" calcext:value-type="float">
            <text:p>20396.9470690359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2e1-kopia-cache</text:p>
          </table:table-cell>
          <table:table-cell office:value-type="float" office:value="2222" calcext:value-type="float">
            <text:p>2222</text:p>
          </table:table-cell>
          <table:table-cell office:value-type="float" office:value="1458.70050907135" calcext:value-type="float">
            <text:p>1458.70050907135</text:p>
          </table:table-cell>
          <table:table-cell office:value-type="float" office:value="1" calcext:value-type="float">
            <text:p>1</text:p>
          </table:table-cell>
          <table:table-cell office:value-type="float" office:value="3.25634765625" calcext:value-type="float">
            <text:p>3.25634765625</text:p>
          </table:table-cell>
          <table:table-cell office:value-type="float" office:value="672.2364182219" calcext:value-type="float">
            <text:p>672.2364182219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2e1-kopia-target</text:p>
          </table:table-cell>
          <table:table-cell office:value-type="float" office:value="5010" calcext:value-type="float">
            <text:p>5010</text:p>
          </table:table-cell>
          <table:table-cell office:value-type="float" office:value="48177.1793050766" calcext:value-type="float">
            <text:p>48177.1793050766</text:p>
          </table:table-cell>
          <table:table-cell office:value-type="float" office:value="0" calcext:value-type="float">
            <text:p>0</text:p>
          </table:table-cell>
          <table:table-cell office:value-type="float" office:value="0.0087890625" calcext:value-type="float">
            <text:p>0.0087890625</text:p>
          </table:table-cell>
          <table:table-cell office:value-type="float" office:value="9846.99233700568" calcext:value-type="float">
            <text:p>9846.9923370056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333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9.0474672317505" calcext:value-type="float">
            <text:p>89.047467231750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398.0758056641" calcext:value-type="float">
            <text:p>11398.0758056641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333-borg-target</text:p>
          </table:table-cell>
          <table:table-cell office:value-type="float" office:value="199" calcext:value-type="float">
            <text:p>199</text:p>
          </table:table-cell>
          <table:table-cell office:value-type="float" office:value="28342.4282922745" calcext:value-type="float">
            <text:p>28342.4282922745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5842.445081855" calcext:value-type="float">
            <text:p>145842.445081855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333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1875038146973" calcext:value-type="float">
            <text:p>29.18750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962.66796875" calcext:value-type="float">
            <text:p>9962.66796875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333-bupstash-target</text:p>
          </table:table-cell>
          <table:table-cell office:value-type="float" office:value="58771" calcext:value-type="float">
            <text:p>58771</text:p>
          </table:table-cell>
          <table:table-cell office:value-type="float" office:value="30959.8161439896" calcext:value-type="float">
            <text:p>30959.8161439896</text:p>
          </table:table-cell>
          <table:table-cell office:value-type="float" office:value="1" calcext:value-type="float">
            <text:p>1</text:p>
          </table:table-cell>
          <table:table-cell office:value-type="float" office:value="203.265625" calcext:value-type="float">
            <text:p>203.265625</text:p>
          </table:table-cell>
          <table:table-cell office:value-type="float" office:value="539.430190594771" calcext:value-type="float">
            <text:p>539.430190594771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333-jmbb-target</text:p>
          </table:table-cell>
          <table:table-cell office:value-type="float" office:value="1552" calcext:value-type="float">
            <text:p>1552</text:p>
          </table:table-cell>
          <table:table-cell office:value-type="float" office:value="30995.6538248062" calcext:value-type="float">
            <text:p>30995.6538248062</text:p>
          </table:table-cell>
          <table:table-cell office:value-type="float" office:value="0" calcext:value-type="float">
            <text:p>0</text:p>
          </table:table-cell>
          <table:table-cell office:value-type="float" office:value="20451.8671875" calcext:value-type="float">
            <text:p>20451.8671875</text:p>
          </table:table-cell>
          <table:table-cell office:value-type="float" office:value="20450.7406679134" calcext:value-type="float">
            <text:p>20450.740667913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333-kopia-cache</text:p>
          </table:table-cell>
          <table:table-cell office:value-type="float" office:value="2231" calcext:value-type="float">
            <text:p>2231</text:p>
          </table:table-cell>
          <table:table-cell office:value-type="float" office:value="1527.18195915222" calcext:value-type="float">
            <text:p>1527.18195915222</text:p>
          </table:table-cell>
          <table:table-cell office:value-type="float" office:value="1" calcext:value-type="float">
            <text:p>1</text:p>
          </table:table-cell>
          <table:table-cell office:value-type="float" office:value="3.2763671875" calcext:value-type="float">
            <text:p>3.2763671875</text:p>
          </table:table-cell>
          <table:table-cell office:value-type="float" office:value="700.956667938985" calcext:value-type="float">
            <text:p>700.956667938985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333-kopia-target</text:p>
          </table:table-cell>
          <table:table-cell office:value-type="float" office:value="5080" calcext:value-type="float">
            <text:p>5080</text:p>
          </table:table-cell>
          <table:table-cell office:value-type="float" office:value="48784.8468885422" calcext:value-type="float">
            <text:p>48784.8468885422</text:p>
          </table:table-cell>
          <table:table-cell office:value-type="float" office:value="0" calcext:value-type="float">
            <text:p>0</text:p>
          </table:table-cell>
          <table:table-cell office:value-type="float" office:value="0.0087890625" calcext:value-type="float">
            <text:p>0.0087890625</text:p>
          </table:table-cell>
          <table:table-cell office:value-type="float" office:value="9833.79590824157" calcext:value-type="float">
            <text:p>9833.7959082415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38a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9.6651954650879" calcext:value-type="float">
            <text:p>89.665195465087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477.1450195313" calcext:value-type="float">
            <text:p>11477.1450195313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38a-borg-target</text:p>
          </table:table-cell>
          <table:table-cell office:value-type="float" office:value="205" calcext:value-type="float">
            <text:p>205</text:p>
          </table:table-cell>
          <table:table-cell office:value-type="float" office:value="29074.6560096741" calcext:value-type="float">
            <text:p>29074.6560096741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5231.452458079" calcext:value-type="float">
            <text:p>145231.452458079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38a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4335975646973" calcext:value-type="float">
            <text:p>29.4335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46.66796875" calcext:value-type="float">
            <text:p>10046.66796875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38a-bupstash-target</text:p>
          </table:table-cell>
          <table:table-cell office:value-type="float" office:value="59905" calcext:value-type="float">
            <text:p>59905</text:p>
          </table:table-cell>
          <table:table-cell office:value-type="float" office:value="31800.2809104919" calcext:value-type="float">
            <text:p>31800.2809104919</text:p>
          </table:table-cell>
          <table:table-cell office:value-type="float" office:value="1" calcext:value-type="float">
            <text:p>1</text:p>
          </table:table-cell>
          <table:table-cell office:value-type="float" office:value="208.4775390625" calcext:value-type="float">
            <text:p>208.4775390625</text:p>
          </table:table-cell>
          <table:table-cell office:value-type="float" office:value="543.585471201799" calcext:value-type="float">
            <text:p>543.585471201799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38a-jmbb-target</text:p>
          </table:table-cell>
          <table:table-cell office:value-type="float" office:value="1606" calcext:value-type="float">
            <text:p>1606</text:p>
          </table:table-cell>
          <table:table-cell office:value-type="float" office:value="32091.5862064362" calcext:value-type="float">
            <text:p>32091.5862064362</text:p>
          </table:table-cell>
          <table:table-cell office:value-type="float" office:value="0" calcext:value-type="float">
            <text:p>0</text:p>
          </table:table-cell>
          <table:table-cell office:value-type="float" office:value="20502.3125" calcext:value-type="float">
            <text:p>20502.3125</text:p>
          </table:table-cell>
          <table:table-cell office:value-type="float" office:value="20461.8831104549" calcext:value-type="float">
            <text:p>20461.8831104549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38a-kopia-cache</text:p>
          </table:table-cell>
          <table:table-cell office:value-type="float" office:value="2241" calcext:value-type="float">
            <text:p>2241</text:p>
          </table:table-cell>
          <table:table-cell office:value-type="float" office:value="1603.5029964447" calcext:value-type="float">
            <text:p>1603.5029964447</text:p>
          </table:table-cell>
          <table:table-cell office:value-type="float" office:value="1" calcext:value-type="float">
            <text:p>1</text:p>
          </table:table-cell>
          <table:table-cell office:value-type="float" office:value="3.33984375" calcext:value-type="float">
            <text:p>3.33984375</text:p>
          </table:table-cell>
          <table:table-cell office:value-type="float" office:value="732.70284174894" calcext:value-type="float">
            <text:p>732.70284174894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38a-kopia-target</text:p>
          </table:table-cell>
          <table:table-cell office:value-type="float" office:value="5185" calcext:value-type="float">
            <text:p>5185</text:p>
          </table:table-cell>
          <table:table-cell office:value-type="float" office:value="49787.1796226502" calcext:value-type="float">
            <text:p>49787.1796226502</text:p>
          </table:table-cell>
          <table:table-cell office:value-type="float" office:value="0" calcext:value-type="float">
            <text:p>0</text:p>
          </table:table-cell>
          <table:table-cell office:value-type="float" office:value="0.0087890625" calcext:value-type="float">
            <text:p>0.0087890625</text:p>
          </table:table-cell>
          <table:table-cell office:value-type="float" office:value="9832.60789461789" calcext:value-type="float">
            <text:p>9832.6078946178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3d5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9.867467880249" calcext:value-type="float">
            <text:p>89.86746788024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03.0358886719" calcext:value-type="float">
            <text:p>11503.0358886719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3d5-borg-target</text:p>
          </table:table-cell>
          <table:table-cell office:value-type="float" office:value="210" calcext:value-type="float">
            <text:p>210</text:p>
          </table:table-cell>
          <table:table-cell office:value-type="float" office:value="29352.2337961197" calcext:value-type="float">
            <text:p>29352.2337961197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3127.082891555" calcext:value-type="float">
            <text:p>143127.082891555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3d5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7968788146973" calcext:value-type="float">
            <text:p>29.796878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70.66796875" calcext:value-type="float">
            <text:p>10170.66796875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3d5-bupstash-target</text:p>
          </table:table-cell>
          <table:table-cell office:value-type="float" office:value="60835" calcext:value-type="float">
            <text:p>60835</text:p>
          </table:table-cell>
          <table:table-cell office:value-type="float" office:value="32209.4674901962" calcext:value-type="float">
            <text:p>32209.4674901962</text:p>
          </table:table-cell>
          <table:table-cell office:value-type="float" office:value="1" calcext:value-type="float">
            <text:p>1</text:p>
          </table:table-cell>
          <table:table-cell office:value-type="float" office:value="206.29296875" calcext:value-type="float">
            <text:p>206.29296875</text:p>
          </table:table-cell>
          <table:table-cell office:value-type="float" office:value="542.163141447537" calcext:value-type="float">
            <text:p>542.16314144753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3d5-jmbb-target</text:p>
          </table:table-cell>
          <table:table-cell office:value-type="float" office:value="1629" calcext:value-type="float">
            <text:p>1629</text:p>
          </table:table-cell>
          <table:table-cell office:value-type="float" office:value="32561.9315490723" calcext:value-type="float">
            <text:p>32561.9315490723</text:p>
          </table:table-cell>
          <table:table-cell office:value-type="float" office:value="0" calcext:value-type="float">
            <text:p>0</text:p>
          </table:table-cell>
          <table:table-cell office:value-type="float" office:value="20523.1484375" calcext:value-type="float">
            <text:p>20523.1484375</text:p>
          </table:table-cell>
          <table:table-cell office:value-type="float" office:value="20468.6420541743" calcext:value-type="float">
            <text:p>20468.6420541743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3d5-kopia-cache</text:p>
          </table:table-cell>
          <table:table-cell office:value-type="float" office:value="2252" calcext:value-type="float">
            <text:p>2252</text:p>
          </table:table-cell>
          <table:table-cell office:value-type="float" office:value="1692.45747947693" calcext:value-type="float">
            <text:p>1692.45747947693</text:p>
          </table:table-cell>
          <table:table-cell office:value-type="float" office:value="1" calcext:value-type="float">
            <text:p>1</text:p>
          </table:table-cell>
          <table:table-cell office:value-type="float" office:value="3.40380859375" calcext:value-type="float">
            <text:p>3.40380859375</text:p>
          </table:table-cell>
          <table:table-cell office:value-type="float" office:value="769.572139868728" calcext:value-type="float">
            <text:p>769.572139868728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3d5-kopia-target</text:p>
          </table:table-cell>
          <table:table-cell office:value-type="float" office:value="5252" calcext:value-type="float">
            <text:p>5252</text:p>
          </table:table-cell>
          <table:table-cell office:value-type="float" office:value="50392.3369884491" calcext:value-type="float">
            <text:p>50392.3369884491</text:p>
          </table:table-cell>
          <table:table-cell office:value-type="float" office:value="0" calcext:value-type="float">
            <text:p>0</text:p>
          </table:table-cell>
          <table:table-cell office:value-type="float" office:value="0.0087890625" calcext:value-type="float">
            <text:p>0.0087890625</text:p>
          </table:table-cell>
          <table:table-cell office:value-type="float" office:value="9825.16242882176" calcext:value-type="float">
            <text:p>9825.1624288217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436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1391124725342" calcext:value-type="float">
            <text:p>90.1391124725342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37.8063964844" calcext:value-type="float">
            <text:p>11537.8063964844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436-borg-target</text:p>
          </table:table-cell>
          <table:table-cell office:value-type="float" office:value="217" calcext:value-type="float">
            <text:p>217</text:p>
          </table:table-cell>
          <table:table-cell office:value-type="float" office:value="30179.8060483932" calcext:value-type="float">
            <text:p>30179.8060483932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2415.305961082" calcext:value-type="float">
            <text:p>142415.305961082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436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30.0117225646973" calcext:value-type="float">
            <text:p>30.011722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244.0013020833" calcext:value-type="float">
            <text:p>10244.001302083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436-bupstash-target</text:p>
          </table:table-cell>
          <table:table-cell office:value-type="float" office:value="62019" calcext:value-type="float">
            <text:p>62019</text:p>
          </table:table-cell>
          <table:table-cell office:value-type="float" office:value="33118.6484460831" calcext:value-type="float">
            <text:p>33118.6484460831</text:p>
          </table:table-cell>
          <table:table-cell office:value-type="float" office:value="1" calcext:value-type="float">
            <text:p>1</text:p>
          </table:table-cell>
          <table:table-cell office:value-type="float" office:value="209.16796875" calcext:value-type="float">
            <text:p>209.16796875</text:p>
          </table:table-cell>
          <table:table-cell office:value-type="float" office:value="546.824295922041" calcext:value-type="float">
            <text:p>546.824295922041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436-jmbb-target</text:p>
          </table:table-cell>
          <table:table-cell office:value-type="float" office:value="1667" calcext:value-type="float">
            <text:p>1667</text:p>
          </table:table-cell>
          <table:table-cell office:value-type="float" office:value="33489.3824100494" calcext:value-type="float">
            <text:p>33489.3824100494</text:p>
          </table:table-cell>
          <table:table-cell office:value-type="float" office:value="0" calcext:value-type="float">
            <text:p>0</text:p>
          </table:table-cell>
          <table:table-cell office:value-type="float" office:value="20423.0546875" calcext:value-type="float">
            <text:p>20423.0546875</text:p>
          </table:table-cell>
          <table:table-cell office:value-type="float" office:value="20571.7622002943" calcext:value-type="float">
            <text:p>20571.7622002943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436-kopia-cache</text:p>
          </table:table-cell>
          <table:table-cell office:value-type="float" office:value="2260" calcext:value-type="float">
            <text:p>2260</text:p>
          </table:table-cell>
          <table:table-cell office:value-type="float" office:value="1751.56956768036" calcext:value-type="float">
            <text:p>1751.56956768036</text:p>
          </table:table-cell>
          <table:table-cell office:value-type="float" office:value="1" calcext:value-type="float">
            <text:p>1</text:p>
          </table:table-cell>
          <table:table-cell office:value-type="float" office:value="3.4462890625" calcext:value-type="float">
            <text:p>3.4462890625</text:p>
          </table:table-cell>
          <table:table-cell office:value-type="float" office:value="793.631520931278" calcext:value-type="float">
            <text:p>793.631520931278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436-kopia-target</text:p>
          </table:table-cell>
          <table:table-cell office:value-type="float" office:value="5440" calcext:value-type="float">
            <text:p>5440</text:p>
          </table:table-cell>
          <table:table-cell office:value-type="float" office:value="52176.7360830307" calcext:value-type="float">
            <text:p>52176.7360830307</text:p>
          </table:table-cell>
          <table:table-cell office:value-type="float" office:value="0" calcext:value-type="float">
            <text:p>0</text:p>
          </table:table-cell>
          <table:table-cell office:value-type="float" office:value="0.0087890625" calcext:value-type="float">
            <text:p>0.0087890625</text:p>
          </table:table-cell>
          <table:table-cell office:value-type="float" office:value="9821.50326268813" calcext:value-type="float">
            <text:p>9821.5032626881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483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2933654785156" calcext:value-type="float">
            <text:p>90.293365478515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57.55078125" calcext:value-type="float">
            <text:p>11557.55078125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483-borg-target</text:p>
          </table:table-cell>
          <table:table-cell office:value-type="float" office:value="223" calcext:value-type="float">
            <text:p>223</text:p>
          </table:table-cell>
          <table:table-cell office:value-type="float" office:value="30778.5664434433" calcext:value-type="float">
            <text:p>30778.5664434433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1332.968780654" calcext:value-type="float">
            <text:p>141332.968780654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483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30.2500038146973" calcext:value-type="float">
            <text:p>30.25000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25.3346354167" calcext:value-type="float">
            <text:p>10325.334635416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483-bupstash-target</text:p>
          </table:table-cell>
          <table:table-cell office:value-type="float" office:value="62801" calcext:value-type="float">
            <text:p>62801</text:p>
          </table:table-cell>
          <table:table-cell office:value-type="float" office:value="33861.9279146194" calcext:value-type="float">
            <text:p>33861.9279146194</text:p>
          </table:table-cell>
          <table:table-cell office:value-type="float" office:value="1" calcext:value-type="float">
            <text:p>1</text:p>
          </table:table-cell>
          <table:table-cell office:value-type="float" office:value="211.8466796875" calcext:value-type="float">
            <text:p>211.8466796875</text:p>
          </table:table-cell>
          <table:table-cell office:value-type="float" office:value="552.13474601631" calcext:value-type="float">
            <text:p>552.13474601631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483-jmbb-target</text:p>
          </table:table-cell>
          <table:table-cell office:value-type="float" office:value="1706" calcext:value-type="float">
            <text:p>1706</text:p>
          </table:table-cell>
          <table:table-cell office:value-type="float" office:value="34083.4086961746" calcext:value-type="float">
            <text:p>34083.4086961746</text:p>
          </table:table-cell>
          <table:table-cell office:value-type="float" office:value="0" calcext:value-type="float">
            <text:p>0</text:p>
          </table:table-cell>
          <table:table-cell office:value-type="float" office:value="20317.265625" calcext:value-type="float">
            <text:p>20317.265625</text:p>
          </table:table-cell>
          <table:table-cell office:value-type="float" office:value="20458.0366382666" calcext:value-type="float">
            <text:p>20458.036638266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483-kopia-cache</text:p>
          </table:table-cell>
          <table:table-cell office:value-type="float" office:value="2270" calcext:value-type="float">
            <text:p>2270</text:p>
          </table:table-cell>
          <table:table-cell office:value-type="float" office:value="1820.79363536835" calcext:value-type="float">
            <text:p>1820.79363536835</text:p>
          </table:table-cell>
          <table:table-cell office:value-type="float" office:value="1" calcext:value-type="float">
            <text:p>1</text:p>
          </table:table-cell>
          <table:table-cell office:value-type="float" office:value="3.49169921875" calcext:value-type="float">
            <text:p>3.49169921875</text:p>
          </table:table-cell>
          <table:table-cell office:value-type="float" office:value="821.362415249862" calcext:value-type="float">
            <text:p>821.36241524986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483-kopia-target</text:p>
          </table:table-cell>
          <table:table-cell office:value-type="float" office:value="5538" calcext:value-type="float">
            <text:p>5538</text:p>
          </table:table-cell>
          <table:table-cell office:value-type="float" office:value="53101.3199977875" calcext:value-type="float">
            <text:p>53101.3199977875</text:p>
          </table:table-cell>
          <table:table-cell office:value-type="float" office:value="0" calcext:value-type="float">
            <text:p>0</text:p>
          </table:table-cell>
          <table:table-cell office:value-type="float" office:value="0.0087890625" calcext:value-type="float">
            <text:p>0.0087890625</text:p>
          </table:table-cell>
          <table:table-cell office:value-type="float" office:value="9818.66227478049" calcext:value-type="float">
            <text:p>9818.6622747804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-x34d7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0240621566772" calcext:value-type="float">
            <text:p>90.0240621566772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23.0799560547" calcext:value-type="float">
            <text:p>11523.0799560547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1-x34d7-borg-target</text:p>
          </table:table-cell>
          <table:table-cell office:value-type="float" office:value="228" calcext:value-type="float">
            <text:p>228</text:p>
          </table:table-cell>
          <table:table-cell office:value-type="float" office:value="30908.3210754394" calcext:value-type="float">
            <text:p>30908.321075439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38816.319216009" calcext:value-type="float">
            <text:p>138816.319216009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1-x34d7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30.4687538146973" calcext:value-type="float">
            <text:p>30.46875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400.0013020833" calcext:value-type="float">
            <text:p>10400.001302083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1-x34d7-bupstash-target</text:p>
          </table:table-cell>
          <table:table-cell office:value-type="float" office:value="63056" calcext:value-type="float">
            <text:p>63056</text:p>
          </table:table-cell>
          <table:table-cell office:value-type="float" office:value="33977.7322769165" calcext:value-type="float">
            <text:p>33977.7322769165</text:p>
          </table:table-cell>
          <table:table-cell office:value-type="float" office:value="1" calcext:value-type="float">
            <text:p>1</text:p>
          </table:table-cell>
          <table:table-cell office:value-type="float" office:value="211.07470703125" calcext:value-type="float">
            <text:p>211.07470703125</text:p>
          </table:table-cell>
          <table:table-cell office:value-type="float" office:value="551.782508430007" calcext:value-type="float">
            <text:p>551.78250843000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1-x34d7-jmbb-target</text:p>
          </table:table-cell>
          <table:table-cell office:value-type="float" office:value="1717" calcext:value-type="float">
            <text:p>1717</text:p>
          </table:table-cell>
          <table:table-cell office:value-type="float" office:value="34356.6591205597" calcext:value-type="float">
            <text:p>34356.6591205597</text:p>
          </table:table-cell>
          <table:table-cell office:value-type="float" office:value="0" calcext:value-type="float">
            <text:p>0</text:p>
          </table:table-cell>
          <table:table-cell office:value-type="float" office:value="20377.0703125" calcext:value-type="float">
            <text:p>20377.0703125</text:p>
          </table:table-cell>
          <table:table-cell office:value-type="float" office:value="20489.9353170956" calcext:value-type="float">
            <text:p>20489.935317095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1-x34d7-kopia-cache</text:p>
          </table:table-cell>
          <table:table-cell office:value-type="float" office:value="2279" calcext:value-type="float">
            <text:p>2279</text:p>
          </table:table-cell>
          <table:table-cell office:value-type="float" office:value="1882.80869483948" calcext:value-type="float">
            <text:p>1882.80869483948</text:p>
          </table:table-cell>
          <table:table-cell office:value-type="float" office:value="1" calcext:value-type="float">
            <text:p>1</text:p>
          </table:table-cell>
          <table:table-cell office:value-type="float" office:value="3.55859375" calcext:value-type="float">
            <text:p>3.55859375</text:p>
          </table:table-cell>
          <table:table-cell office:value-type="float" office:value="845.983371441696" calcext:value-type="float">
            <text:p>845.983371441696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1-x34d7-kopia-target</text:p>
          </table:table-cell>
          <table:table-cell office:value-type="float" office:value="5591" calcext:value-type="float">
            <text:p>5591</text:p>
          </table:table-cell>
          <table:table-cell office:value-type="float" office:value="53535.3101587296" calcext:value-type="float">
            <text:p>53535.3101587296</text:p>
          </table:table-cell>
          <table:table-cell office:value-type="float" office:value="0" calcext:value-type="float">
            <text:p>0</text:p>
          </table:table-cell>
          <table:table-cell office:value-type="float" office:value="0.0087890625" calcext:value-type="float">
            <text:p>0.0087890625</text:p>
          </table:table-cell>
          <table:table-cell office:value-type="float" office:value="9805.07200903936" calcext:value-type="float">
            <text:p>9805.0720090393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initial-borg-cache</text:p>
          </table:table-cell>
          <table:table-cell office:value-type="float" office:value="8" calcext:value-type="float">
            <text:p>8</text:p>
          </table:table-cell>
          <table:table-cell office:value-type="float" office:value="0.0440359115600586" calcext:value-type="float">
            <text:p>0.044035911560059</text:p>
          </table:table-cell>
          <table:table-cell office:value-type="float" office:value="1" calcext:value-type="float">
            <text:p>1</text:p>
          </table:table-cell>
          <table:table-cell office:value-type="float" office:value="0.03662109375" calcext:value-type="float">
            <text:p>0.03662109375</text:p>
          </table:table-cell>
          <table:table-cell office:value-type="float" office:value="5.6365966796875" calcext:value-type="float">
            <text:p>5.636596679687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initial-borg-target</text:p>
          </table:table-cell>
          <table:table-cell office:value-type="float" office:value="11" calcext:value-type="float">
            <text:p>11</text:p>
          </table:table-cell>
          <table:table-cell office:value-type="float" office:value="0.0525703430175781" calcext:value-type="float">
            <text:p>0.052570343017578</text:p>
          </table:table-cell>
          <table:table-cell office:value-type="float" office:value="0" calcext:value-type="float">
            <text:p>0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4.89382102272727" calcext:value-type="float">
            <text:p>4.893821022727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3datanfs-initial-jmbb-target</text:p>
          </table:table-cell>
          <table:table-cell office:value-type="float" office:value="2" calcext:value-type="float">
            <text:p>2</text:p>
          </table:table-cell>
          <table:table-cell office:value-type="float" office:value="0.00426006317138672" calcext:value-type="float">
            <text:p>0.0042600631713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18115234375" calcext:value-type="float">
            <text:p>2.181152343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3datanfs-initial-kopia-cache</text:p>
          </table:table-cell>
          <table:table-cell office:value-type="float" office:value="32" calcext:value-type="float">
            <text:p>32</text:p>
          </table:table-cell>
          <table:table-cell office:value-type="float" office:value="0.0706443786621094" calcext:value-type="float">
            <text:p>0.070644378662109</text:p>
          </table:table-cell>
          <table:table-cell office:value-type="float" office:value="1" calcext:value-type="float">
            <text:p>1</text:p>
          </table:table-cell>
          <table:table-cell office:value-type="float" office:value="2.1337890625" calcext:value-type="float">
            <text:p>2.1337890625</text:p>
          </table:table-cell>
          <table:table-cell office:value-type="float" office:value="2.2606201171875" calcext:value-type="float">
            <text:p>2.260620117187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initial-kopia-target</text:p>
          </table:table-cell>
          <table:table-cell office:value-type="float" office:value="15" calcext:value-type="float">
            <text:p>15</text:p>
          </table:table-cell>
          <table:table-cell office:value-type="float" office:value="0.0447101593017578" calcext:value-type="float">
            <text:p>0.0447101593017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05221354166667" calcext:value-type="float">
            <text:p>3.0522135416666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a00-borg-cache</text:p>
          </table:table-cell>
          <table:table-cell office:value-type="float" office:value="8" calcext:value-type="float">
            <text:p>8</text:p>
          </table:table-cell>
          <table:table-cell office:value-type="float" office:value="49.6386547088623" calcext:value-type="float">
            <text:p>49.6386547088623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353.74780273438" calcext:value-type="float">
            <text:p>6353.74780273438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a00-borg-target</text:p>
          </table:table-cell>
          <table:table-cell office:value-type="float" office:value="64" calcext:value-type="float">
            <text:p>64</text:p>
          </table:table-cell>
          <table:table-cell office:value-type="float" office:value="18022.6746435165" calcext:value-type="float">
            <text:p>18022.6746435165</text:p>
          </table:table-cell>
          <table:table-cell office:value-type="float" office:value="0" calcext:value-type="float">
            <text:p>0</text:p>
          </table:table-cell>
          <table:table-cell office:value-type="float" office:value="512027.332519531" calcext:value-type="float">
            <text:p>512027.332519531</text:p>
          </table:table-cell>
          <table:table-cell office:value-type="float" office:value="288362.794296265" calcext:value-type="float">
            <text:p>288362.794296265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3datanfs-x2a00-jmbb-target</text:p>
          </table:table-cell>
          <table:table-cell office:value-type="float" office:value="885" calcext:value-type="float">
            <text:p>885</text:p>
          </table:table-cell>
          <table:table-cell office:value-type="float" office:value="18283.6411848068" calcext:value-type="float">
            <text:p>18283.6411848068</text:p>
          </table:table-cell>
          <table:table-cell office:value-type="float" office:value="0" calcext:value-type="float">
            <text:p>0</text:p>
          </table:table-cell>
          <table:table-cell office:value-type="float" office:value="21074.5703125" calcext:value-type="float">
            <text:p>21074.5703125</text:p>
          </table:table-cell>
          <table:table-cell office:value-type="float" office:value="21155.3091223076" calcext:value-type="float">
            <text:p>21155.309122307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a00-kopia-cache</text:p>
          </table:table-cell>
          <table:table-cell office:value-type="float" office:value="53" calcext:value-type="float">
            <text:p>53</text:p>
          </table:table-cell>
          <table:table-cell office:value-type="float" office:value="197.227933883667" calcext:value-type="float">
            <text:p>197.2279338836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10.5925339033" calcext:value-type="float">
            <text:p>3810.5925339033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a00-kopia-target</text:p>
          </table:table-cell>
          <table:table-cell office:value-type="float" office:value="2631" calcext:value-type="float">
            <text:p>2631</text:p>
          </table:table-cell>
          <table:table-cell office:value-type="float" office:value="24957.4378700256" calcext:value-type="float">
            <text:p>24957.43787002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13.57521053069" calcext:value-type="float">
            <text:p>9713.5752105306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a4c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0.1446218490601" calcext:value-type="float">
            <text:p>50.144621849060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418.51159667969" calcext:value-type="float">
            <text:p>6418.51159667969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a4c-borg-target</text:p>
          </table:table-cell>
          <table:table-cell office:value-type="float" office:value="69" calcext:value-type="float">
            <text:p>69</text:p>
          </table:table-cell>
          <table:table-cell office:value-type="float" office:value="18441.7877635956" calcext:value-type="float">
            <text:p>18441.7877635956</text:p>
          </table:table-cell>
          <table:table-cell office:value-type="float" office:value="0" calcext:value-type="float">
            <text:p>0</text:p>
          </table:table-cell>
          <table:table-cell office:value-type="float" office:value="429385.375976562" calcext:value-type="float">
            <text:p>429385.375976562</text:p>
          </table:table-cell>
          <table:table-cell office:value-type="float" office:value="273686.821303216" calcext:value-type="float">
            <text:p>273686.821303216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3datanfs-x2a4c-jmbb-target</text:p>
          </table:table-cell>
          <table:table-cell office:value-type="float" office:value="911" calcext:value-type="float">
            <text:p>911</text:p>
          </table:table-cell>
          <table:table-cell office:value-type="float" office:value="18741.0028467178" calcext:value-type="float">
            <text:p>18741.0028467178</text:p>
          </table:table-cell>
          <table:table-cell office:value-type="float" office:value="0" calcext:value-type="float">
            <text:p>0</text:p>
          </table:table-cell>
          <table:table-cell office:value-type="float" office:value="20999.2265625" calcext:value-type="float">
            <text:p>20999.2265625</text:p>
          </table:table-cell>
          <table:table-cell office:value-type="float" office:value="21065.6277881878" calcext:value-type="float">
            <text:p>21065.6277881878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a4c-kopia-cache</text:p>
          </table:table-cell>
          <table:table-cell office:value-type="float" office:value="70" calcext:value-type="float">
            <text:p>70</text:p>
          </table:table-cell>
          <table:table-cell office:value-type="float" office:value="236.375148773193" calcext:value-type="float">
            <text:p>236.37514877319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57.83074776786" calcext:value-type="float">
            <text:p>3457.83074776786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a4c-kopia-target</text:p>
          </table:table-cell>
          <table:table-cell office:value-type="float" office:value="2704" calcext:value-type="float">
            <text:p>2704</text:p>
          </table:table-cell>
          <table:table-cell office:value-type="float" office:value="25579.787437439" calcext:value-type="float">
            <text:p>25579.7874374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87.02009465144" calcext:value-type="float">
            <text:p>9687.0200946514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aaf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0.4044752120972" calcext:value-type="float">
            <text:p>50.4044752120972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451.77282714844" calcext:value-type="float">
            <text:p>6451.77282714844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aaf-borg-target</text:p>
          </table:table-cell>
          <table:table-cell office:value-type="float" office:value="75" calcext:value-type="float">
            <text:p>75</text:p>
          </table:table-cell>
          <table:table-cell office:value-type="float" office:value="19099.4084453583" calcext:value-type="float">
            <text:p>19099.4084453583</text:p>
          </table:table-cell>
          <table:table-cell office:value-type="float" office:value="0" calcext:value-type="float">
            <text:p>0</text:p>
          </table:table-cell>
          <table:table-cell office:value-type="float" office:value="216025.961914062" calcext:value-type="float">
            <text:p>216025.961914062</text:p>
          </table:table-cell>
          <table:table-cell office:value-type="float" office:value="260770.589973958" calcext:value-type="float">
            <text:p>260770.589973958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3datanfs-x2aaf-jmbb-target</text:p>
          </table:table-cell>
          <table:table-cell office:value-type="float" office:value="948" calcext:value-type="float">
            <text:p>948</text:p>
          </table:table-cell>
          <table:table-cell office:value-type="float" office:value="19451.4232311249" calcext:value-type="float">
            <text:p>19451.4232311249</text:p>
          </table:table-cell>
          <table:table-cell office:value-type="float" office:value="0" calcext:value-type="float">
            <text:p>0</text:p>
          </table:table-cell>
          <table:table-cell office:value-type="float" office:value="21067.65625" calcext:value-type="float">
            <text:p>21067.65625</text:p>
          </table:table-cell>
          <table:table-cell office:value-type="float" office:value="21010.8200302446" calcext:value-type="float">
            <text:p>21010.820030244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aaf-kopia-cache</text:p>
          </table:table-cell>
          <table:table-cell office:value-type="float" office:value="85" calcext:value-type="float">
            <text:p>85</text:p>
          </table:table-cell>
          <table:table-cell office:value-type="float" office:value="270.620838165283" calcext:value-type="float">
            <text:p>270.6208381652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60.18515625" calcext:value-type="float">
            <text:p>3260.18515625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aaf-kopia-target</text:p>
          </table:table-cell>
          <table:table-cell office:value-type="float" office:value="2803" calcext:value-type="float">
            <text:p>2803</text:p>
          </table:table-cell>
          <table:table-cell office:value-type="float" office:value="26509.5948286057" calcext:value-type="float">
            <text:p>26509.59482860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84.56122172393" calcext:value-type="float">
            <text:p>9684.5612217239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af8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0.9081563949585" calcext:value-type="float">
            <text:p>50.908156394958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516.24401855469" calcext:value-type="float">
            <text:p>6516.24401855469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af8-borg-target</text:p>
          </table:table-cell>
          <table:table-cell office:value-type="float" office:value="79" calcext:value-type="float">
            <text:p>79</text:p>
          </table:table-cell>
          <table:table-cell office:value-type="float" office:value="19162.413977623" calcext:value-type="float">
            <text:p>19162.413977623</text:p>
          </table:table-cell>
          <table:table-cell office:value-type="float" office:value="0" calcext:value-type="float">
            <text:p>0</text:p>
          </table:table-cell>
          <table:table-cell office:value-type="float" office:value="203496.852539062" calcext:value-type="float">
            <text:p>203496.852539062</text:p>
          </table:table-cell>
          <table:table-cell office:value-type="float" office:value="248383.695102354" calcext:value-type="float">
            <text:p>248383.695102354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3datanfs-x2af8-jmbb-target</text:p>
          </table:table-cell>
          <table:table-cell office:value-type="float" office:value="958" calcext:value-type="float">
            <text:p>958</text:p>
          </table:table-cell>
          <table:table-cell office:value-type="float" office:value="19610.7596149445" calcext:value-type="float">
            <text:p>19610.7596149445</text:p>
          </table:table-cell>
          <table:table-cell office:value-type="float" office:value="0" calcext:value-type="float">
            <text:p>0</text:p>
          </table:table-cell>
          <table:table-cell office:value-type="float" office:value="20998.3203125" calcext:value-type="float">
            <text:p>20998.3203125</text:p>
          </table:table-cell>
          <table:table-cell office:value-type="float" office:value="20961.8140351807" calcext:value-type="float">
            <text:p>20961.8140351807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af8-kopia-cache</text:p>
          </table:table-cell>
          <table:table-cell office:value-type="float" office:value="99" calcext:value-type="float">
            <text:p>99</text:p>
          </table:table-cell>
          <table:table-cell office:value-type="float" office:value="308.173694610596" calcext:value-type="float">
            <text:p>308.1736946105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87.57437657828" calcext:value-type="float">
            <text:p>3187.57437657828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af8-kopia-target</text:p>
          </table:table-cell>
          <table:table-cell office:value-type="float" office:value="2862" calcext:value-type="float">
            <text:p>2862</text:p>
          </table:table-cell>
          <table:table-cell office:value-type="float" office:value="26985.2033786774" calcext:value-type="float">
            <text:p>26985.20337867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55.083249394" calcext:value-type="float">
            <text:p>9655.08324939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b81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8.6626386642456" calcext:value-type="float">
            <text:p>58.662638664245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508.81774902344" calcext:value-type="float">
            <text:p>7508.81774902344</text:p>
          </table:table-cell>
          <table:table-cell office:value-type="float" office:value="39" calcext:value-type="float">
            <text:p>3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b81-borg-target</text:p>
          </table:table-cell>
          <table:table-cell office:value-type="float" office:value="85" calcext:value-type="float">
            <text:p>85</text:p>
          </table:table-cell>
          <table:table-cell office:value-type="float" office:value="19412.7209272385" calcext:value-type="float">
            <text:p>19412.7209272385</text:p>
          </table:table-cell>
          <table:table-cell office:value-type="float" office:value="0" calcext:value-type="float">
            <text:p>0</text:p>
          </table:table-cell>
          <table:table-cell office:value-type="float" office:value="107716.770507812" calcext:value-type="float">
            <text:p>107716.770507812</text:p>
          </table:table-cell>
          <table:table-cell office:value-type="float" office:value="233866.190935202" calcext:value-type="float">
            <text:p>233866.190935202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3datanfs-x2b81-jmbb-target</text:p>
          </table:table-cell>
          <table:table-cell office:value-type="float" office:value="979" calcext:value-type="float">
            <text:p>979</text:p>
          </table:table-cell>
          <table:table-cell office:value-type="float" office:value="19891.1421060562" calcext:value-type="float">
            <text:p>19891.1421060562</text:p>
          </table:table-cell>
          <table:table-cell office:value-type="float" office:value="0" calcext:value-type="float">
            <text:p>0</text:p>
          </table:table-cell>
          <table:table-cell office:value-type="float" office:value="20599.0703125" calcext:value-type="float">
            <text:p>20599.0703125</text:p>
          </table:table-cell>
          <table:table-cell office:value-type="float" office:value="20805.4438371824" calcext:value-type="float">
            <text:p>20805.443837182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b81-kopia-cache</text:p>
          </table:table-cell>
          <table:table-cell office:value-type="float" office:value="114" calcext:value-type="float">
            <text:p>114</text:p>
          </table:table-cell>
          <table:table-cell office:value-type="float" office:value="368.792877197266" calcext:value-type="float">
            <text:p>368.7928771972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2.66584429825" calcext:value-type="float">
            <text:p>3312.66584429825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b81-kopia-target</text:p>
          </table:table-cell>
          <table:table-cell office:value-type="float" office:value="2926" calcext:value-type="float">
            <text:p>2926</text:p>
          </table:table-cell>
          <table:table-cell office:value-type="float" office:value="27509.7066431046" calcext:value-type="float">
            <text:p>27509.70664310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27.4571437249" calcext:value-type="float">
            <text:p>9627.457143724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bc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9.3037137985229" calcext:value-type="float">
            <text:p>59.303713798522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590.87536621094" calcext:value-type="float">
            <text:p>7590.87536621094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bcb-borg-target</text:p>
          </table:table-cell>
          <table:table-cell office:value-type="float" office:value="89" calcext:value-type="float">
            <text:p>89</text:p>
          </table:table-cell>
          <table:table-cell office:value-type="float" office:value="19535.4598674774" calcext:value-type="float">
            <text:p>19535.4598674774</text:p>
          </table:table-cell>
          <table:table-cell office:value-type="float" office:value="0" calcext:value-type="float">
            <text:p>0</text:p>
          </table:table-cell>
          <table:table-cell office:value-type="float" office:value="17408.181640625" calcext:value-type="float">
            <text:p>17408.181640625</text:p>
          </table:table-cell>
          <table:table-cell office:value-type="float" office:value="224767.538250527" calcext:value-type="float">
            <text:p>224767.538250527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2bcb-jmbb-target</text:p>
          </table:table-cell>
          <table:table-cell office:value-type="float" office:value="986" calcext:value-type="float">
            <text:p>986</text:p>
          </table:table-cell>
          <table:table-cell office:value-type="float" office:value="19991.8462915421" calcext:value-type="float">
            <text:p>19991.8462915421</text:p>
          </table:table-cell>
          <table:table-cell office:value-type="float" office:value="0" calcext:value-type="float">
            <text:p>0</text:p>
          </table:table-cell>
          <table:table-cell office:value-type="float" office:value="20568.1015625" calcext:value-type="float">
            <text:p>20568.1015625</text:p>
          </table:table-cell>
          <table:table-cell office:value-type="float" office:value="20762.3231263074" calcext:value-type="float">
            <text:p>20762.323126307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bcb-kopia-cache</text:p>
          </table:table-cell>
          <table:table-cell office:value-type="float" office:value="127" calcext:value-type="float">
            <text:p>127</text:p>
          </table:table-cell>
          <table:table-cell office:value-type="float" office:value="411.314180374146" calcext:value-type="float">
            <text:p>411.3141803741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.4229976624" calcext:value-type="float">
            <text:p>3316.4229976624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bcb-kopia-target</text:p>
          </table:table-cell>
          <table:table-cell office:value-type="float" office:value="2976" calcext:value-type="float">
            <text:p>2976</text:p>
          </table:table-cell>
          <table:table-cell office:value-type="float" office:value="27918.9901542664" calcext:value-type="float">
            <text:p>27918.99015426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06.53424662928" calcext:value-type="float">
            <text:p>9606.5342466292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c15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9.6098470687866" calcext:value-type="float">
            <text:p>59.609847068786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630.06042480469" calcext:value-type="float">
            <text:p>7630.06042480469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c15-borg-target</text:p>
          </table:table-cell>
          <table:table-cell office:value-type="float" office:value="95" calcext:value-type="float">
            <text:p>95</text:p>
          </table:table-cell>
          <table:table-cell office:value-type="float" office:value="20006.9684267044" calcext:value-type="float">
            <text:p>20006.96842670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5654.059673109" calcext:value-type="float">
            <text:p>215654.059673109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2c15-jmbb-target</text:p>
          </table:table-cell>
          <table:table-cell office:value-type="float" office:value="1014" calcext:value-type="float">
            <text:p>1014</text:p>
          </table:table-cell>
          <table:table-cell office:value-type="float" office:value="20548.5559530258" calcext:value-type="float">
            <text:p>20548.5559530258</text:p>
          </table:table-cell>
          <table:table-cell office:value-type="float" office:value="0" calcext:value-type="float">
            <text:p>0</text:p>
          </table:table-cell>
          <table:table-cell office:value-type="float" office:value="20544.515625" calcext:value-type="float">
            <text:p>20544.515625</text:p>
          </table:table-cell>
          <table:table-cell office:value-type="float" office:value="20751.2044338249" calcext:value-type="float">
            <text:p>20751.2044338249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c15-kopia-cache</text:p>
          </table:table-cell>
          <table:table-cell office:value-type="float" office:value="139" calcext:value-type="float">
            <text:p>139</text:p>
          </table:table-cell>
          <table:table-cell office:value-type="float" office:value="452.848342895508" calcext:value-type="float">
            <text:p>452.8483428955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36.09138938849" calcext:value-type="float">
            <text:p>3336.09138938849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c15-kopia-target</text:p>
          </table:table-cell>
          <table:table-cell office:value-type="float" office:value="3061" calcext:value-type="float">
            <text:p>3061</text:p>
          </table:table-cell>
          <table:table-cell office:value-type="float" office:value="28713.7640829086" calcext:value-type="float">
            <text:p>28713.76408290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05.64992515467" calcext:value-type="float">
            <text:p>9605.6499251546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c80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0.1851749420166" calcext:value-type="float">
            <text:p>60.185174942016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703.70239257813" calcext:value-type="float">
            <text:p>7703.70239257813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c80-borg-target</text:p>
          </table:table-cell>
          <table:table-cell office:value-type="float" office:value="100" calcext:value-type="float">
            <text:p>100</text:p>
          </table:table-cell>
          <table:table-cell office:value-type="float" office:value="20285.9957847595" calcext:value-type="float">
            <text:p>20285.9957847595</text:p>
          </table:table-cell>
          <table:table-cell office:value-type="float" office:value="0" calcext:value-type="float">
            <text:p>0</text:p>
          </table:table-cell>
          <table:table-cell office:value-type="float" office:value="2.341796875" calcext:value-type="float">
            <text:p>2.341796875</text:p>
          </table:table-cell>
          <table:table-cell office:value-type="float" office:value="207728.596835938" calcext:value-type="float">
            <text:p>207728.596835938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2c80-jmbb-target</text:p>
          </table:table-cell>
          <table:table-cell office:value-type="float" office:value="1030" calcext:value-type="float">
            <text:p>1030</text:p>
          </table:table-cell>
          <table:table-cell office:value-type="float" office:value="20869.6456041336" calcext:value-type="float">
            <text:p>20869.6456041336</text:p>
          </table:table-cell>
          <table:table-cell office:value-type="float" office:value="0" calcext:value-type="float">
            <text:p>0</text:p>
          </table:table-cell>
          <table:table-cell office:value-type="float" office:value="20579.8828125" calcext:value-type="float">
            <text:p>20579.8828125</text:p>
          </table:table-cell>
          <table:table-cell office:value-type="float" office:value="20748.0748530416" calcext:value-type="float">
            <text:p>20748.074853041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c80-kopia-cache</text:p>
          </table:table-cell>
          <table:table-cell office:value-type="float" office:value="154" calcext:value-type="float">
            <text:p>154</text:p>
          </table:table-cell>
          <table:table-cell office:value-type="float" office:value="495.194974899292" calcext:value-type="float">
            <text:p>495.1949748992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92.72502790179" calcext:value-type="float">
            <text:p>3292.72502790179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c80-kopia-target</text:p>
          </table:table-cell>
          <table:table-cell office:value-type="float" office:value="3119" calcext:value-type="float">
            <text:p>3119</text:p>
          </table:table-cell>
          <table:table-cell office:value-type="float" office:value="29148.3115777969" calcext:value-type="float">
            <text:p>29148.31157779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69.69254750371" calcext:value-type="float">
            <text:p>9569.6925475037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cc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0.8854551315308" calcext:value-type="float">
            <text:p>60.8854551315308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793.33825683594" calcext:value-type="float">
            <text:p>7793.33825683594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ccb-borg-target</text:p>
          </table:table-cell>
          <table:table-cell office:value-type="float" office:value="105" calcext:value-type="float">
            <text:p>105</text:p>
          </table:table-cell>
          <table:table-cell office:value-type="float" office:value="20797.0898895264" calcext:value-type="float">
            <text:p>20797.0898895264</text:p>
          </table:table-cell>
          <table:table-cell office:value-type="float" office:value="0" calcext:value-type="float">
            <text:p>0</text:p>
          </table:table-cell>
          <table:table-cell office:value-type="float" office:value="0.439453125" calcext:value-type="float">
            <text:p>0.439453125</text:p>
          </table:table-cell>
          <table:table-cell office:value-type="float" office:value="202821.143303571" calcext:value-type="float">
            <text:p>202821.143303571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2ccb-jmbb-target</text:p>
          </table:table-cell>
          <table:table-cell office:value-type="float" office:value="1054" calcext:value-type="float">
            <text:p>1054</text:p>
          </table:table-cell>
          <table:table-cell office:value-type="float" office:value="21308.3416595459" calcext:value-type="float">
            <text:p>21308.3416595459</text:p>
          </table:table-cell>
          <table:table-cell office:value-type="float" office:value="0" calcext:value-type="float">
            <text:p>0</text:p>
          </table:table-cell>
          <table:table-cell office:value-type="float" office:value="20579.8828125" calcext:value-type="float">
            <text:p>20579.8828125</text:p>
          </table:table-cell>
          <table:table-cell office:value-type="float" office:value="20701.8423713235" calcext:value-type="float">
            <text:p>20701.842371323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ccb-kopia-cache</text:p>
          </table:table-cell>
          <table:table-cell office:value-type="float" office:value="167" calcext:value-type="float">
            <text:p>167</text:p>
          </table:table-cell>
          <table:table-cell office:value-type="float" office:value="535.797703742981" calcext:value-type="float">
            <text:p>535.7977037429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85.37035109469" calcext:value-type="float">
            <text:p>3285.37035109469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ccb-kopia-target</text:p>
          </table:table-cell>
          <table:table-cell office:value-type="float" office:value="3202" calcext:value-type="float">
            <text:p>3202</text:p>
          </table:table-cell>
          <table:table-cell office:value-type="float" office:value="29887.1068153381" calcext:value-type="float">
            <text:p>29887.10681533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57.90049310002" calcext:value-type="float">
            <text:p>9557.9004931000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d17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1.5165939331055" calcext:value-type="float">
            <text:p>61.516593933105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874.1240234375" calcext:value-type="float">
            <text:p>7874.1240234375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d17-borg-target</text:p>
          </table:table-cell>
          <table:table-cell office:value-type="float" office:value="109" calcext:value-type="float">
            <text:p>109</text:p>
          </table:table-cell>
          <table:table-cell office:value-type="float" office:value="21053.8740167618" calcext:value-type="float">
            <text:p>21053.8740167618</text:p>
          </table:table-cell>
          <table:table-cell office:value-type="float" office:value="0" calcext:value-type="float">
            <text:p>0</text:p>
          </table:table-cell>
          <table:table-cell office:value-type="float" office:value="0.0712890625" calcext:value-type="float">
            <text:p>0.0712890625</text:p>
          </table:table-cell>
          <table:table-cell office:value-type="float" office:value="197790.522873065" calcext:value-type="float">
            <text:p>197790.522873065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2d17-jmbb-target</text:p>
          </table:table-cell>
          <table:table-cell office:value-type="float" office:value="1076" calcext:value-type="float">
            <text:p>1076</text:p>
          </table:table-cell>
          <table:table-cell office:value-type="float" office:value="21663.3158607483" calcext:value-type="float">
            <text:p>21663.3158607483</text:p>
          </table:table-cell>
          <table:table-cell office:value-type="float" office:value="0" calcext:value-type="float">
            <text:p>0</text:p>
          </table:table-cell>
          <table:table-cell office:value-type="float" office:value="20568.1015625" calcext:value-type="float">
            <text:p>20568.1015625</text:p>
          </table:table-cell>
          <table:table-cell office:value-type="float" office:value="20616.3898154333" calcext:value-type="float">
            <text:p>20616.3898154333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d17-kopia-cache</text:p>
          </table:table-cell>
          <table:table-cell office:value-type="float" office:value="178" calcext:value-type="float">
            <text:p>178</text:p>
          </table:table-cell>
          <table:table-cell office:value-type="float" office:value="581.248665809631" calcext:value-type="float">
            <text:p>581.248665809631</text:p>
          </table:table-cell>
          <table:table-cell office:value-type="float" office:value="1" calcext:value-type="float">
            <text:p>1</text:p>
          </table:table-cell>
          <table:table-cell office:value-type="float" office:value="4.08056640625" calcext:value-type="float">
            <text:p>4.08056640625</text:p>
          </table:table-cell>
          <table:table-cell office:value-type="float" office:value="3343.81254937676" calcext:value-type="float">
            <text:p>3343.81254937676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d17-kopia-target</text:p>
          </table:table-cell>
          <table:table-cell office:value-type="float" office:value="3263" calcext:value-type="float">
            <text:p>3263</text:p>
          </table:table-cell>
          <table:table-cell office:value-type="float" office:value="30396.5377845764" calcext:value-type="float">
            <text:p>30396.53778457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39.09123242607" calcext:value-type="float">
            <text:p>9539.0912324260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d6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2.1075897216797" calcext:value-type="float">
            <text:p>62.1075897216797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949.771484375" calcext:value-type="float">
            <text:p>7949.771484375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d6b-borg-target</text:p>
          </table:table-cell>
          <table:table-cell office:value-type="float" office:value="114" calcext:value-type="float">
            <text:p>114</text:p>
          </table:table-cell>
          <table:table-cell office:value-type="float" office:value="21355.1796321869" calcext:value-type="float">
            <text:p>21355.1796321869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91821.964415433" calcext:value-type="float">
            <text:p>191821.964415433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2d6b-jmbb-target</text:p>
          </table:table-cell>
          <table:table-cell office:value-type="float" office:value="1101" calcext:value-type="float">
            <text:p>1101</text:p>
          </table:table-cell>
          <table:table-cell office:value-type="float" office:value="22145.4681463242" calcext:value-type="float">
            <text:p>22145.4681463242</text:p>
          </table:table-cell>
          <table:table-cell office:value-type="float" office:value="0" calcext:value-type="float">
            <text:p>0</text:p>
          </table:table-cell>
          <table:table-cell office:value-type="float" office:value="20589.6953125" calcext:value-type="float">
            <text:p>20589.6953125</text:p>
          </table:table-cell>
          <table:table-cell office:value-type="float" office:value="20596.6933531662" calcext:value-type="float">
            <text:p>20596.693353166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d6b-kopia-cache</text:p>
          </table:table-cell>
          <table:table-cell office:value-type="float" office:value="208" calcext:value-type="float">
            <text:p>208</text:p>
          </table:table-cell>
          <table:table-cell office:value-type="float" office:value="646.428212165833" calcext:value-type="float">
            <text:p>646.428212165833</text:p>
          </table:table-cell>
          <table:table-cell office:value-type="float" office:value="1" calcext:value-type="float">
            <text:p>1</text:p>
          </table:table-cell>
          <table:table-cell office:value-type="float" office:value="4.1611328125" calcext:value-type="float">
            <text:p>4.1611328125</text:p>
          </table:table-cell>
          <table:table-cell office:value-type="float" office:value="3182.41581373948" calcext:value-type="float">
            <text:p>3182.41581373948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d6b-kopia-target</text:p>
          </table:table-cell>
          <table:table-cell office:value-type="float" office:value="3338" calcext:value-type="float">
            <text:p>3338</text:p>
          </table:table-cell>
          <table:table-cell office:value-type="float" office:value="30990.7192230225" calcext:value-type="float">
            <text:p>30990.71922302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07.03909058568" calcext:value-type="float">
            <text:p>9507.0390905856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dbf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4.4368095397949" calcext:value-type="float">
            <text:p>64.436809539794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247.91162109375" calcext:value-type="float">
            <text:p>8247.91162109375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dbf-borg-target</text:p>
          </table:table-cell>
          <table:table-cell office:value-type="float" office:value="119" calcext:value-type="float">
            <text:p>119</text:p>
          </table:table-cell>
          <table:table-cell office:value-type="float" office:value="21618.8140926361" calcext:value-type="float">
            <text:p>21618.8140926361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86030.803620667" calcext:value-type="float">
            <text:p>186030.803620667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2dbf-jmbb-target</text:p>
          </table:table-cell>
          <table:table-cell office:value-type="float" office:value="1122" calcext:value-type="float">
            <text:p>1122</text:p>
          </table:table-cell>
          <table:table-cell office:value-type="float" office:value="22531.6065340042" calcext:value-type="float">
            <text:p>22531.6065340042</text:p>
          </table:table-cell>
          <table:table-cell office:value-type="float" office:value="0" calcext:value-type="float">
            <text:p>0</text:p>
          </table:table-cell>
          <table:table-cell office:value-type="float" office:value="20544.515625" calcext:value-type="float">
            <text:p>20544.515625</text:p>
          </table:table-cell>
          <table:table-cell office:value-type="float" office:value="20563.6052502855" calcext:value-type="float">
            <text:p>20563.605250285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dbf-kopia-cache</text:p>
          </table:table-cell>
          <table:table-cell office:value-type="float" office:value="471" calcext:value-type="float">
            <text:p>471</text:p>
          </table:table-cell>
          <table:table-cell office:value-type="float" office:value="727.130748748779" calcext:value-type="float">
            <text:p>727.1307487487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80.85326267251" calcext:value-type="float">
            <text:p>1580.85326267251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dbf-kopia-target</text:p>
          </table:table-cell>
          <table:table-cell office:value-type="float" office:value="3402" calcext:value-type="float">
            <text:p>3402</text:p>
          </table:table-cell>
          <table:table-cell office:value-type="float" office:value="31476.4580869675" calcext:value-type="float">
            <text:p>31476.45808696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74.39537949873" calcext:value-type="float">
            <text:p>9474.3953794987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e0c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4.9421358108521" calcext:value-type="float">
            <text:p>64.942135810852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312.59338378906" calcext:value-type="float">
            <text:p>8312.59338378906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e0c-borg-target</text:p>
          </table:table-cell>
          <table:table-cell office:value-type="float" office:value="124" calcext:value-type="float">
            <text:p>124</text:p>
          </table:table-cell>
          <table:table-cell office:value-type="float" office:value="21937.4601583481" calcext:value-type="float">
            <text:p>21937.4601583481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81160.961307649" calcext:value-type="float">
            <text:p>181160.961307649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2e0c-jmbb-target</text:p>
          </table:table-cell>
          <table:table-cell office:value-type="float" office:value="1143" calcext:value-type="float">
            <text:p>1143</text:p>
          </table:table-cell>
          <table:table-cell office:value-type="float" office:value="22872.0623216629" calcext:value-type="float">
            <text:p>22872.0623216629</text:p>
          </table:table-cell>
          <table:table-cell office:value-type="float" office:value="0" calcext:value-type="float">
            <text:p>0</text:p>
          </table:table-cell>
          <table:table-cell office:value-type="float" office:value="20475.6171875" calcext:value-type="float">
            <text:p>20475.6171875</text:p>
          </table:table-cell>
          <table:table-cell office:value-type="float" office:value="20490.8064893988" calcext:value-type="float">
            <text:p>20490.8064893988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e0c-kopia-cache</text:p>
          </table:table-cell>
          <table:table-cell office:value-type="float" office:value="489" calcext:value-type="float">
            <text:p>489</text:p>
          </table:table-cell>
          <table:table-cell office:value-type="float" office:value="789.510170936584" calcext:value-type="float">
            <text:p>789.5101709365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53.28919230892" calcext:value-type="float">
            <text:p>1653.28919230892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e0c-kopia-target</text:p>
          </table:table-cell>
          <table:table-cell office:value-type="float" office:value="3477" calcext:value-type="float">
            <text:p>3477</text:p>
          </table:table-cell>
          <table:table-cell office:value-type="float" office:value="32072.3169212341" calcext:value-type="float">
            <text:p>32072.31692123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45.51410047275" calcext:value-type="float">
            <text:p>9445.5141004727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e57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5.3917388916016" calcext:value-type="float">
            <text:p>65.391738891601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370.142578125" calcext:value-type="float">
            <text:p>8370.142578125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e57-borg-target</text:p>
          </table:table-cell>
          <table:table-cell office:value-type="float" office:value="129" calcext:value-type="float">
            <text:p>129</text:p>
          </table:table-cell>
          <table:table-cell office:value-type="float" office:value="22214.3982896805" calcext:value-type="float">
            <text:p>22214.3982896805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76337.549214208" calcext:value-type="float">
            <text:p>176337.549214208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2e57-jmbb-target</text:p>
          </table:table-cell>
          <table:table-cell office:value-type="float" office:value="1168" calcext:value-type="float">
            <text:p>1168</text:p>
          </table:table-cell>
          <table:table-cell office:value-type="float" office:value="23202.8659801483" calcext:value-type="float">
            <text:p>23202.8659801483</text:p>
          </table:table-cell>
          <table:table-cell office:value-type="float" office:value="0" calcext:value-type="float">
            <text:p>0</text:p>
          </table:table-cell>
          <table:table-cell office:value-type="float" office:value="20250.078125" calcext:value-type="float">
            <text:p>20250.078125</text:p>
          </table:table-cell>
          <table:table-cell office:value-type="float" office:value="20342.2386675273" calcext:value-type="float">
            <text:p>20342.2386675273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e57-kopia-cache</text:p>
          </table:table-cell>
          <table:table-cell office:value-type="float" office:value="504" calcext:value-type="float">
            <text:p>504</text:p>
          </table:table-cell>
          <table:table-cell office:value-type="float" office:value="847.070274353027" calcext:value-type="float">
            <text:p>847.0702743530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21.03166852679" calcext:value-type="float">
            <text:p>1721.03166852679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e57-kopia-target</text:p>
          </table:table-cell>
          <table:table-cell office:value-type="float" office:value="3555" calcext:value-type="float">
            <text:p>3555</text:p>
          </table:table-cell>
          <table:table-cell office:value-type="float" office:value="32702.7015924454" calcext:value-type="float">
            <text:p>32702.70159244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19.84991017273" calcext:value-type="float">
            <text:p>9419.8499101727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eb4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5.9819850921631" calcext:value-type="float">
            <text:p>65.981985092163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445.69409179688" calcext:value-type="float">
            <text:p>8445.69409179688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eb4-borg-target</text:p>
          </table:table-cell>
          <table:table-cell office:value-type="float" office:value="136" calcext:value-type="float">
            <text:p>136</text:p>
          </table:table-cell>
          <table:table-cell office:value-type="float" office:value="23144.9885406494" calcext:value-type="float">
            <text:p>23144.988540649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74268.149011949" calcext:value-type="float">
            <text:p>174268.149011949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2eb4-jmbb-target</text:p>
          </table:table-cell>
          <table:table-cell office:value-type="float" office:value="1223" calcext:value-type="float">
            <text:p>1223</text:p>
          </table:table-cell>
          <table:table-cell office:value-type="float" office:value="24117.8318853378" calcext:value-type="float">
            <text:p>24117.8318853378</text:p>
          </table:table-cell>
          <table:table-cell office:value-type="float" office:value="0" calcext:value-type="float">
            <text:p>0</text:p>
          </table:table-cell>
          <table:table-cell office:value-type="float" office:value="19958.4453125" calcext:value-type="float">
            <text:p>19958.4453125</text:p>
          </table:table-cell>
          <table:table-cell office:value-type="float" office:value="20193.507645614" calcext:value-type="float">
            <text:p>20193.50764561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eb4-kopia-cache</text:p>
          </table:table-cell>
          <table:table-cell office:value-type="float" office:value="518" calcext:value-type="float">
            <text:p>518</text:p>
          </table:table-cell>
          <table:table-cell office:value-type="float" office:value="910.910436630249" calcext:value-type="float">
            <text:p>910.9104366302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00.71870098335" calcext:value-type="float">
            <text:p>1800.71870098335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eb4-kopia-target</text:p>
          </table:table-cell>
          <table:table-cell office:value-type="float" office:value="3723" calcext:value-type="float">
            <text:p>3723</text:p>
          </table:table-cell>
          <table:table-cell office:value-type="float" office:value="34266.375787735" calcext:value-type="float">
            <text:p>34266.3757877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24.86403616455" calcext:value-type="float">
            <text:p>9424.8640361645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2efd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7.2942409515381" calcext:value-type="float">
            <text:p>67.294240951538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613.66284179688" calcext:value-type="float">
            <text:p>8613.66284179688</text:p>
          </table:table-cell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2efd-borg-target</text:p>
          </table:table-cell>
          <table:table-cell office:value-type="float" office:value="141" calcext:value-type="float">
            <text:p>141</text:p>
          </table:table-cell>
          <table:table-cell office:value-type="float" office:value="23454.6928167343" calcext:value-type="float">
            <text:p>23454.6928167343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70337.627264794" calcext:value-type="float">
            <text:p>170337.627264794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2efd-jmbb-target</text:p>
          </table:table-cell>
          <table:table-cell office:value-type="float" office:value="1250" calcext:value-type="float">
            <text:p>1250</text:p>
          </table:table-cell>
          <table:table-cell office:value-type="float" office:value="24506.8476352692" calcext:value-type="float">
            <text:p>24506.8476352692</text:p>
          </table:table-cell>
          <table:table-cell office:value-type="float" office:value="0" calcext:value-type="float">
            <text:p>0</text:p>
          </table:table-cell>
          <table:table-cell office:value-type="float" office:value="19845.9921875" calcext:value-type="float">
            <text:p>19845.9921875</text:p>
          </table:table-cell>
          <table:table-cell office:value-type="float" office:value="20076.0095828125" calcext:value-type="float">
            <text:p>20076.009582812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2efd-kopia-cache</text:p>
          </table:table-cell>
          <table:table-cell office:value-type="float" office:value="1071" calcext:value-type="float">
            <text:p>1071</text:p>
          </table:table-cell>
          <table:table-cell office:value-type="float" office:value="986.163559913635" calcext:value-type="float">
            <text:p>986.1635599136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42.886540944503" calcext:value-type="float">
            <text:p>942.886540944503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2efd-kopia-target</text:p>
          </table:table-cell>
          <table:table-cell office:value-type="float" office:value="3790" calcext:value-type="float">
            <text:p>3790</text:p>
          </table:table-cell>
          <table:table-cell office:value-type="float" office:value="34818.6504707336" calcext:value-type="float">
            <text:p>34818.65047073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07.4665124093" calcext:value-type="float">
            <text:p>9407.466512409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001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7.4388303756714" calcext:value-type="float">
            <text:p>87.4388303756714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192.1702880859" calcext:value-type="float">
            <text:p>11192.1702880859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001-borg-target</text:p>
          </table:table-cell>
          <table:table-cell office:value-type="float" office:value="160" calcext:value-type="float">
            <text:p>160</text:p>
          </table:table-cell>
          <table:table-cell office:value-type="float" office:value="28495.0442342758" calcext:value-type="float">
            <text:p>28495.0442342758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82368.283099365" calcext:value-type="float">
            <text:p>182368.283099365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001-jmbb-target</text:p>
          </table:table-cell>
          <table:table-cell office:value-type="float" office:value="1446" calcext:value-type="float">
            <text:p>1446</text:p>
          </table:table-cell>
          <table:table-cell office:value-type="float" office:value="29979.9216175079" calcext:value-type="float">
            <text:p>29979.9216175079</text:p>
          </table:table-cell>
          <table:table-cell office:value-type="float" office:value="0" calcext:value-type="float">
            <text:p>0</text:p>
          </table:table-cell>
          <table:table-cell office:value-type="float" office:value="19703.4375" calcext:value-type="float">
            <text:p>19703.4375</text:p>
          </table:table-cell>
          <table:table-cell office:value-type="float" office:value="21230.594561776" calcext:value-type="float">
            <text:p>21230.59456177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001-kopia-cache</text:p>
          </table:table-cell>
          <table:table-cell office:value-type="float" office:value="1214" calcext:value-type="float">
            <text:p>1214</text:p>
          </table:table-cell>
          <table:table-cell office:value-type="float" office:value="1098.63674068451" calcext:value-type="float">
            <text:p>1098.636740684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26.691946013952" calcext:value-type="float">
            <text:p>926.691946013952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001-kopia-target</text:p>
          </table:table-cell>
          <table:table-cell office:value-type="float" office:value="4457" calcext:value-type="float">
            <text:p>4457</text:p>
          </table:table-cell>
          <table:table-cell office:value-type="float" office:value="42055.0621290207" calcext:value-type="float">
            <text:p>42055.06212902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62.19062600789" calcext:value-type="float">
            <text:p>9662.1906260078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0da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1.6314210891724" calcext:value-type="float">
            <text:p>91.6314210891724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728.8218994141" calcext:value-type="float">
            <text:p>11728.8218994141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0da-borg-target</text:p>
          </table:table-cell>
          <table:table-cell office:value-type="float" office:value="160" calcext:value-type="float">
            <text:p>160</text:p>
          </table:table-cell>
          <table:table-cell office:value-type="float" office:value="25453.5259742737" calcext:value-type="float">
            <text:p>25453.5259742737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62902.566235352" calcext:value-type="float">
            <text:p>162902.566235352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0da-jmbb-target</text:p>
          </table:table-cell>
          <table:table-cell office:value-type="float" office:value="1367" calcext:value-type="float">
            <text:p>1367</text:p>
          </table:table-cell>
          <table:table-cell office:value-type="float" office:value="26765.6047410965" calcext:value-type="float">
            <text:p>26765.6047410965</text:p>
          </table:table-cell>
          <table:table-cell office:value-type="float" office:value="0" calcext:value-type="float">
            <text:p>0</text:p>
          </table:table-cell>
          <table:table-cell office:value-type="float" office:value="20027.3984375" calcext:value-type="float">
            <text:p>20027.3984375</text:p>
          </table:table-cell>
          <table:table-cell office:value-type="float" office:value="20049.728789234" calcext:value-type="float">
            <text:p>20049.72878923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0da-kopia-cache</text:p>
          </table:table-cell>
          <table:table-cell office:value-type="float" office:value="1230" calcext:value-type="float">
            <text:p>1230</text:p>
          </table:table-cell>
          <table:table-cell office:value-type="float" office:value="1211.11274528503" calcext:value-type="float">
            <text:p>1211.112745285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8.2759765625" calcext:value-type="float">
            <text:p>1008.2759765625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0da-kopia-target</text:p>
          </table:table-cell>
          <table:table-cell office:value-type="float" office:value="4612" calcext:value-type="float">
            <text:p>4612</text:p>
          </table:table-cell>
          <table:table-cell office:value-type="float" office:value="43569.5406618118" calcext:value-type="float">
            <text:p>43569.54066181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73.72281823402" calcext:value-type="float">
            <text:p>9673.7228182340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12a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4.2243404388428" calcext:value-type="float">
            <text:p>94.2243404388428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060.7155761719" calcext:value-type="float">
            <text:p>12060.7155761719</text:p>
          </table:table-cell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12a-borg-target</text:p>
          </table:table-cell>
          <table:table-cell office:value-type="float" office:value="165" calcext:value-type="float">
            <text:p>165</text:p>
          </table:table-cell>
          <table:table-cell office:value-type="float" office:value="24832.9374847412" calcext:value-type="float">
            <text:p>24832.9374847412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54114.715056818" calcext:value-type="float">
            <text:p>154114.715056818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12a-jmbb-target</text:p>
          </table:table-cell>
          <table:table-cell office:value-type="float" office:value="1377" calcext:value-type="float">
            <text:p>1377</text:p>
          </table:table-cell>
          <table:table-cell office:value-type="float" office:value="26920.8102989197" calcext:value-type="float">
            <text:p>26920.8102989197</text:p>
          </table:table-cell>
          <table:table-cell office:value-type="float" office:value="0" calcext:value-type="float">
            <text:p>0</text:p>
          </table:table-cell>
          <table:table-cell office:value-type="float" office:value="20027.3984375" calcext:value-type="float">
            <text:p>20027.3984375</text:p>
          </table:table-cell>
          <table:table-cell office:value-type="float" office:value="20019.5422992692" calcext:value-type="float">
            <text:p>20019.542299269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12a-kopia-cache</text:p>
          </table:table-cell>
          <table:table-cell office:value-type="float" office:value="1275" calcext:value-type="float">
            <text:p>1275</text:p>
          </table:table-cell>
          <table:table-cell office:value-type="float" office:value="1313.2372379303" calcext:value-type="float">
            <text:p>1313.23723793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54.70975030637" calcext:value-type="float">
            <text:p>1054.70975030637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12a-kopia-target</text:p>
          </table:table-cell>
          <table:table-cell office:value-type="float" office:value="4668" calcext:value-type="float">
            <text:p>4668</text:p>
          </table:table-cell>
          <table:table-cell office:value-type="float" office:value="43971.6028442383" calcext:value-type="float">
            <text:p>43971.60284423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45.87003266924" calcext:value-type="float">
            <text:p>9645.8700326692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1a3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4.7593126296997" calcext:value-type="float">
            <text:p>94.7593126296997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129.1920166016" calcext:value-type="float">
            <text:p>12129.1920166016</text:p>
          </table:table-cell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1a3-borg-target</text:p>
          </table:table-cell>
          <table:table-cell office:value-type="float" office:value="171" calcext:value-type="float">
            <text:p>171</text:p>
          </table:table-cell>
          <table:table-cell office:value-type="float" office:value="25230.9402990341" calcext:value-type="float">
            <text:p>25230.9402990341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51090.543077257" calcext:value-type="float">
            <text:p>151090.543077257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1a3-jmbb-target</text:p>
          </table:table-cell>
          <table:table-cell office:value-type="float" office:value="1424" calcext:value-type="float">
            <text:p>1424</text:p>
          </table:table-cell>
          <table:table-cell office:value-type="float" office:value="28034.9621257782" calcext:value-type="float">
            <text:p>28034.9621257782</text:p>
          </table:table-cell>
          <table:table-cell office:value-type="float" office:value="0" calcext:value-type="float">
            <text:p>0</text:p>
          </table:table-cell>
          <table:table-cell office:value-type="float" office:value="20309.609375" calcext:value-type="float">
            <text:p>20309.609375</text:p>
          </table:table-cell>
          <table:table-cell office:value-type="float" office:value="20159.9727646045" calcext:value-type="float">
            <text:p>20159.972764604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1a3-kopia-cache</text:p>
          </table:table-cell>
          <table:table-cell office:value-type="float" office:value="1322" calcext:value-type="float">
            <text:p>1322</text:p>
          </table:table-cell>
          <table:table-cell office:value-type="float" office:value="1412.35571479797" calcext:value-type="float">
            <text:p>1412.3557147979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93.98808771038" calcext:value-type="float">
            <text:p>1093.98808771038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1a3-kopia-target</text:p>
          </table:table-cell>
          <table:table-cell office:value-type="float" office:value="4727" calcext:value-type="float">
            <text:p>4727</text:p>
          </table:table-cell>
          <table:table-cell office:value-type="float" office:value="44589.3264751434" calcext:value-type="float">
            <text:p>44589.32647514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59.29137096401" calcext:value-type="float">
            <text:p>9659.2913709640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1ec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5.0638551712036" calcext:value-type="float">
            <text:p>95.063855171203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168.1734619141" calcext:value-type="float">
            <text:p>12168.1734619141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1ec-borg-target</text:p>
          </table:table-cell>
          <table:table-cell office:value-type="float" office:value="176" calcext:value-type="float">
            <text:p>176</text:p>
          </table:table-cell>
          <table:table-cell office:value-type="float" office:value="25784.6445121765" calcext:value-type="float">
            <text:p>25784.6445121765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50019.749889027" calcext:value-type="float">
            <text:p>150019.749889027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1ec-jmbb-target</text:p>
          </table:table-cell>
          <table:table-cell office:value-type="float" office:value="1449" calcext:value-type="float">
            <text:p>1449</text:p>
          </table:table-cell>
          <table:table-cell office:value-type="float" office:value="28563.6702928543" calcext:value-type="float">
            <text:p>28563.6702928543</text:p>
          </table:table-cell>
          <table:table-cell office:value-type="float" office:value="0" calcext:value-type="float">
            <text:p>0</text:p>
          </table:table-cell>
          <table:table-cell office:value-type="float" office:value="20370.8671875" calcext:value-type="float">
            <text:p>20370.8671875</text:p>
          </table:table-cell>
          <table:table-cell office:value-type="float" office:value="20185.7821807335" calcext:value-type="float">
            <text:p>20185.782180733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1ec-kopia-cache</text:p>
          </table:table-cell>
          <table:table-cell office:value-type="float" office:value="1337" calcext:value-type="float">
            <text:p>1337</text:p>
          </table:table-cell>
          <table:table-cell office:value-type="float" office:value="1517.14206314087" calcext:value-type="float">
            <text:p>1517.142063140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61.9696878506" calcext:value-type="float">
            <text:p>1161.9696878506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1ec-kopia-target</text:p>
          </table:table-cell>
          <table:table-cell office:value-type="float" office:value="4814" calcext:value-type="float">
            <text:p>4814</text:p>
          </table:table-cell>
          <table:table-cell office:value-type="float" office:value="45327.7418718338" calcext:value-type="float">
            <text:p>45327.74187183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41.79635994138" calcext:value-type="float">
            <text:p>9641.7963599413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23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5.488525390625" calcext:value-type="float">
            <text:p>95.48852539062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222.53125" calcext:value-type="float">
            <text:p>12222.53125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23b-borg-target</text:p>
          </table:table-cell>
          <table:table-cell office:value-type="float" office:value="181" calcext:value-type="float">
            <text:p>181</text:p>
          </table:table-cell>
          <table:table-cell office:value-type="float" office:value="26598.7720165253" calcext:value-type="float">
            <text:p>26598.7720165253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50481.45052443" calcext:value-type="float">
            <text:p>150481.45052443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23b-jmbb-target</text:p>
          </table:table-cell>
          <table:table-cell office:value-type="float" office:value="1484" calcext:value-type="float">
            <text:p>1484</text:p>
          </table:table-cell>
          <table:table-cell office:value-type="float" office:value="29397.9972372055" calcext:value-type="float">
            <text:p>29397.9972372055</text:p>
          </table:table-cell>
          <table:table-cell office:value-type="float" office:value="0" calcext:value-type="float">
            <text:p>0</text:p>
          </table:table-cell>
          <table:table-cell office:value-type="float" office:value="20494.21875" calcext:value-type="float">
            <text:p>20494.21875</text:p>
          </table:table-cell>
          <table:table-cell office:value-type="float" office:value="20285.4104925192" calcext:value-type="float">
            <text:p>20285.410492519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23b-kopia-cache</text:p>
          </table:table-cell>
          <table:table-cell office:value-type="float" office:value="1351" calcext:value-type="float">
            <text:p>1351</text:p>
          </table:table-cell>
          <table:table-cell office:value-type="float" office:value="1616.41978263855" calcext:value-type="float">
            <text:p>1616.419782638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25.17680046031" calcext:value-type="float">
            <text:p>1225.17680046031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23b-kopia-target</text:p>
          </table:table-cell>
          <table:table-cell office:value-type="float" office:value="4950" calcext:value-type="float">
            <text:p>4950</text:p>
          </table:table-cell>
          <table:table-cell office:value-type="float" office:value="46639.148856163" calcext:value-type="float">
            <text:p>46639.1488561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48.17948054766" calcext:value-type="float">
            <text:p>9648.1794805476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288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5.6127662658691" calcext:value-type="float">
            <text:p>95.612766265869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238.4340820313" calcext:value-type="float">
            <text:p>12238.4340820313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288-borg-target</text:p>
          </table:table-cell>
          <table:table-cell office:value-type="float" office:value="187" calcext:value-type="float">
            <text:p>187</text:p>
          </table:table-cell>
          <table:table-cell office:value-type="float" office:value="27176.1976070404" calcext:value-type="float">
            <text:p>27176.197607040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8815.114169034" calcext:value-type="float">
            <text:p>148815.114169034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288-jmbb-target</text:p>
          </table:table-cell>
          <table:table-cell office:value-type="float" office:value="1510" calcext:value-type="float">
            <text:p>1510</text:p>
          </table:table-cell>
          <table:table-cell office:value-type="float" office:value="29898.7214164734" calcext:value-type="float">
            <text:p>29898.7214164734</text:p>
          </table:table-cell>
          <table:table-cell office:value-type="float" office:value="0" calcext:value-type="float">
            <text:p>0</text:p>
          </table:table-cell>
          <table:table-cell office:value-type="float" office:value="20450.4453125" calcext:value-type="float">
            <text:p>20450.4453125</text:p>
          </table:table-cell>
          <table:table-cell office:value-type="float" office:value="20275.689225476" calcext:value-type="float">
            <text:p>20275.68922547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288-kopia-cache</text:p>
          </table:table-cell>
          <table:table-cell office:value-type="float" office:value="1367" calcext:value-type="float">
            <text:p>1367</text:p>
          </table:table-cell>
          <table:table-cell office:value-type="float" office:value="1715.41767120361" calcext:value-type="float">
            <text:p>1715.417671203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84.99465641002" calcext:value-type="float">
            <text:p>1284.99465641002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288-kopia-target</text:p>
          </table:table-cell>
          <table:table-cell office:value-type="float" office:value="5037" calcext:value-type="float">
            <text:p>5037</text:p>
          </table:table-cell>
          <table:table-cell office:value-type="float" office:value="47377.6336555481" calcext:value-type="float">
            <text:p>47377.63365554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31.6650512768" calcext:value-type="float">
            <text:p>9631.665051276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2e1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1995038986206" calcext:value-type="float">
            <text:p>90.199503898620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45.5364990234" calcext:value-type="float">
            <text:p>11545.5364990234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2e1-borg-target</text:p>
          </table:table-cell>
          <table:table-cell office:value-type="float" office:value="193" calcext:value-type="float">
            <text:p>193</text:p>
          </table:table-cell>
          <table:table-cell office:value-type="float" office:value="27818.6971139908" calcext:value-type="float">
            <text:p>27818.6971139908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7597.646863868" calcext:value-type="float">
            <text:p>147597.646863868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2e1-jmbb-target</text:p>
          </table:table-cell>
          <table:table-cell office:value-type="float" office:value="1540" calcext:value-type="float">
            <text:p>1540</text:p>
          </table:table-cell>
          <table:table-cell office:value-type="float" office:value="30614.7998170853" calcext:value-type="float">
            <text:p>30614.7998170853</text:p>
          </table:table-cell>
          <table:table-cell office:value-type="float" office:value="0" calcext:value-type="float">
            <text:p>0</text:p>
          </table:table-cell>
          <table:table-cell office:value-type="float" office:value="20592.1796875" calcext:value-type="float">
            <text:p>20592.1796875</text:p>
          </table:table-cell>
          <table:table-cell office:value-type="float" office:value="20356.8539043476" calcext:value-type="float">
            <text:p>20356.853904347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2e1-kopia-cache</text:p>
          </table:table-cell>
          <table:table-cell office:value-type="float" office:value="1476" calcext:value-type="float">
            <text:p>1476</text:p>
          </table:table-cell>
          <table:table-cell office:value-type="float" office:value="1828.02667713165" calcext:value-type="float">
            <text:p>1828.026677131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68.22446977155" calcext:value-type="float">
            <text:p>1268.22446977155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2e1-kopia-target</text:p>
          </table:table-cell>
          <table:table-cell office:value-type="float" office:value="5132" calcext:value-type="float">
            <text:p>5132</text:p>
          </table:table-cell>
          <table:table-cell office:value-type="float" office:value="48208.8635110855" calcext:value-type="float">
            <text:p>48208.86351108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19.22763744185" calcext:value-type="float">
            <text:p>9619.2276374418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333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9.0195074081421" calcext:value-type="float">
            <text:p>89.019507408142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394.4969482422" calcext:value-type="float">
            <text:p>11394.4969482422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333-borg-target</text:p>
          </table:table-cell>
          <table:table-cell office:value-type="float" office:value="197" calcext:value-type="float">
            <text:p>197</text:p>
          </table:table-cell>
          <table:table-cell office:value-type="float" office:value="28246.4859018326" calcext:value-type="float">
            <text:p>28246.4859018326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6824.373418663" calcext:value-type="float">
            <text:p>146824.373418663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333-jmbb-target</text:p>
          </table:table-cell>
          <table:table-cell office:value-type="float" office:value="1562" calcext:value-type="float">
            <text:p>1562</text:p>
          </table:table-cell>
          <table:table-cell office:value-type="float" office:value="31133.8323049545" calcext:value-type="float">
            <text:p>31133.8323049545</text:p>
          </table:table-cell>
          <table:table-cell office:value-type="float" office:value="0" calcext:value-type="float">
            <text:p>0</text:p>
          </table:table-cell>
          <table:table-cell office:value-type="float" office:value="20741.875" calcext:value-type="float">
            <text:p>20741.875</text:p>
          </table:table-cell>
          <table:table-cell office:value-type="float" office:value="20410.3996672685" calcext:value-type="float">
            <text:p>20410.399667268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333-kopia-cache</text:p>
          </table:table-cell>
          <table:table-cell office:value-type="float" office:value="1493" calcext:value-type="float">
            <text:p>1493</text:p>
          </table:table-cell>
          <table:table-cell office:value-type="float" office:value="1935.60922336578" calcext:value-type="float">
            <text:p>1935.60922336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27.57122888584" calcext:value-type="float">
            <text:p>1327.57122888584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333-kopia-target</text:p>
          </table:table-cell>
          <table:table-cell office:value-type="float" office:value="5200" calcext:value-type="float">
            <text:p>5200</text:p>
          </table:table-cell>
          <table:table-cell office:value-type="float" office:value="48816.5981969833" calcext:value-type="float">
            <text:p>48816.59819698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13.11472186749" calcext:value-type="float">
            <text:p>9613.1147218674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38a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9.661901473999" calcext:value-type="float">
            <text:p>89.66190147399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476.7233886719" calcext:value-type="float">
            <text:p>11476.7233886719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38a-borg-target</text:p>
          </table:table-cell>
          <table:table-cell office:value-type="float" office:value="204" calcext:value-type="float">
            <text:p>204</text:p>
          </table:table-cell>
          <table:table-cell office:value-type="float" office:value="29024.265537262" calcext:value-type="float">
            <text:p>29024.265537262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5690.430932138" calcext:value-type="float">
            <text:p>145690.430932138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38a-jmbb-target</text:p>
          </table:table-cell>
          <table:table-cell office:value-type="float" office:value="1616" calcext:value-type="float">
            <text:p>1616</text:p>
          </table:table-cell>
          <table:table-cell office:value-type="float" office:value="32251.4693651199" calcext:value-type="float">
            <text:p>32251.4693651199</text:p>
          </table:table-cell>
          <table:table-cell office:value-type="float" office:value="0" calcext:value-type="float">
            <text:p>0</text:p>
          </table:table-cell>
          <table:table-cell office:value-type="float" office:value="20664.0703125" calcext:value-type="float">
            <text:p>20664.0703125</text:p>
          </table:table-cell>
          <table:table-cell office:value-type="float" office:value="20436.5746472047" calcext:value-type="float">
            <text:p>20436.5746472047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38a-kopia-cache</text:p>
          </table:table-cell>
          <table:table-cell office:value-type="float" office:value="1613" calcext:value-type="float">
            <text:p>1613</text:p>
          </table:table-cell>
          <table:table-cell office:value-type="float" office:value="2055.18287944794" calcext:value-type="float">
            <text:p>2055.182879447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4.71622353049" calcext:value-type="float">
            <text:p>1304.71622353049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38a-kopia-target</text:p>
          </table:table-cell>
          <table:table-cell office:value-type="float" office:value="5311" calcext:value-type="float">
            <text:p>5311</text:p>
          </table:table-cell>
          <table:table-cell office:value-type="float" office:value="49832.1116781235" calcext:value-type="float">
            <text:p>49832.11167812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07.99893775154" calcext:value-type="float">
            <text:p>9607.9989377515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3d5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9.8759651184082" calcext:value-type="float">
            <text:p>89.8759651184082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04.1235351563" calcext:value-type="float">
            <text:p>11504.1235351563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3d5-borg-target</text:p>
          </table:table-cell>
          <table:table-cell office:value-type="float" office:value="209" calcext:value-type="float">
            <text:p>209</text:p>
          </table:table-cell>
          <table:table-cell office:value-type="float" office:value="29456.5918722153" calcext:value-type="float">
            <text:p>29456.5918722153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4323.206110758" calcext:value-type="float">
            <text:p>144323.206110758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3d5-jmbb-target</text:p>
          </table:table-cell>
          <table:table-cell office:value-type="float" office:value="1640" calcext:value-type="float">
            <text:p>1640</text:p>
          </table:table-cell>
          <table:table-cell office:value-type="float" office:value="32695.5670003891" calcext:value-type="float">
            <text:p>32695.5670003891</text:p>
          </table:table-cell>
          <table:table-cell office:value-type="float" office:value="0" calcext:value-type="float">
            <text:p>0</text:p>
          </table:table-cell>
          <table:table-cell office:value-type="float" office:value="20664.0703125" calcext:value-type="float">
            <text:p>20664.0703125</text:p>
          </table:table-cell>
          <table:table-cell office:value-type="float" office:value="20414.7930539015" calcext:value-type="float">
            <text:p>20414.793053901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3d5-kopia-cache</text:p>
          </table:table-cell>
          <table:table-cell office:value-type="float" office:value="1628" calcext:value-type="float">
            <text:p>1628</text:p>
          </table:table-cell>
          <table:table-cell office:value-type="float" office:value="2180.37652683258" calcext:value-type="float">
            <text:p>2180.376526832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71.44076380624" calcext:value-type="float">
            <text:p>1371.44076380624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3d5-kopia-target</text:p>
          </table:table-cell>
          <table:table-cell office:value-type="float" office:value="5385" calcext:value-type="float">
            <text:p>5385</text:p>
          </table:table-cell>
          <table:table-cell office:value-type="float" office:value="50447.2039890289" calcext:value-type="float">
            <text:p>50447.20398902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92.931640625" calcext:value-type="float">
            <text:p>9592.93164062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436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1534948348999" calcext:value-type="float">
            <text:p>90.153494834899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39.6473388672" calcext:value-type="float">
            <text:p>11539.6473388672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436-borg-target</text:p>
          </table:table-cell>
          <table:table-cell office:value-type="float" office:value="215" calcext:value-type="float">
            <text:p>215</text:p>
          </table:table-cell>
          <table:table-cell office:value-type="float" office:value="30308.4944410324" calcext:value-type="float">
            <text:p>30308.494441032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4353.015384266" calcext:value-type="float">
            <text:p>144353.015384266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436-jmbb-target</text:p>
          </table:table-cell>
          <table:table-cell office:value-type="float" office:value="1679" calcext:value-type="float">
            <text:p>1679</text:p>
          </table:table-cell>
          <table:table-cell office:value-type="float" office:value="33604.9601659775" calcext:value-type="float">
            <text:p>33604.9601659775</text:p>
          </table:table-cell>
          <table:table-cell office:value-type="float" office:value="0" calcext:value-type="float">
            <text:p>0</text:p>
          </table:table-cell>
          <table:table-cell office:value-type="float" office:value="20585.2890625" calcext:value-type="float">
            <text:p>20585.2890625</text:p>
          </table:table-cell>
          <table:table-cell office:value-type="float" office:value="20495.2228766891" calcext:value-type="float">
            <text:p>20495.2228766891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436-kopia-cache</text:p>
          </table:table-cell>
          <table:table-cell office:value-type="float" office:value="1660" calcext:value-type="float">
            <text:p>1660</text:p>
          </table:table-cell>
          <table:table-cell office:value-type="float" office:value="2288.85789775848" calcext:value-type="float">
            <text:p>2288.857897758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11.92198030403" calcext:value-type="float">
            <text:p>1411.92198030403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436-kopia-target</text:p>
          </table:table-cell>
          <table:table-cell office:value-type="float" office:value="5571" calcext:value-type="float">
            <text:p>5571</text:p>
          </table:table-cell>
          <table:table-cell office:value-type="float" office:value="52245.3946485519" calcext:value-type="float">
            <text:p>52245.39464855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03.17431701978" calcext:value-type="float">
            <text:p>9603.1743170197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483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2940349578858" calcext:value-type="float">
            <text:p>90.2940349578858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57.6364746094" calcext:value-type="float">
            <text:p>11557.6364746094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483-borg-target</text:p>
          </table:table-cell>
          <table:table-cell office:value-type="float" office:value="220" calcext:value-type="float">
            <text:p>220</text:p>
          </table:table-cell>
          <table:table-cell office:value-type="float" office:value="30873.9378929138" calcext:value-type="float">
            <text:p>30873.9378929138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3704.147283381" calcext:value-type="float">
            <text:p>143704.147283381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483-jmbb-target</text:p>
          </table:table-cell>
          <table:table-cell office:value-type="float" office:value="1718" calcext:value-type="float">
            <text:p>1718</text:p>
          </table:table-cell>
          <table:table-cell office:value-type="float" office:value="34199.1596927643" calcext:value-type="float">
            <text:p>34199.1596927643</text:p>
          </table:table-cell>
          <table:table-cell office:value-type="float" office:value="0" calcext:value-type="float">
            <text:p>0</text:p>
          </table:table-cell>
          <table:table-cell office:value-type="float" office:value="20475.46875" calcext:value-type="float">
            <text:p>20475.46875</text:p>
          </table:table-cell>
          <table:table-cell office:value-type="float" office:value="20384.1324361994" calcext:value-type="float">
            <text:p>20384.132436199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483-kopia-cache</text:p>
          </table:table-cell>
          <table:table-cell office:value-type="float" office:value="1674" calcext:value-type="float">
            <text:p>1674</text:p>
          </table:table-cell>
          <table:table-cell office:value-type="float" office:value="2404.35608673096" calcext:value-type="float">
            <text:p>2404.356086730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70.76501362754" calcext:value-type="float">
            <text:p>1470.76501362754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483-kopia-target</text:p>
          </table:table-cell>
          <table:table-cell office:value-type="float" office:value="5668" calcext:value-type="float">
            <text:p>5668</text:p>
          </table:table-cell>
          <table:table-cell office:value-type="float" office:value="53181.1603937149" calcext:value-type="float">
            <text:p>53181.16039371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07.88783400919" calcext:value-type="float">
            <text:p>9607.8878340091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3datanfs-x34d7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0773077011109" calcext:value-type="float">
            <text:p>90.077307701110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29.8953857422" calcext:value-type="float">
            <text:p>11529.8953857422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3datanfs-x34d7-borg-target</text:p>
          </table:table-cell>
          <table:table-cell office:value-type="float" office:value="225" calcext:value-type="float">
            <text:p>225</text:p>
          </table:table-cell>
          <table:table-cell office:value-type="float" office:value="30988.056637764" calcext:value-type="float">
            <text:p>30988.05663776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1030.088875868" calcext:value-type="float">
            <text:p>141030.088875868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3datanfs-x34d7-jmbb-target</text:p>
          </table:table-cell>
          <table:table-cell office:value-type="float" office:value="1730" calcext:value-type="float">
            <text:p>1730</text:p>
          </table:table-cell>
          <table:table-cell office:value-type="float" office:value="34514.3839130402" calcext:value-type="float">
            <text:p>34514.3839130402</text:p>
          </table:table-cell>
          <table:table-cell office:value-type="float" office:value="0" calcext:value-type="float">
            <text:p>0</text:p>
          </table:table-cell>
          <table:table-cell office:value-type="float" office:value="20592.1796875" calcext:value-type="float">
            <text:p>20592.1796875</text:p>
          </table:table-cell>
          <table:table-cell office:value-type="float" office:value="20429.3231947706" calcext:value-type="float">
            <text:p>20429.323194770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3datanfs-x34d7-kopia-cache</text:p>
          </table:table-cell>
          <table:table-cell office:value-type="float" office:value="1689" calcext:value-type="float">
            <text:p>1689</text:p>
          </table:table-cell>
          <table:table-cell office:value-type="float" office:value="2488.63625621796" calcext:value-type="float">
            <text:p>2488.636256217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08.80019323102" calcext:value-type="float">
            <text:p>1508.80019323102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3datanfs-x34d7-kopia-target</text:p>
          </table:table-cell>
          <table:table-cell office:value-type="float" office:value="5729" calcext:value-type="float">
            <text:p>5729</text:p>
          </table:table-cell>
          <table:table-cell office:value-type="float" office:value="53615.442073822" calcext:value-type="float">
            <text:p>53615.4420738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83.21045271317" calcext:value-type="float">
            <text:p>9583.2104527131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initial-borg-cache</text:p>
          </table:table-cell>
          <table:table-cell office:value-type="float" office:value="8" calcext:value-type="float">
            <text:p>8</text:p>
          </table:table-cell>
          <table:table-cell office:value-type="float" office:value="0.0440359115600586" calcext:value-type="float">
            <text:p>0.044035911560059</text:p>
          </table:table-cell>
          <table:table-cell office:value-type="float" office:value="1" calcext:value-type="float">
            <text:p>1</text:p>
          </table:table-cell>
          <table:table-cell office:value-type="float" office:value="0.03662109375" calcext:value-type="float">
            <text:p>0.03662109375</text:p>
          </table:table-cell>
          <table:table-cell office:value-type="float" office:value="5.6365966796875" calcext:value-type="float">
            <text:p>5.636596679687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initial-borg-target</text:p>
          </table:table-cell>
          <table:table-cell office:value-type="float" office:value="11" calcext:value-type="float">
            <text:p>11</text:p>
          </table:table-cell>
          <table:table-cell office:value-type="float" office:value="0.0525703430175781" calcext:value-type="float">
            <text:p>0.052570343017578</text:p>
          </table:table-cell>
          <table:table-cell office:value-type="float" office:value="0" calcext:value-type="float">
            <text:p>0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4.89382102272727" calcext:value-type="float">
            <text:p>4.893821022727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4datasshfs-initial-bupstash-target</text:p>
          </table:table-cell>
          <table:table-cell office:value-type="float" office:value="4" calcext:value-type="float">
            <text:p>4</text:p>
          </table:table-cell>
          <table:table-cell office:value-type="float" office:value="0.0273532867431641" calcext:value-type="float">
            <text:p>0.027353286743164</text:p>
          </table:table-cell>
          <table:table-cell office:value-type="float" office:value="1" calcext:value-type="float">
            <text:p>1</text:p>
          </table:table-cell>
          <table:table-cell office:value-type="float" office:value="2.0048828125" calcext:value-type="float">
            <text:p>2.0048828125</text:p>
          </table:table-cell>
          <table:table-cell office:value-type="float" office:value="7.00244140625" calcext:value-type="float">
            <text:p>7.0024414062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4datasshfs-initial-jmbb-target</text:p>
          </table:table-cell>
          <table:table-cell office:value-type="float" office:value="2" calcext:value-type="float">
            <text:p>2</text:p>
          </table:table-cell>
          <table:table-cell office:value-type="float" office:value="0.00425910949707031" calcext:value-type="float">
            <text:p>0.004259109497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1806640625" calcext:value-type="float">
            <text:p>2.180664062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4datasshfs-initial-kopia-cache</text:p>
          </table:table-cell>
          <table:table-cell office:value-type="float" office:value="32" calcext:value-type="float">
            <text:p>32</text:p>
          </table:table-cell>
          <table:table-cell office:value-type="float" office:value="0.0705280303955078" calcext:value-type="float">
            <text:p>0.070528030395508</text:p>
          </table:table-cell>
          <table:table-cell office:value-type="float" office:value="1" calcext:value-type="float">
            <text:p>1</text:p>
          </table:table-cell>
          <table:table-cell office:value-type="float" office:value="2.10595703125" calcext:value-type="float">
            <text:p>2.10595703125</text:p>
          </table:table-cell>
          <table:table-cell office:value-type="float" office:value="2.25689697265625" calcext:value-type="float">
            <text:p>2.2568969726562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initial-kopia-target</text:p>
          </table:table-cell>
          <table:table-cell office:value-type="float" office:value="15" calcext:value-type="float">
            <text:p>15</text:p>
          </table:table-cell>
          <table:table-cell office:value-type="float" office:value="0.0447120666503906" calcext:value-type="float">
            <text:p>0.0447120666503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05234375" calcext:value-type="float">
            <text:p>3.0523437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a00-borg-cache</text:p>
          </table:table-cell>
          <table:table-cell office:value-type="float" office:value="8" calcext:value-type="float">
            <text:p>8</text:p>
          </table:table-cell>
          <table:table-cell office:value-type="float" office:value="49.6842613220215" calcext:value-type="float">
            <text:p>49.684261322021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359.58544921875" calcext:value-type="float">
            <text:p>6359.58544921875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a00-borg-target</text:p>
          </table:table-cell>
          <table:table-cell office:value-type="float" office:value="65" calcext:value-type="float">
            <text:p>65</text:p>
          </table:table-cell>
          <table:table-cell office:value-type="float" office:value="18011.5574836731" calcext:value-type="float">
            <text:p>18011.5574836731</text:p>
          </table:table-cell>
          <table:table-cell office:value-type="float" office:value="0" calcext:value-type="float">
            <text:p>0</text:p>
          </table:table-cell>
          <table:table-cell office:value-type="float" office:value="467990.208007812" calcext:value-type="float">
            <text:p>467990.208007812</text:p>
          </table:table-cell>
          <table:table-cell office:value-type="float" office:value="283751.305588942" calcext:value-type="float">
            <text:p>283751.305588942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4datasshfs-x2a00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12.9960975646973" calcext:value-type="float">
            <text:p>12.9960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436.00130208333" calcext:value-type="float">
            <text:p>4436.00130208333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a00-bupstash-target</text:p>
          </table:table-cell>
          <table:table-cell office:value-type="float" office:value="41708" calcext:value-type="float">
            <text:p>41708</text:p>
          </table:table-cell>
          <table:table-cell office:value-type="float" office:value="20942.8091611862" calcext:value-type="float">
            <text:p>20942.8091611862</text:p>
          </table:table-cell>
          <table:table-cell office:value-type="float" office:value="1" calcext:value-type="float">
            <text:p>1</text:p>
          </table:table-cell>
          <table:table-cell office:value-type="float" office:value="189.0751953125" calcext:value-type="float">
            <text:p>189.0751953125</text:p>
          </table:table-cell>
          <table:table-cell office:value-type="float" office:value="514.180410977623" calcext:value-type="float">
            <text:p>514.180410977623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a00-jmbb-target</text:p>
          </table:table-cell>
          <table:table-cell office:value-type="float" office:value="885" calcext:value-type="float">
            <text:p>885</text:p>
          </table:table-cell>
          <table:table-cell office:value-type="float" office:value="18283.6290521622" calcext:value-type="float">
            <text:p>18283.6290521622</text:p>
          </table:table-cell>
          <table:table-cell office:value-type="float" office:value="0" calcext:value-type="float">
            <text:p>0</text:p>
          </table:table-cell>
          <table:table-cell office:value-type="float" office:value="21073.8828125" calcext:value-type="float">
            <text:p>21073.8828125</text:p>
          </table:table-cell>
          <table:table-cell office:value-type="float" office:value="21155.2950840837" calcext:value-type="float">
            <text:p>21155.2950840837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a00-kopia-cache</text:p>
          </table:table-cell>
          <table:table-cell office:value-type="float" office:value="53" calcext:value-type="float">
            <text:p>53</text:p>
          </table:table-cell>
          <table:table-cell office:value-type="float" office:value="197.238441467285" calcext:value-type="float">
            <text:p>197.2384414672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10.79554834906" calcext:value-type="float">
            <text:p>3810.79554834906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a00-kopia-target</text:p>
          </table:table-cell>
          <table:table-cell office:value-type="float" office:value="2646" calcext:value-type="float">
            <text:p>2646</text:p>
          </table:table-cell>
          <table:table-cell office:value-type="float" office:value="24960.2121934891" calcext:value-type="float">
            <text:p>24960.21219348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59.58325250673" calcext:value-type="float">
            <text:p>9659.5832525067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a4c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0.1423139572144" calcext:value-type="float">
            <text:p>50.1423139572144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418.21618652344" calcext:value-type="float">
            <text:p>6418.21618652344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a4c-borg-target</text:p>
          </table:table-cell>
          <table:table-cell office:value-type="float" office:value="70" calcext:value-type="float">
            <text:p>70</text:p>
          </table:table-cell>
          <table:table-cell office:value-type="float" office:value="18423.0981369019" calcext:value-type="float">
            <text:p>18423.0981369019</text:p>
          </table:table-cell>
          <table:table-cell office:value-type="float" office:value="0" calcext:value-type="float">
            <text:p>0</text:p>
          </table:table-cell>
          <table:table-cell office:value-type="float" office:value="393244.179199219" calcext:value-type="float">
            <text:p>393244.179199219</text:p>
          </table:table-cell>
          <table:table-cell office:value-type="float" office:value="269503.60703125" calcext:value-type="float">
            <text:p>269503.60703125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4datasshfs-x2a4c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1.9179725646973" calcext:value-type="float">
            <text:p>21.917972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481.33463541667" calcext:value-type="float">
            <text:p>7481.3346354166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a4c-bupstash-target</text:p>
          </table:table-cell>
          <table:table-cell office:value-type="float" office:value="42264" calcext:value-type="float">
            <text:p>42264</text:p>
          </table:table-cell>
          <table:table-cell office:value-type="float" office:value="21347.0218076706" calcext:value-type="float">
            <text:p>21347.0218076706</text:p>
          </table:table-cell>
          <table:table-cell office:value-type="float" office:value="1" calcext:value-type="float">
            <text:p>1</text:p>
          </table:table-cell>
          <table:table-cell office:value-type="float" office:value="192.71630859375" calcext:value-type="float">
            <text:p>192.71630859375</text:p>
          </table:table-cell>
          <table:table-cell office:value-type="float" office:value="517.209689831883" calcext:value-type="float">
            <text:p>517.209689831883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a4c-jmbb-target</text:p>
          </table:table-cell>
          <table:table-cell office:value-type="float" office:value="911" calcext:value-type="float">
            <text:p>911</text:p>
          </table:table-cell>
          <table:table-cell office:value-type="float" office:value="18741.0045976639" calcext:value-type="float">
            <text:p>18741.0045976639</text:p>
          </table:table-cell>
          <table:table-cell office:value-type="float" office:value="0" calcext:value-type="float">
            <text:p>0</text:p>
          </table:table-cell>
          <table:table-cell office:value-type="float" office:value="20999.1953125" calcext:value-type="float">
            <text:p>20999.1953125</text:p>
          </table:table-cell>
          <table:table-cell office:value-type="float" office:value="21065.6297563203" calcext:value-type="float">
            <text:p>21065.6297563203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a4c-kopia-cache</text:p>
          </table:table-cell>
          <table:table-cell office:value-type="float" office:value="67" calcext:value-type="float">
            <text:p>67</text:p>
          </table:table-cell>
          <table:table-cell office:value-type="float" office:value="236.376411437988" calcext:value-type="float">
            <text:p>236.3764114379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12.67828824627" calcext:value-type="float">
            <text:p>3612.67828824627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a4c-kopia-target</text:p>
          </table:table-cell>
          <table:table-cell office:value-type="float" office:value="2718" calcext:value-type="float">
            <text:p>2718</text:p>
          </table:table-cell>
          <table:table-cell office:value-type="float" office:value="25579.5930109024" calcext:value-type="float">
            <text:p>25579.59301090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37.05049417368" calcext:value-type="float">
            <text:p>9637.0504941736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aaf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0.4211025238037" calcext:value-type="float">
            <text:p>50.4211025238037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453.90112304688" calcext:value-type="float">
            <text:p>6453.90112304688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aaf-borg-target</text:p>
          </table:table-cell>
          <table:table-cell office:value-type="float" office:value="76" calcext:value-type="float">
            <text:p>76</text:p>
          </table:table-cell>
          <table:table-cell office:value-type="float" office:value="19058.8160877228" calcext:value-type="float">
            <text:p>19058.8160877228</text:p>
          </table:table-cell>
          <table:table-cell office:value-type="float" office:value="0" calcext:value-type="float">
            <text:p>0</text:p>
          </table:table-cell>
          <table:table-cell office:value-type="float" office:value="278987.090820312" calcext:value-type="float">
            <text:p>278987.090820312</text:p>
          </table:table-cell>
          <table:table-cell office:value-type="float" office:value="256792.469392475" calcext:value-type="float">
            <text:p>256792.469392475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4datasshfs-x2aaf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0625038146973" calcext:value-type="float">
            <text:p>22.06250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530.66796875" calcext:value-type="float">
            <text:p>7530.6679687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aaf-bupstash-target</text:p>
          </table:table-cell>
          <table:table-cell office:value-type="float" office:value="42915" calcext:value-type="float">
            <text:p>42915</text:p>
          </table:table-cell>
          <table:table-cell office:value-type="float" office:value="21983.0435037613" calcext:value-type="float">
            <text:p>21983.0435037613</text:p>
          </table:table-cell>
          <table:table-cell office:value-type="float" office:value="1" calcext:value-type="float">
            <text:p>1</text:p>
          </table:table-cell>
          <table:table-cell office:value-type="float" office:value="198.3056640625" calcext:value-type="float">
            <text:p>198.3056640625</text:p>
          </table:table-cell>
          <table:table-cell office:value-type="float" office:value="524.540057039533" calcext:value-type="float">
            <text:p>524.540057039533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aaf-jmbb-target</text:p>
          </table:table-cell>
          <table:table-cell office:value-type="float" office:value="948" calcext:value-type="float">
            <text:p>948</text:p>
          </table:table-cell>
          <table:table-cell office:value-type="float" office:value="19451.4525747299" calcext:value-type="float">
            <text:p>19451.4525747299</text:p>
          </table:table-cell>
          <table:table-cell office:value-type="float" office:value="0" calcext:value-type="float">
            <text:p>0</text:p>
          </table:table-cell>
          <table:table-cell office:value-type="float" office:value="21067.2265625" calcext:value-type="float">
            <text:p>21067.2265625</text:p>
          </table:table-cell>
          <table:table-cell office:value-type="float" office:value="21010.8517262905" calcext:value-type="float">
            <text:p>21010.851726290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aaf-kopia-cache</text:p>
          </table:table-cell>
          <table:table-cell office:value-type="float" office:value="82" calcext:value-type="float">
            <text:p>82</text:p>
          </table:table-cell>
          <table:table-cell office:value-type="float" office:value="270.622036933899" calcext:value-type="float">
            <text:p>270.6220369338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79.47519293064" calcext:value-type="float">
            <text:p>3379.47519293064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aaf-kopia-target</text:p>
          </table:table-cell>
          <table:table-cell office:value-type="float" office:value="2817" calcext:value-type="float">
            <text:p>2817</text:p>
          </table:table-cell>
          <table:table-cell office:value-type="float" office:value="26508.5293083191" calcext:value-type="float">
            <text:p>26508.52930831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36.04331264421" calcext:value-type="float">
            <text:p>9636.0433126442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af8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0.9206924438477" calcext:value-type="float">
            <text:p>50.9206924438477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6517.8486328125" calcext:value-type="float">
            <text:p>6517.8486328125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af8-borg-target</text:p>
          </table:table-cell>
          <table:table-cell office:value-type="float" office:value="80" calcext:value-type="float">
            <text:p>80</text:p>
          </table:table-cell>
          <table:table-cell office:value-type="float" office:value="19189.5225725174" calcext:value-type="float">
            <text:p>19189.5225725174</text:p>
          </table:table-cell>
          <table:table-cell office:value-type="float" office:value="0" calcext:value-type="float">
            <text:p>0</text:p>
          </table:table-cell>
          <table:table-cell office:value-type="float" office:value="185441.590820312" calcext:value-type="float">
            <text:p>185441.590820312</text:p>
          </table:table-cell>
          <table:table-cell office:value-type="float" office:value="245625.888928223" calcext:value-type="float">
            <text:p>245625.888928223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4datasshfs-x2af8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2382850646973" calcext:value-type="float">
            <text:p>22.23828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590.66796875" calcext:value-type="float">
            <text:p>7590.6679687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af8-bupstash-target</text:p>
          </table:table-cell>
          <table:table-cell office:value-type="float" office:value="43114" calcext:value-type="float">
            <text:p>43114</text:p>
          </table:table-cell>
          <table:table-cell office:value-type="float" office:value="22047.4700393677" calcext:value-type="float">
            <text:p>22047.4700393677</text:p>
          </table:table-cell>
          <table:table-cell office:value-type="float" office:value="1" calcext:value-type="float">
            <text:p>1</text:p>
          </table:table-cell>
          <table:table-cell office:value-type="float" office:value="199.33935546875" calcext:value-type="float">
            <text:p>199.33935546875</text:p>
          </table:table-cell>
          <table:table-cell office:value-type="float" office:value="523.649146920084" calcext:value-type="float">
            <text:p>523.649146920084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af8-jmbb-target</text:p>
          </table:table-cell>
          <table:table-cell office:value-type="float" office:value="958" calcext:value-type="float">
            <text:p>958</text:p>
          </table:table-cell>
          <table:table-cell office:value-type="float" office:value="19610.8029527664" calcext:value-type="float">
            <text:p>19610.8029527664</text:p>
          </table:table-cell>
          <table:table-cell office:value-type="float" office:value="0" calcext:value-type="float">
            <text:p>0</text:p>
          </table:table-cell>
          <table:table-cell office:value-type="float" office:value="20997.78125" calcext:value-type="float">
            <text:p>20997.78125</text:p>
          </table:table-cell>
          <table:table-cell office:value-type="float" office:value="20961.8603586981" calcext:value-type="float">
            <text:p>20961.8603586981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af8-kopia-cache</text:p>
          </table:table-cell>
          <table:table-cell office:value-type="float" office:value="96" calcext:value-type="float">
            <text:p>96</text:p>
          </table:table-cell>
          <table:table-cell office:value-type="float" office:value="308.255831718445" calcext:value-type="float">
            <text:p>308.2558317184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88.06220499674" calcext:value-type="float">
            <text:p>3288.06220499674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af8-kopia-target</text:p>
          </table:table-cell>
          <table:table-cell office:value-type="float" office:value="2876" calcext:value-type="float">
            <text:p>2876</text:p>
          </table:table-cell>
          <table:table-cell office:value-type="float" office:value="26984.1027021408" calcext:value-type="float">
            <text:p>26984.10270214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07.69164359951" calcext:value-type="float">
            <text:p>9607.6916435995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b81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8.6995506286621" calcext:value-type="float">
            <text:p>58.699550628662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513.54248046875" calcext:value-type="float">
            <text:p>7513.54248046875</text:p>
          </table:table-cell>
          <table:table-cell office:value-type="float" office:value="39" calcext:value-type="float">
            <text:p>3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b81-borg-target</text:p>
          </table:table-cell>
          <table:table-cell office:value-type="float" office:value="86" calcext:value-type="float">
            <text:p>86</text:p>
          </table:table-cell>
          <table:table-cell office:value-type="float" office:value="19442.461894989" calcext:value-type="float">
            <text:p>19442.461894989</text:p>
          </table:table-cell>
          <table:table-cell office:value-type="float" office:value="0" calcext:value-type="float">
            <text:p>0</text:p>
          </table:table-cell>
          <table:table-cell office:value-type="float" office:value="8732.55859375" calcext:value-type="float">
            <text:p>8732.55859375</text:p>
          </table:table-cell>
          <table:table-cell office:value-type="float" office:value="231500.941633358" calcext:value-type="float">
            <text:p>231500.941633358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4datasshfs-x2b81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6953163146973" calcext:value-type="float">
            <text:p>22.695316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746.66796875" calcext:value-type="float">
            <text:p>7746.6679687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b81-bupstash-target</text:p>
          </table:table-cell>
          <table:table-cell office:value-type="float" office:value="43769" calcext:value-type="float">
            <text:p>43769</text:p>
          </table:table-cell>
          <table:table-cell office:value-type="float" office:value="22259.831735611" calcext:value-type="float">
            <text:p>22259.831735611</text:p>
          </table:table-cell>
          <table:table-cell office:value-type="float" office:value="1" calcext:value-type="float">
            <text:p>1</text:p>
          </table:table-cell>
          <table:table-cell office:value-type="float" office:value="198.1513671875" calcext:value-type="float">
            <text:p>198.1513671875</text:p>
          </table:table-cell>
          <table:table-cell office:value-type="float" office:value="520.781093862451" calcext:value-type="float">
            <text:p>520.781093862451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b81-jmbb-target</text:p>
          </table:table-cell>
          <table:table-cell office:value-type="float" office:value="979" calcext:value-type="float">
            <text:p>979</text:p>
          </table:table-cell>
          <table:table-cell office:value-type="float" office:value="19891.1779069901" calcext:value-type="float">
            <text:p>19891.1779069901</text:p>
          </table:table-cell>
          <table:table-cell office:value-type="float" office:value="0" calcext:value-type="float">
            <text:p>0</text:p>
          </table:table-cell>
          <table:table-cell office:value-type="float" office:value="20599.1015625" calcext:value-type="float">
            <text:p>20599.1015625</text:p>
          </table:table-cell>
          <table:table-cell office:value-type="float" office:value="20805.4812837158" calcext:value-type="float">
            <text:p>20805.4812837158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b81-kopia-cache</text:p>
          </table:table-cell>
          <table:table-cell office:value-type="float" office:value="109" calcext:value-type="float">
            <text:p>109</text:p>
          </table:table-cell>
          <table:table-cell office:value-type="float" office:value="368.951740264893" calcext:value-type="float">
            <text:p>368.95174026489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66.11543147936" calcext:value-type="float">
            <text:p>3466.11543147936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b81-kopia-target</text:p>
          </table:table-cell>
          <table:table-cell office:value-type="float" office:value="2939" calcext:value-type="float">
            <text:p>2939</text:p>
          </table:table-cell>
          <table:table-cell office:value-type="float" office:value="27508.2699584961" calcext:value-type="float">
            <text:p>27508.26995849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84.37170381082" calcext:value-type="float">
            <text:p>9584.3717038108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bc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9.2875308990479" calcext:value-type="float">
            <text:p>59.287530899047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588.80395507813" calcext:value-type="float">
            <text:p>7588.80395507813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bcb-borg-target</text:p>
          </table:table-cell>
          <table:table-cell office:value-type="float" office:value="92" calcext:value-type="float">
            <text:p>92</text:p>
          </table:table-cell>
          <table:table-cell office:value-type="float" office:value="19408.9628801346" calcext:value-type="float">
            <text:p>19408.96288013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30.195535411" calcext:value-type="float">
            <text:p>216030.195535411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2bcb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8632850646973" calcext:value-type="float">
            <text:p>22.86328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804.00130208333" calcext:value-type="float">
            <text:p>7804.00130208333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bcb-bupstash-target</text:p>
          </table:table-cell>
          <table:table-cell office:value-type="float" office:value="43806" calcext:value-type="float">
            <text:p>43806</text:p>
          </table:table-cell>
          <table:table-cell office:value-type="float" office:value="22193.7237586975" calcext:value-type="float">
            <text:p>22193.7237586975</text:p>
          </table:table-cell>
          <table:table-cell office:value-type="float" office:value="1" calcext:value-type="float">
            <text:p>1</text:p>
          </table:table-cell>
          <table:table-cell office:value-type="float" office:value="197.453125" calcext:value-type="float">
            <text:p>197.453125</text:p>
          </table:table-cell>
          <table:table-cell office:value-type="float" office:value="518.795898482086" calcext:value-type="float">
            <text:p>518.79589848208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bcb-jmbb-target</text:p>
          </table:table-cell>
          <table:table-cell office:value-type="float" office:value="986" calcext:value-type="float">
            <text:p>986</text:p>
          </table:table-cell>
          <table:table-cell office:value-type="float" office:value="19991.8809671402" calcext:value-type="float">
            <text:p>19991.8809671402</text:p>
          </table:table-cell>
          <table:table-cell office:value-type="float" office:value="0" calcext:value-type="float">
            <text:p>0</text:p>
          </table:table-cell>
          <table:table-cell office:value-type="float" office:value="20567.4609375" calcext:value-type="float">
            <text:p>20567.4609375</text:p>
          </table:table-cell>
          <table:table-cell office:value-type="float" office:value="20762.3591382876" calcext:value-type="float">
            <text:p>20762.359138287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bcb-kopia-cache</text:p>
          </table:table-cell>
          <table:table-cell office:value-type="float" office:value="124" calcext:value-type="float">
            <text:p>124</text:p>
          </table:table-cell>
          <table:table-cell office:value-type="float" office:value="411.631414413452" calcext:value-type="float">
            <text:p>411.6314144134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99.27877709173" calcext:value-type="float">
            <text:p>3399.27877709173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bcb-kopia-target</text:p>
          </table:table-cell>
          <table:table-cell office:value-type="float" office:value="2992" calcext:value-type="float">
            <text:p>2992</text:p>
          </table:table-cell>
          <table:table-cell office:value-type="float" office:value="27917.4325389862" calcext:value-type="float">
            <text:p>27917.43253898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54.62931815571" calcext:value-type="float">
            <text:p>9554.6293181557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c15-borg-cache</text:p>
          </table:table-cell>
          <table:table-cell office:value-type="float" office:value="8" calcext:value-type="float">
            <text:p>8</text:p>
          </table:table-cell>
          <table:table-cell office:value-type="float" office:value="59.6821575164795" calcext:value-type="float">
            <text:p>59.682157516479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639.31616210938" calcext:value-type="float">
            <text:p>7639.31616210938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c15-borg-target</text:p>
          </table:table-cell>
          <table:table-cell office:value-type="float" office:value="96" calcext:value-type="float">
            <text:p>96</text:p>
          </table:table-cell>
          <table:table-cell office:value-type="float" office:value="19883.4027233124" calcext:value-type="float">
            <text:p>19883.4027233124</text:p>
          </table:table-cell>
          <table:table-cell office:value-type="float" office:value="0" calcext:value-type="float">
            <text:p>0</text:p>
          </table:table-cell>
          <table:table-cell office:value-type="float" office:value="0.533203125" calcext:value-type="float">
            <text:p>0.533203125</text:p>
          </table:table-cell>
          <table:table-cell office:value-type="float" office:value="212089.629048665" calcext:value-type="float">
            <text:p>212089.629048665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2c15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2.9218788146973" calcext:value-type="float">
            <text:p>22.921878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824.00130208333" calcext:value-type="float">
            <text:p>7824.00130208333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c15-bupstash-target</text:p>
          </table:table-cell>
          <table:table-cell office:value-type="float" office:value="44533" calcext:value-type="float">
            <text:p>44533</text:p>
          </table:table-cell>
          <table:table-cell office:value-type="float" office:value="22758.7538824081" calcext:value-type="float">
            <text:p>22758.7538824081</text:p>
          </table:table-cell>
          <table:table-cell office:value-type="float" office:value="1" calcext:value-type="float">
            <text:p>1</text:p>
          </table:table-cell>
          <table:table-cell office:value-type="float" office:value="202.169921875" calcext:value-type="float">
            <text:p>202.169921875</text:p>
          </table:table-cell>
          <table:table-cell office:value-type="float" office:value="523.318976390226" calcext:value-type="float">
            <text:p>523.31897639022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c15-jmbb-target</text:p>
          </table:table-cell>
          <table:table-cell office:value-type="float" office:value="1014" calcext:value-type="float">
            <text:p>1014</text:p>
          </table:table-cell>
          <table:table-cell office:value-type="float" office:value="20548.6095638275" calcext:value-type="float">
            <text:p>20548.6095638275</text:p>
          </table:table-cell>
          <table:table-cell office:value-type="float" office:value="0" calcext:value-type="float">
            <text:p>0</text:p>
          </table:table-cell>
          <table:table-cell office:value-type="float" office:value="20544.0390625" calcext:value-type="float">
            <text:p>20544.0390625</text:p>
          </table:table-cell>
          <table:table-cell office:value-type="float" office:value="20751.2585733327" calcext:value-type="float">
            <text:p>20751.2585733327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c15-kopia-cache</text:p>
          </table:table-cell>
          <table:table-cell office:value-type="float" office:value="240" calcext:value-type="float">
            <text:p>240</text:p>
          </table:table-cell>
          <table:table-cell office:value-type="float" office:value="479.202953338623" calcext:value-type="float">
            <text:p>479.2029533386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44.59926757812" calcext:value-type="float">
            <text:p>2044.59926757812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c15-kopia-target</text:p>
          </table:table-cell>
          <table:table-cell office:value-type="float" office:value="3077" calcext:value-type="float">
            <text:p>3077</text:p>
          </table:table-cell>
          <table:table-cell office:value-type="float" office:value="28686.7180805206" calcext:value-type="float">
            <text:p>28686.71808052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46.70110966952" calcext:value-type="float">
            <text:p>9546.7011096695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c80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0.210563659668" calcext:value-type="float">
            <text:p>60.210563659668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706.9521484375" calcext:value-type="float">
            <text:p>7706.9521484375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c80-borg-target</text:p>
          </table:table-cell>
          <table:table-cell office:value-type="float" office:value="100" calcext:value-type="float">
            <text:p>100</text:p>
          </table:table-cell>
          <table:table-cell office:value-type="float" office:value="20055.6130580902" calcext:value-type="float">
            <text:p>20055.6130580902</text:p>
          </table:table-cell>
          <table:table-cell office:value-type="float" office:value="0" calcext:value-type="float">
            <text:p>0</text:p>
          </table:table-cell>
          <table:table-cell office:value-type="float" office:value="0.12841796875" calcext:value-type="float">
            <text:p>0.12841796875</text:p>
          </table:table-cell>
          <table:table-cell office:value-type="float" office:value="205369.477714844" calcext:value-type="float">
            <text:p>205369.477714844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2c80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3.2460975646973" calcext:value-type="float">
            <text:p>23.2460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934.66796875" calcext:value-type="float">
            <text:p>7934.66796875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c80-bupstash-target</text:p>
          </table:table-cell>
          <table:table-cell office:value-type="float" office:value="44862" calcext:value-type="float">
            <text:p>44862</text:p>
          </table:table-cell>
          <table:table-cell office:value-type="float" office:value="22947.2538414001" calcext:value-type="float">
            <text:p>22947.2538414001</text:p>
          </table:table-cell>
          <table:table-cell office:value-type="float" office:value="1" calcext:value-type="float">
            <text:p>1</text:p>
          </table:table-cell>
          <table:table-cell office:value-type="float" office:value="203.0322265625" calcext:value-type="float">
            <text:p>203.0322265625</text:p>
          </table:table-cell>
          <table:table-cell office:value-type="float" office:value="523.783779893757" calcext:value-type="float">
            <text:p>523.78377989375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c80-jmbb-target</text:p>
          </table:table-cell>
          <table:table-cell office:value-type="float" office:value="1030" calcext:value-type="float">
            <text:p>1030</text:p>
          </table:table-cell>
          <table:table-cell office:value-type="float" office:value="20869.7058963776" calcext:value-type="float">
            <text:p>20869.7058963776</text:p>
          </table:table-cell>
          <table:table-cell office:value-type="float" office:value="0" calcext:value-type="float">
            <text:p>0</text:p>
          </table:table-cell>
          <table:table-cell office:value-type="float" office:value="20580.3515625" calcext:value-type="float">
            <text:p>20580.3515625</text:p>
          </table:table-cell>
          <table:table-cell office:value-type="float" office:value="20748.1347940686" calcext:value-type="float">
            <text:p>20748.134794068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c80-kopia-cache</text:p>
          </table:table-cell>
          <table:table-cell office:value-type="float" office:value="256" calcext:value-type="float">
            <text:p>256</text:p>
          </table:table-cell>
          <table:table-cell office:value-type="float" office:value="535.558151245117" calcext:value-type="float">
            <text:p>535.5581512451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42.23260498047" calcext:value-type="float">
            <text:p>2142.23260498047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c80-kopia-target</text:p>
          </table:table-cell>
          <table:table-cell office:value-type="float" office:value="3134" calcext:value-type="float">
            <text:p>3134</text:p>
          </table:table-cell>
          <table:table-cell office:value-type="float" office:value="29121.1324148178" calcext:value-type="float">
            <text:p>29121.13241481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15.00944249312" calcext:value-type="float">
            <text:p>9515.0094424931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cc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0.8921842575073" calcext:value-type="float">
            <text:p>60.8921842575073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794.19958496094" calcext:value-type="float">
            <text:p>7794.19958496094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ccb-borg-target</text:p>
          </table:table-cell>
          <table:table-cell office:value-type="float" office:value="106" calcext:value-type="float">
            <text:p>106</text:p>
          </table:table-cell>
          <table:table-cell office:value-type="float" office:value="20566.2878541946" calcext:value-type="float">
            <text:p>20566.2878541946</text:p>
          </table:table-cell>
          <table:table-cell office:value-type="float" office:value="0" calcext:value-type="float">
            <text:p>0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198678.101534861" calcext:value-type="float">
            <text:p>198678.101534861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2ccb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3.6210975646973" calcext:value-type="float">
            <text:p>23.6210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62.66796875" calcext:value-type="float">
            <text:p>8062.66796875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ccb-bupstash-target</text:p>
          </table:table-cell>
          <table:table-cell office:value-type="float" office:value="45787" calcext:value-type="float">
            <text:p>45787</text:p>
          </table:table-cell>
          <table:table-cell office:value-type="float" office:value="23493.0547466278" calcext:value-type="float">
            <text:p>23493.0547466278</text:p>
          </table:table-cell>
          <table:table-cell office:value-type="float" office:value="1" calcext:value-type="float">
            <text:p>1</text:p>
          </table:table-cell>
          <table:table-cell office:value-type="float" office:value="205.6298828125" calcext:value-type="float">
            <text:p>205.6298828125</text:p>
          </table:table-cell>
          <table:table-cell office:value-type="float" office:value="525.408698114025" calcext:value-type="float">
            <text:p>525.408698114025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ccb-jmbb-target</text:p>
          </table:table-cell>
          <table:table-cell office:value-type="float" office:value="1054" calcext:value-type="float">
            <text:p>1054</text:p>
          </table:table-cell>
          <table:table-cell office:value-type="float" office:value="21308.4059610367" calcext:value-type="float">
            <text:p>21308.4059610367</text:p>
          </table:table-cell>
          <table:table-cell office:value-type="float" office:value="0" calcext:value-type="float">
            <text:p>0</text:p>
          </table:table-cell>
          <table:table-cell office:value-type="float" office:value="20580.3515625" calcext:value-type="float">
            <text:p>20580.3515625</text:p>
          </table:table-cell>
          <table:table-cell office:value-type="float" office:value="20701.9048426011" calcext:value-type="float">
            <text:p>20701.9048426011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ccb-kopia-cache</text:p>
          </table:table-cell>
          <table:table-cell office:value-type="float" office:value="821" calcext:value-type="float">
            <text:p>821</text:p>
          </table:table-cell>
          <table:table-cell office:value-type="float" office:value="588.148901939392" calcext:value-type="float">
            <text:p>588.1489019393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33.57426989761" calcext:value-type="float">
            <text:p>733.57426989761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ccb-kopia-target</text:p>
          </table:table-cell>
          <table:table-cell office:value-type="float" office:value="3222" calcext:value-type="float">
            <text:p>3222</text:p>
          </table:table-cell>
          <table:table-cell office:value-type="float" office:value="29862.8851661682" calcext:value-type="float">
            <text:p>29862.88516616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90.87349787593" calcext:value-type="float">
            <text:p>9490.8734978759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d17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1.5231676101685" calcext:value-type="float">
            <text:p>61.523167610168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874.96545410156" calcext:value-type="float">
            <text:p>7874.96545410156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d17-borg-target</text:p>
          </table:table-cell>
          <table:table-cell office:value-type="float" office:value="110" calcext:value-type="float">
            <text:p>110</text:p>
          </table:table-cell>
          <table:table-cell office:value-type="float" office:value="20822.9094829559" calcext:value-type="float">
            <text:p>20822.9094829559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93842.357368608" calcext:value-type="float">
            <text:p>193842.357368608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2d17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3.9648475646973" calcext:value-type="float">
            <text:p>23.96484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180.00130208333" calcext:value-type="float">
            <text:p>8180.00130208333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d17-bupstash-target</text:p>
          </table:table-cell>
          <table:table-cell office:value-type="float" office:value="46220" calcext:value-type="float">
            <text:p>46220</text:p>
          </table:table-cell>
          <table:table-cell office:value-type="float" office:value="23752.7843885422" calcext:value-type="float">
            <text:p>23752.7843885422</text:p>
          </table:table-cell>
          <table:table-cell office:value-type="float" office:value="1" calcext:value-type="float">
            <text:p>1</text:p>
          </table:table-cell>
          <table:table-cell office:value-type="float" office:value="207.38232421875" calcext:value-type="float">
            <text:p>207.38232421875</text:p>
          </table:table-cell>
          <table:table-cell office:value-type="float" office:value="526.240831109199" calcext:value-type="float">
            <text:p>526.240831109199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d17-jmbb-target</text:p>
          </table:table-cell>
          <table:table-cell office:value-type="float" office:value="1076" calcext:value-type="float">
            <text:p>1076</text:p>
          </table:table-cell>
          <table:table-cell office:value-type="float" office:value="21663.4017238617" calcext:value-type="float">
            <text:p>21663.4017238617</text:p>
          </table:table-cell>
          <table:table-cell office:value-type="float" office:value="0" calcext:value-type="float">
            <text:p>0</text:p>
          </table:table-cell>
          <table:table-cell office:value-type="float" office:value="20567.4609375" calcext:value-type="float">
            <text:p>20567.4609375</text:p>
          </table:table-cell>
          <table:table-cell office:value-type="float" office:value="20616.4715290282" calcext:value-type="float">
            <text:p>20616.471529028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d17-kopia-cache</text:p>
          </table:table-cell>
          <table:table-cell office:value-type="float" office:value="835" calcext:value-type="float">
            <text:p>835</text:p>
          </table:table-cell>
          <table:table-cell office:value-type="float" office:value="636.014851570129" calcext:value-type="float">
            <text:p>636.0148515701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79.975099410554" calcext:value-type="float">
            <text:p>779.975099410554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d17-kopia-target</text:p>
          </table:table-cell>
          <table:table-cell office:value-type="float" office:value="3280" calcext:value-type="float">
            <text:p>3280</text:p>
          </table:table-cell>
          <table:table-cell office:value-type="float" office:value="30372.1753540039" calcext:value-type="float">
            <text:p>30372.17535400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82.04498856707" calcext:value-type="float">
            <text:p>9482.0449885670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d6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2.1730871200562" calcext:value-type="float">
            <text:p>62.1730871200562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7958.15515136719" calcext:value-type="float">
            <text:p>7958.15515136719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d6b-borg-target</text:p>
          </table:table-cell>
          <table:table-cell office:value-type="float" office:value="115" calcext:value-type="float">
            <text:p>115</text:p>
          </table:table-cell>
          <table:table-cell office:value-type="float" office:value="21157.9434680939" calcext:value-type="float">
            <text:p>21157.9434680939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88397.687924592" calcext:value-type="float">
            <text:p>188397.687924592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2d6b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4.5859413146973" calcext:value-type="float">
            <text:p>24.585941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392.00130208333" calcext:value-type="float">
            <text:p>8392.00130208333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d6b-bupstash-target</text:p>
          </table:table-cell>
          <table:table-cell office:value-type="float" office:value="46663" calcext:value-type="float">
            <text:p>46663</text:p>
          </table:table-cell>
          <table:table-cell office:value-type="float" office:value="24083.4651517868" calcext:value-type="float">
            <text:p>24083.4651517868</text:p>
          </table:table-cell>
          <table:table-cell office:value-type="float" office:value="1" calcext:value-type="float">
            <text:p>1</text:p>
          </table:table-cell>
          <table:table-cell office:value-type="float" office:value="210.3671875" calcext:value-type="float">
            <text:p>210.3671875</text:p>
          </table:table-cell>
          <table:table-cell office:value-type="float" office:value="528.501560453243" calcext:value-type="float">
            <text:p>528.501560453243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d6b-jmbb-target</text:p>
          </table:table-cell>
          <table:table-cell office:value-type="float" office:value="1101" calcext:value-type="float">
            <text:p>1101</text:p>
          </table:table-cell>
          <table:table-cell office:value-type="float" office:value="22145.6233558655" calcext:value-type="float">
            <text:p>22145.6233558655</text:p>
          </table:table-cell>
          <table:table-cell office:value-type="float" office:value="0" calcext:value-type="float">
            <text:p>0</text:p>
          </table:table-cell>
          <table:table-cell office:value-type="float" office:value="20591.1484375" calcext:value-type="float">
            <text:p>20591.1484375</text:p>
          </table:table-cell>
          <table:table-cell office:value-type="float" office:value="20596.8377079076" calcext:value-type="float">
            <text:p>20596.837707907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d6b-kopia-cache</text:p>
          </table:table-cell>
          <table:table-cell office:value-type="float" office:value="1163" calcext:value-type="float">
            <text:p>1163</text:p>
          </table:table-cell>
          <table:table-cell office:value-type="float" office:value="695.73798084259" calcext:value-type="float">
            <text:p>695.737980842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12.584430251774" calcext:value-type="float">
            <text:p>612.584430251774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d6b-kopia-target</text:p>
          </table:table-cell>
          <table:table-cell office:value-type="float" office:value="3358" calcext:value-type="float">
            <text:p>3358</text:p>
          </table:table-cell>
          <table:table-cell office:value-type="float" office:value="30972.5848608017" calcext:value-type="float">
            <text:p>30972.58486080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44.88591347854" calcext:value-type="float">
            <text:p>9444.8859134785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dbf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4.4660844802857" calcext:value-type="float">
            <text:p>64.4660844802857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251.65881347656" calcext:value-type="float">
            <text:p>8251.65881347656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dbf-borg-target</text:p>
          </table:table-cell>
          <table:table-cell office:value-type="float" office:value="120" calcext:value-type="float">
            <text:p>120</text:p>
          </table:table-cell>
          <table:table-cell office:value-type="float" office:value="21416.9837265015" calcext:value-type="float">
            <text:p>21416.9837265015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82758.261132813" calcext:value-type="float">
            <text:p>182758.261132813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2dbf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5.0820350646973" calcext:value-type="float">
            <text:p>25.08203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561.33463541667" calcext:value-type="float">
            <text:p>8561.33463541667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dbf-bupstash-target</text:p>
          </table:table-cell>
          <table:table-cell office:value-type="float" office:value="47230" calcext:value-type="float">
            <text:p>47230</text:p>
          </table:table-cell>
          <table:table-cell office:value-type="float" office:value="24433.8484725952" calcext:value-type="float">
            <text:p>24433.8484725952</text:p>
          </table:table-cell>
          <table:table-cell office:value-type="float" office:value="1" calcext:value-type="float">
            <text:p>1</text:p>
          </table:table-cell>
          <table:table-cell office:value-type="float" office:value="213.0634765625" calcext:value-type="float">
            <text:p>213.0634765625</text:p>
          </table:table-cell>
          <table:table-cell office:value-type="float" office:value="529.753564173989" calcext:value-type="float">
            <text:p>529.753564173989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dbf-jmbb-target</text:p>
          </table:table-cell>
          <table:table-cell office:value-type="float" office:value="1122" calcext:value-type="float">
            <text:p>1122</text:p>
          </table:table-cell>
          <table:table-cell office:value-type="float" office:value="22531.7841453552" calcext:value-type="float">
            <text:p>22531.7841453552</text:p>
          </table:table-cell>
          <table:table-cell office:value-type="float" office:value="0" calcext:value-type="float">
            <text:p>0</text:p>
          </table:table-cell>
          <table:table-cell office:value-type="float" office:value="20544.0390625" calcext:value-type="float">
            <text:p>20544.0390625</text:p>
          </table:table-cell>
          <table:table-cell office:value-type="float" office:value="20563.7673483456" calcext:value-type="float">
            <text:p>20563.7673483456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dbf-kopia-cache</text:p>
          </table:table-cell>
          <table:table-cell office:value-type="float" office:value="1178" calcext:value-type="float">
            <text:p>1178</text:p>
          </table:table-cell>
          <table:table-cell office:value-type="float" office:value="767.397119522095" calcext:value-type="float">
            <text:p>767.3971195220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67.075255000531" calcext:value-type="float">
            <text:p>667.075255000531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dbf-kopia-target</text:p>
          </table:table-cell>
          <table:table-cell office:value-type="float" office:value="3421" calcext:value-type="float">
            <text:p>3421</text:p>
          </table:table-cell>
          <table:table-cell office:value-type="float" office:value="31452.8451833725" calcext:value-type="float">
            <text:p>31452.84518337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14.70723992208" calcext:value-type="float">
            <text:p>9414.7072399220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e0c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4.9730920791626" calcext:value-type="float">
            <text:p>64.973092079162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316.55578613281" calcext:value-type="float">
            <text:p>8316.55578613281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e0c-borg-target</text:p>
          </table:table-cell>
          <table:table-cell office:value-type="float" office:value="126" calcext:value-type="float">
            <text:p>126</text:p>
          </table:table-cell>
          <table:table-cell office:value-type="float" office:value="21801.5151758194" calcext:value-type="float">
            <text:p>21801.515175819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77180.567778088" calcext:value-type="float">
            <text:p>177180.567778088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2e0c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5.5859413146973" calcext:value-type="float">
            <text:p>25.585941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733.33463541667" calcext:value-type="float">
            <text:p>8733.33463541667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e0c-bupstash-target</text:p>
          </table:table-cell>
          <table:table-cell office:value-type="float" office:value="48063" calcext:value-type="float">
            <text:p>48063</text:p>
          </table:table-cell>
          <table:table-cell office:value-type="float" office:value="24806.0599937439" calcext:value-type="float">
            <text:p>24806.0599937439</text:p>
          </table:table-cell>
          <table:table-cell office:value-type="float" office:value="1" calcext:value-type="float">
            <text:p>1</text:p>
          </table:table-cell>
          <table:table-cell office:value-type="float" office:value="211.568359375" calcext:value-type="float">
            <text:p>211.568359375</text:p>
          </table:table-cell>
          <table:table-cell office:value-type="float" office:value="528.502287281147" calcext:value-type="float">
            <text:p>528.50228728114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e0c-jmbb-target</text:p>
          </table:table-cell>
          <table:table-cell office:value-type="float" office:value="1143" calcext:value-type="float">
            <text:p>1143</text:p>
          </table:table-cell>
          <table:table-cell office:value-type="float" office:value="22872.2503557205" calcext:value-type="float">
            <text:p>22872.2503557205</text:p>
          </table:table-cell>
          <table:table-cell office:value-type="float" office:value="0" calcext:value-type="float">
            <text:p>0</text:p>
          </table:table-cell>
          <table:table-cell office:value-type="float" office:value="20475.4296875" calcext:value-type="float">
            <text:p>20475.4296875</text:p>
          </table:table-cell>
          <table:table-cell office:value-type="float" office:value="20490.9749468572" calcext:value-type="float">
            <text:p>20490.974946857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e0c-kopia-cache</text:p>
          </table:table-cell>
          <table:table-cell office:value-type="float" office:value="1193" calcext:value-type="float">
            <text:p>1193</text:p>
          </table:table-cell>
          <table:table-cell office:value-type="float" office:value="824.339651107788" calcext:value-type="float">
            <text:p>824.3396511077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7.563958704422" calcext:value-type="float">
            <text:p>707.563958704422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e0c-kopia-target</text:p>
          </table:table-cell>
          <table:table-cell office:value-type="float" office:value="3486" calcext:value-type="float">
            <text:p>3486</text:p>
          </table:table-cell>
          <table:table-cell office:value-type="float" office:value="32037.2548522949" calcext:value-type="float">
            <text:p>32037.25485229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10.82873458118" calcext:value-type="float">
            <text:p>9410.8287345811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e57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5.3631038665772" calcext:value-type="float">
            <text:p>65.3631038665772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366.47729492188" calcext:value-type="float">
            <text:p>8366.47729492188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e57-borg-target</text:p>
          </table:table-cell>
          <table:table-cell office:value-type="float" office:value="131" calcext:value-type="float">
            <text:p>131</text:p>
          </table:table-cell>
          <table:table-cell office:value-type="float" office:value="21991.8296298981" calcext:value-type="float">
            <text:p>21991.8296298981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71905.599549738" calcext:value-type="float">
            <text:p>171905.599549738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2e57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5.9609413146973" calcext:value-type="float">
            <text:p>25.960941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861.33463541667" calcext:value-type="float">
            <text:p>8861.33463541667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e57-bupstash-target</text:p>
          </table:table-cell>
          <table:table-cell office:value-type="float" office:value="48838" calcext:value-type="float">
            <text:p>48838</text:p>
          </table:table-cell>
          <table:table-cell office:value-type="float" office:value="25127.0602245331" calcext:value-type="float">
            <text:p>25127.0602245331</text:p>
          </table:table-cell>
          <table:table-cell office:value-type="float" office:value="1" calcext:value-type="float">
            <text:p>1</text:p>
          </table:table-cell>
          <table:table-cell office:value-type="float" office:value="209.9833984375" calcext:value-type="float">
            <text:p>209.9833984375</text:p>
          </table:table-cell>
          <table:table-cell office:value-type="float" office:value="526.846096685406" calcext:value-type="float">
            <text:p>526.84609668540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e57-jmbb-target</text:p>
          </table:table-cell>
          <table:table-cell office:value-type="float" office:value="1168" calcext:value-type="float">
            <text:p>1168</text:p>
          </table:table-cell>
          <table:table-cell office:value-type="float" office:value="23203.0523223877" calcext:value-type="float">
            <text:p>23203.0523223877</text:p>
          </table:table-cell>
          <table:table-cell office:value-type="float" office:value="0" calcext:value-type="float">
            <text:p>0</text:p>
          </table:table-cell>
          <table:table-cell office:value-type="float" office:value="20249.9609375" calcext:value-type="float">
            <text:p>20249.9609375</text:p>
          </table:table-cell>
          <table:table-cell office:value-type="float" office:value="20342.4020360659" calcext:value-type="float">
            <text:p>20342.4020360659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e57-kopia-cache</text:p>
          </table:table-cell>
          <table:table-cell office:value-type="float" office:value="1208" calcext:value-type="float">
            <text:p>1208</text:p>
          </table:table-cell>
          <table:table-cell office:value-type="float" office:value="880.720769882202" calcext:value-type="float">
            <text:p>880.7207698822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46.571248641867" calcext:value-type="float">
            <text:p>746.571248641867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e57-kopia-target</text:p>
          </table:table-cell>
          <table:table-cell office:value-type="float" office:value="3564" calcext:value-type="float">
            <text:p>3564</text:p>
          </table:table-cell>
          <table:table-cell office:value-type="float" office:value="32665.6128730774" calcext:value-type="float">
            <text:p>32665.61287307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385.40616779777" calcext:value-type="float">
            <text:p>9385.4061677977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eb4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5.9843378067017" calcext:value-type="float">
            <text:p>65.9843378067017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445.99523925781" calcext:value-type="float">
            <text:p>8445.99523925781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eb4-borg-target</text:p>
          </table:table-cell>
          <table:table-cell office:value-type="float" office:value="138" calcext:value-type="float">
            <text:p>138</text:p>
          </table:table-cell>
          <table:table-cell office:value-type="float" office:value="22918.6309213638" calcext:value-type="float">
            <text:p>22918.6309213638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70062.884517946" calcext:value-type="float">
            <text:p>170062.884517946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2eb4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6.2500038146973" calcext:value-type="float">
            <text:p>26.25000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60.00130208333" calcext:value-type="float">
            <text:p>8960.0013020833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eb4-bupstash-target</text:p>
          </table:table-cell>
          <table:table-cell office:value-type="float" office:value="50268" calcext:value-type="float">
            <text:p>50268</text:p>
          </table:table-cell>
          <table:table-cell office:value-type="float" office:value="26323.4790382385" calcext:value-type="float">
            <text:p>26323.4790382385</text:p>
          </table:table-cell>
          <table:table-cell office:value-type="float" office:value="1" calcext:value-type="float">
            <text:p>1</text:p>
          </table:table-cell>
          <table:table-cell office:value-type="float" office:value="222.18408203125" calcext:value-type="float">
            <text:p>222.18408203125</text:p>
          </table:table-cell>
          <table:table-cell office:value-type="float" office:value="536.230654395565" calcext:value-type="float">
            <text:p>536.230654395565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eb4-jmbb-target</text:p>
          </table:table-cell>
          <table:table-cell office:value-type="float" office:value="1223" calcext:value-type="float">
            <text:p>1223</text:p>
          </table:table-cell>
          <table:table-cell office:value-type="float" office:value="24118.2860994339" calcext:value-type="float">
            <text:p>24118.2860994339</text:p>
          </table:table-cell>
          <table:table-cell office:value-type="float" office:value="0" calcext:value-type="float">
            <text:p>0</text:p>
          </table:table-cell>
          <table:table-cell office:value-type="float" office:value="19958.4609375" calcext:value-type="float">
            <text:p>19958.4609375</text:p>
          </table:table-cell>
          <table:table-cell office:value-type="float" office:value="20193.8879524287" calcext:value-type="float">
            <text:p>20193.8879524287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eb4-kopia-cache</text:p>
          </table:table-cell>
          <table:table-cell office:value-type="float" office:value="1224" calcext:value-type="float">
            <text:p>1224</text:p>
          </table:table-cell>
          <table:table-cell office:value-type="float" office:value="944.325689315796" calcext:value-type="float">
            <text:p>944.3256893157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0.024106094261" calcext:value-type="float">
            <text:p>790.024106094261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eb4-kopia-target</text:p>
          </table:table-cell>
          <table:table-cell office:value-type="float" office:value="3724" calcext:value-type="float">
            <text:p>3724</text:p>
          </table:table-cell>
          <table:table-cell office:value-type="float" office:value="34221.4053134918" calcext:value-type="float">
            <text:p>34221.40531349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09.96751906972" calcext:value-type="float">
            <text:p>9409.9675190697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2efd-borg-cache</text:p>
          </table:table-cell>
          <table:table-cell office:value-type="float" office:value="8" calcext:value-type="float">
            <text:p>8</text:p>
          </table:table-cell>
          <table:table-cell office:value-type="float" office:value="67.2973489761353" calcext:value-type="float">
            <text:p>67.2973489761353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8614.06066894531" calcext:value-type="float">
            <text:p>8614.06066894531</text:p>
          </table:table-cell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2efd-borg-target</text:p>
          </table:table-cell>
          <table:table-cell office:value-type="float" office:value="143" calcext:value-type="float">
            <text:p>143</text:p>
          </table:table-cell>
          <table:table-cell office:value-type="float" office:value="23225.3698358536" calcext:value-type="float">
            <text:p>23225.3698358536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66313.137845553" calcext:value-type="float">
            <text:p>166313.137845553</text:p>
          </table:table-cell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2efd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6.3750038146973" calcext:value-type="float">
            <text:p>26.37500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002.66796875" calcext:value-type="float">
            <text:p>9002.667968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2efd-bupstash-target</text:p>
          </table:table-cell>
          <table:table-cell office:value-type="float" office:value="50707" calcext:value-type="float">
            <text:p>50707</text:p>
          </table:table-cell>
          <table:table-cell office:value-type="float" office:value="26658.6431074142" calcext:value-type="float">
            <text:p>26658.6431074142</text:p>
          </table:table-cell>
          <table:table-cell office:value-type="float" office:value="1" calcext:value-type="float">
            <text:p>1</text:p>
          </table:table-cell>
          <table:table-cell office:value-type="float" office:value="224.384765625" calcext:value-type="float">
            <text:p>224.384765625</text:p>
          </table:table-cell>
          <table:table-cell office:value-type="float" office:value="538.356647839395" calcext:value-type="float">
            <text:p>538.356647839395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2efd-jmbb-target</text:p>
          </table:table-cell>
          <table:table-cell office:value-type="float" office:value="1250" calcext:value-type="float">
            <text:p>1250</text:p>
          </table:table-cell>
          <table:table-cell office:value-type="float" office:value="24507.3324222565" calcext:value-type="float">
            <text:p>24507.3324222565</text:p>
          </table:table-cell>
          <table:table-cell office:value-type="float" office:value="0" calcext:value-type="float">
            <text:p>0</text:p>
          </table:table-cell>
          <table:table-cell office:value-type="float" office:value="19846.265625" calcext:value-type="float">
            <text:p>19846.265625</text:p>
          </table:table-cell>
          <table:table-cell office:value-type="float" office:value="20076.4067203125" calcext:value-type="float">
            <text:p>20076.406720312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2efd-kopia-cache</text:p>
          </table:table-cell>
          <table:table-cell office:value-type="float" office:value="1375" calcext:value-type="float">
            <text:p>1375</text:p>
          </table:table-cell>
          <table:table-cell office:value-type="float" office:value="1012.55456829071" calcext:value-type="float">
            <text:p>1012.554568290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54.077002130682" calcext:value-type="float">
            <text:p>754.077002130682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2efd-kopia-target</text:p>
          </table:table-cell>
          <table:table-cell office:value-type="float" office:value="3793" calcext:value-type="float">
            <text:p>3793</text:p>
          </table:table-cell>
          <table:table-cell office:value-type="float" office:value="34773.5980033874" calcext:value-type="float">
            <text:p>34773.59800338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387.86299906901" calcext:value-type="float">
            <text:p>9387.8629990690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001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7.414740562439" calcext:value-type="float">
            <text:p>87.41474056243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189.0867919922" calcext:value-type="float">
            <text:p>11189.0867919922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001-borg-target</text:p>
          </table:table-cell>
          <table:table-cell office:value-type="float" office:value="163" calcext:value-type="float">
            <text:p>163</text:p>
          </table:table-cell>
          <table:table-cell office:value-type="float" office:value="28338.3460483551" calcext:value-type="float">
            <text:p>28338.3460483551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78027.400941814" calcext:value-type="float">
            <text:p>178027.400941814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001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8.6210975646973" calcext:value-type="float">
            <text:p>28.6210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769.33463541667" calcext:value-type="float">
            <text:p>9769.3346354166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001-bupstash-target</text:p>
          </table:table-cell>
          <table:table-cell office:value-type="float" office:value="59823" calcext:value-type="float">
            <text:p>59823</text:p>
          </table:table-cell>
          <table:table-cell office:value-type="float" office:value="32125.7865543365" calcext:value-type="float">
            <text:p>32125.7865543365</text:p>
          </table:table-cell>
          <table:table-cell office:value-type="float" office:value="1" calcext:value-type="float">
            <text:p>1</text:p>
          </table:table-cell>
          <table:table-cell office:value-type="float" office:value="221.9541015625" calcext:value-type="float">
            <text:p>221.9541015625</text:p>
          </table:table-cell>
          <table:table-cell office:value-type="float" office:value="549.902302319185" calcext:value-type="float">
            <text:p>549.902302319185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001-jmbb-target</text:p>
          </table:table-cell>
          <table:table-cell office:value-type="float" office:value="1446" calcext:value-type="float">
            <text:p>1446</text:p>
          </table:table-cell>
          <table:table-cell office:value-type="float" office:value="29980.3339567184" calcext:value-type="float">
            <text:p>29980.3339567184</text:p>
          </table:table-cell>
          <table:table-cell office:value-type="float" office:value="0" calcext:value-type="float">
            <text:p>0</text:p>
          </table:table-cell>
          <table:table-cell office:value-type="float" office:value="19702.234375" calcext:value-type="float">
            <text:p>19702.234375</text:p>
          </table:table-cell>
          <table:table-cell office:value-type="float" office:value="21230.8865640938" calcext:value-type="float">
            <text:p>21230.8865640938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001-kopia-cache</text:p>
          </table:table-cell>
          <table:table-cell office:value-type="float" office:value="1426" calcext:value-type="float">
            <text:p>1426</text:p>
          </table:table-cell>
          <table:table-cell office:value-type="float" office:value="1167.38818264008" calcext:value-type="float">
            <text:p>1167.38818264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38.292776313771" calcext:value-type="float">
            <text:p>838.292776313771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001-kopia-target</text:p>
          </table:table-cell>
          <table:table-cell office:value-type="float" office:value="4464" calcext:value-type="float">
            <text:p>4464</text:p>
          </table:table-cell>
          <table:table-cell office:value-type="float" office:value="42031.2756710053" calcext:value-type="float">
            <text:p>42031.27567100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41.58294962128" calcext:value-type="float">
            <text:p>9641.5829496212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0da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1.6965074539185" calcext:value-type="float">
            <text:p>91.696507453918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737.1529541016" calcext:value-type="float">
            <text:p>11737.1529541016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0da-borg-target</text:p>
          </table:table-cell>
          <table:table-cell office:value-type="float" office:value="163" calcext:value-type="float">
            <text:p>163</text:p>
          </table:table-cell>
          <table:table-cell office:value-type="float" office:value="25331.1867551804" calcext:value-type="float">
            <text:p>25331.186755180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59135.799001869" calcext:value-type="float">
            <text:p>159135.799001869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0da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6757850646973" calcext:value-type="float">
            <text:p>29.67578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29.3346354167" calcext:value-type="float">
            <text:p>10129.334635416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0da-bupstash-target</text:p>
          </table:table-cell>
          <table:table-cell office:value-type="float" office:value="56029" calcext:value-type="float">
            <text:p>56029</text:p>
          </table:table-cell>
          <table:table-cell office:value-type="float" office:value="28464.4168777466" calcext:value-type="float">
            <text:p>28464.4168777466</text:p>
          </table:table-cell>
          <table:table-cell office:value-type="float" office:value="1" calcext:value-type="float">
            <text:p>1</text:p>
          </table:table-cell>
          <table:table-cell office:value-type="float" office:value="183.9677734375" calcext:value-type="float">
            <text:p>183.9677734375</text:p>
          </table:table-cell>
          <table:table-cell office:value-type="float" office:value="520.222793246578" calcext:value-type="float">
            <text:p>520.22279324657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0da-jmbb-target</text:p>
          </table:table-cell>
          <table:table-cell office:value-type="float" office:value="1367" calcext:value-type="float">
            <text:p>1367</text:p>
          </table:table-cell>
          <table:table-cell office:value-type="float" office:value="26766.0640497208" calcext:value-type="float">
            <text:p>26766.0640497208</text:p>
          </table:table-cell>
          <table:table-cell office:value-type="float" office:value="0" calcext:value-type="float">
            <text:p>0</text:p>
          </table:table-cell>
          <table:table-cell office:value-type="float" office:value="20027.2109375" calcext:value-type="float">
            <text:p>20027.2109375</text:p>
          </table:table-cell>
          <table:table-cell office:value-type="float" office:value="20050.0728507052" calcext:value-type="float">
            <text:p>20050.072850705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0da-kopia-cache</text:p>
          </table:table-cell>
          <table:table-cell office:value-type="float" office:value="1437" calcext:value-type="float">
            <text:p>1437</text:p>
          </table:table-cell>
          <table:table-cell office:value-type="float" office:value="1255.35045433044" calcext:value-type="float">
            <text:p>1255.350454330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94.557317490866" calcext:value-type="float">
            <text:p>894.557317490866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0da-kopia-target</text:p>
          </table:table-cell>
          <table:table-cell office:value-type="float" office:value="4620" calcext:value-type="float">
            <text:p>4620</text:p>
          </table:table-cell>
          <table:table-cell office:value-type="float" office:value="43543.6090145111" calcext:value-type="float">
            <text:p>43543.60901451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51.22416252368" calcext:value-type="float">
            <text:p>9651.2241625236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12a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4.2072439193726" calcext:value-type="float">
            <text:p>94.207243919372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058.5272216797" calcext:value-type="float">
            <text:p>12058.5272216797</text:p>
          </table:table-cell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12a-borg-target</text:p>
          </table:table-cell>
          <table:table-cell office:value-type="float" office:value="169" calcext:value-type="float">
            <text:p>169</text:p>
          </table:table-cell>
          <table:table-cell office:value-type="float" office:value="24585.8336420059" calcext:value-type="float">
            <text:p>24585.8336420059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8969.784907776" calcext:value-type="float">
            <text:p>148969.784907776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12a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6757850646973" calcext:value-type="float">
            <text:p>29.67578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29.3346354167" calcext:value-type="float">
            <text:p>10129.334635416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12a-bupstash-target</text:p>
          </table:table-cell>
          <table:table-cell office:value-type="float" office:value="53113" calcext:value-type="float">
            <text:p>53113</text:p>
          </table:table-cell>
          <table:table-cell office:value-type="float" office:value="27502.4822492599" calcext:value-type="float">
            <text:p>27502.4822492599</text:p>
          </table:table-cell>
          <table:table-cell office:value-type="float" office:value="1" calcext:value-type="float">
            <text:p>1</text:p>
          </table:table-cell>
          <table:table-cell office:value-type="float" office:value="193.388671875" calcext:value-type="float">
            <text:p>193.388671875</text:p>
          </table:table-cell>
          <table:table-cell office:value-type="float" office:value="530.238205773392" calcext:value-type="float">
            <text:p>530.238205773392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12a-jmbb-target</text:p>
          </table:table-cell>
          <table:table-cell office:value-type="float" office:value="1377" calcext:value-type="float">
            <text:p>1377</text:p>
          </table:table-cell>
          <table:table-cell office:value-type="float" office:value="26921.28520298" calcext:value-type="float">
            <text:p>26921.28520298</text:p>
          </table:table-cell>
          <table:table-cell office:value-type="float" office:value="0" calcext:value-type="float">
            <text:p>0</text:p>
          </table:table-cell>
          <table:table-cell office:value-type="float" office:value="20027.2109375" calcext:value-type="float">
            <text:p>20027.2109375</text:p>
          </table:table-cell>
          <table:table-cell office:value-type="float" office:value="20019.8954595872" calcext:value-type="float">
            <text:p>20019.895459587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12a-kopia-cache</text:p>
          </table:table-cell>
          <table:table-cell office:value-type="float" office:value="1451" calcext:value-type="float">
            <text:p>1451</text:p>
          </table:table-cell>
          <table:table-cell office:value-type="float" office:value="1355.83320522308" calcext:value-type="float">
            <text:p>1355.833205223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56.838871225663" calcext:value-type="float">
            <text:p>956.838871225663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12a-kopia-target</text:p>
          </table:table-cell>
          <table:table-cell office:value-type="float" office:value="4670" calcext:value-type="float">
            <text:p>4670</text:p>
          </table:table-cell>
          <table:table-cell office:value-type="float" office:value="43943.9785346985" calcext:value-type="float">
            <text:p>43943.97853469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35.68180289748" calcext:value-type="float">
            <text:p>9635.6818028974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1a3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4.801025390625" calcext:value-type="float">
            <text:p>94.801025390625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134.53125" calcext:value-type="float">
            <text:p>12134.53125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1a3-borg-target</text:p>
          </table:table-cell>
          <table:table-cell office:value-type="float" office:value="175" calcext:value-type="float">
            <text:p>175</text:p>
          </table:table-cell>
          <table:table-cell office:value-type="float" office:value="24986.5386676788" calcext:value-type="float">
            <text:p>24986.5386676788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6206.946261161" calcext:value-type="float">
            <text:p>146206.946261161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1a3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6757850646973" calcext:value-type="float">
            <text:p>29.67578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29.3346354167" calcext:value-type="float">
            <text:p>10129.334635416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1a3-bupstash-target</text:p>
          </table:table-cell>
          <table:table-cell office:value-type="float" office:value="53984" calcext:value-type="float">
            <text:p>53984</text:p>
          </table:table-cell>
          <table:table-cell office:value-type="float" office:value="27907.6286325455" calcext:value-type="float">
            <text:p>27907.6286325455</text:p>
          </table:table-cell>
          <table:table-cell office:value-type="float" office:value="1" calcext:value-type="float">
            <text:p>1</text:p>
          </table:table-cell>
          <table:table-cell office:value-type="float" office:value="192.14697265625" calcext:value-type="float">
            <text:p>192.14697265625</text:p>
          </table:table-cell>
          <table:table-cell office:value-type="float" office:value="529.368177973595" calcext:value-type="float">
            <text:p>529.368177973595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1a3-jmbb-target</text:p>
          </table:table-cell>
          <table:table-cell office:value-type="float" office:value="1424" calcext:value-type="float">
            <text:p>1424</text:p>
          </table:table-cell>
          <table:table-cell office:value-type="float" office:value="28035.4414014816" calcext:value-type="float">
            <text:p>28035.4414014816</text:p>
          </table:table-cell>
          <table:table-cell office:value-type="float" office:value="0" calcext:value-type="float">
            <text:p>0</text:p>
          </table:table-cell>
          <table:table-cell office:value-type="float" office:value="20309.9375" calcext:value-type="float">
            <text:p>20309.9375</text:p>
          </table:table-cell>
          <table:table-cell office:value-type="float" office:value="20160.3174123014" calcext:value-type="float">
            <text:p>20160.317412301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1a3-kopia-cache</text:p>
          </table:table-cell>
          <table:table-cell office:value-type="float" office:value="1464" calcext:value-type="float">
            <text:p>1464</text:p>
          </table:table-cell>
          <table:table-cell office:value-type="float" office:value="1444.68334388733" calcext:value-type="float">
            <text:p>1444.683343887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10.48889627092" calcext:value-type="float">
            <text:p>1010.48889627092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1a3-kopia-target</text:p>
          </table:table-cell>
          <table:table-cell office:value-type="float" office:value="4742" calcext:value-type="float">
            <text:p>4742</text:p>
          </table:table-cell>
          <table:table-cell office:value-type="float" office:value="44576.5726461411" calcext:value-type="float">
            <text:p>44576.57264614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25.9827898879" calcext:value-type="float">
            <text:p>9625.982789887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1ec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5.0786943435669" calcext:value-type="float">
            <text:p>95.078694343566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170.0728759766" calcext:value-type="float">
            <text:p>12170.0728759766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1ec-borg-target</text:p>
          </table:table-cell>
          <table:table-cell office:value-type="float" office:value="180" calcext:value-type="float">
            <text:p>180</text:p>
          </table:table-cell>
          <table:table-cell office:value-type="float" office:value="25542.8083086014" calcext:value-type="float">
            <text:p>25542.808308601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5310.198377821" calcext:value-type="float">
            <text:p>145310.198377821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1ec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8.0937538146973" calcext:value-type="float">
            <text:p>28.09375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589.33463541667" calcext:value-type="float">
            <text:p>9589.3346354166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1ec-bupstash-target</text:p>
          </table:table-cell>
          <table:table-cell office:value-type="float" office:value="54980" calcext:value-type="float">
            <text:p>54980</text:p>
          </table:table-cell>
          <table:table-cell office:value-type="float" office:value="28470.6573257446" calcext:value-type="float">
            <text:p>28470.6573257446</text:p>
          </table:table-cell>
          <table:table-cell office:value-type="float" office:value="1" calcext:value-type="float">
            <text:p>1</text:p>
          </table:table-cell>
          <table:table-cell office:value-type="float" office:value="192.9365234375" calcext:value-type="float">
            <text:p>192.9365234375</text:p>
          </table:table-cell>
          <table:table-cell office:value-type="float" office:value="530.264698100446" calcext:value-type="float">
            <text:p>530.26469810044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1ec-jmbb-target</text:p>
          </table:table-cell>
          <table:table-cell office:value-type="float" office:value="1449" calcext:value-type="float">
            <text:p>1449</text:p>
          </table:table-cell>
          <table:table-cell office:value-type="float" office:value="28564.1490316391" calcext:value-type="float">
            <text:p>28564.1490316391</text:p>
          </table:table-cell>
          <table:table-cell office:value-type="float" office:value="0" calcext:value-type="float">
            <text:p>0</text:p>
          </table:table-cell>
          <table:table-cell office:value-type="float" office:value="20371.3671875" calcext:value-type="float">
            <text:p>20371.3671875</text:p>
          </table:table-cell>
          <table:table-cell office:value-type="float" office:value="20186.1205026904" calcext:value-type="float">
            <text:p>20186.120502690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1ec-kopia-cache</text:p>
          </table:table-cell>
          <table:table-cell office:value-type="float" office:value="1478" calcext:value-type="float">
            <text:p>1478</text:p>
          </table:table-cell>
          <table:table-cell office:value-type="float" office:value="1536.03368186951" calcext:value-type="float">
            <text:p>1536.033681869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64.20736822353" calcext:value-type="float">
            <text:p>1064.20736822353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1ec-kopia-target</text:p>
          </table:table-cell>
          <table:table-cell office:value-type="float" office:value="4828" calcext:value-type="float">
            <text:p>4828</text:p>
          </table:table-cell>
          <table:table-cell office:value-type="float" office:value="45314.8851928711" calcext:value-type="float">
            <text:p>45314.88519287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11.11069542254" calcext:value-type="float">
            <text:p>9611.1106954225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23b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5.4745950698853" calcext:value-type="float">
            <text:p>95.4745950698853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220.7481689453" calcext:value-type="float">
            <text:p>12220.7481689453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23b-borg-target</text:p>
          </table:table-cell>
          <table:table-cell office:value-type="float" office:value="186" calcext:value-type="float">
            <text:p>186</text:p>
          </table:table-cell>
          <table:table-cell office:value-type="float" office:value="26429.6655845642" calcext:value-type="float">
            <text:p>26429.6655845642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5505.255691364" calcext:value-type="float">
            <text:p>145505.255691364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23b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8.4375038146973" calcext:value-type="float">
            <text:p>28.43750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706.66796875" calcext:value-type="float">
            <text:p>9706.66796875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23b-bupstash-target</text:p>
          </table:table-cell>
          <table:table-cell office:value-type="float" office:value="56062" calcext:value-type="float">
            <text:p>56062</text:p>
          </table:table-cell>
          <table:table-cell office:value-type="float" office:value="29353.0144453049" calcext:value-type="float">
            <text:p>29353.0144453049</text:p>
          </table:table-cell>
          <table:table-cell office:value-type="float" office:value="1" calcext:value-type="float">
            <text:p>1</text:p>
          </table:table-cell>
          <table:table-cell office:value-type="float" office:value="199.1142578125" calcext:value-type="float">
            <text:p>199.1142578125</text:p>
          </table:table-cell>
          <table:table-cell office:value-type="float" office:value="536.14724397974" calcext:value-type="float">
            <text:p>536.14724397974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23b-jmbb-target</text:p>
          </table:table-cell>
          <table:table-cell office:value-type="float" office:value="1484" calcext:value-type="float">
            <text:p>1484</text:p>
          </table:table-cell>
          <table:table-cell office:value-type="float" office:value="29398.4765052795" calcext:value-type="float">
            <text:p>29398.4765052795</text:p>
          </table:table-cell>
          <table:table-cell office:value-type="float" office:value="0" calcext:value-type="float">
            <text:p>0</text:p>
          </table:table-cell>
          <table:table-cell office:value-type="float" office:value="20491.1015625" calcext:value-type="float">
            <text:p>20491.1015625</text:p>
          </table:table-cell>
          <table:table-cell office:value-type="float" office:value="20285.7412004085" calcext:value-type="float">
            <text:p>20285.741200408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23b-kopia-cache</text:p>
          </table:table-cell>
          <table:table-cell office:value-type="float" office:value="1606" calcext:value-type="float">
            <text:p>1606</text:p>
          </table:table-cell>
          <table:table-cell office:value-type="float" office:value="1644.2351360321" calcext:value-type="float">
            <text:p>1644.2351360321</text:p>
          </table:table-cell>
          <table:table-cell office:value-type="float" office:value="1" calcext:value-type="float">
            <text:p>1</text:p>
          </table:table-cell>
          <table:table-cell office:value-type="float" office:value="4.1611328125" calcext:value-type="float">
            <text:p>4.1611328125</text:p>
          </table:table-cell>
          <table:table-cell office:value-type="float" office:value="1048.37906556468" calcext:value-type="float">
            <text:p>1048.37906556468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23b-kopia-target</text:p>
          </table:table-cell>
          <table:table-cell office:value-type="float" office:value="4977" calcext:value-type="float">
            <text:p>4977</text:p>
          </table:table-cell>
          <table:table-cell office:value-type="float" office:value="46646.446764946" calcext:value-type="float">
            <text:p>46646.4467649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97.34006174496" calcext:value-type="float">
            <text:p>9597.3400617449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288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5.6373891830444" calcext:value-type="float">
            <text:p>95.6373891830444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2241.5858154297" calcext:value-type="float">
            <text:p>12241.5858154297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288-borg-target</text:p>
          </table:table-cell>
          <table:table-cell office:value-type="float" office:value="192" calcext:value-type="float">
            <text:p>192</text:p>
          </table:table-cell>
          <table:table-cell office:value-type="float" office:value="27009.0168561935" calcext:value-type="float">
            <text:p>27009.0168561935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4048.089899699" calcext:value-type="float">
            <text:p>144048.089899699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288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8.6367225646973" calcext:value-type="float">
            <text:p>28.636722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774.66796875" calcext:value-type="float">
            <text:p>9774.66796875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288-bupstash-target</text:p>
          </table:table-cell>
          <table:table-cell office:value-type="float" office:value="56839" calcext:value-type="float">
            <text:p>56839</text:p>
          </table:table-cell>
          <table:table-cell office:value-type="float" office:value="29926.8705806732" calcext:value-type="float">
            <text:p>29926.8705806732</text:p>
          </table:table-cell>
          <table:table-cell office:value-type="float" office:value="1" calcext:value-type="float">
            <text:p>1</text:p>
          </table:table-cell>
          <table:table-cell office:value-type="float" office:value="202.111328125" calcext:value-type="float">
            <text:p>202.111328125</text:p>
          </table:table-cell>
          <table:table-cell office:value-type="float" office:value="539.156485416868" calcext:value-type="float">
            <text:p>539.15648541686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288-jmbb-target</text:p>
          </table:table-cell>
          <table:table-cell office:value-type="float" office:value="1510" calcext:value-type="float">
            <text:p>1510</text:p>
          </table:table-cell>
          <table:table-cell office:value-type="float" office:value="29899.1892766952" calcext:value-type="float">
            <text:p>29899.1892766952</text:p>
          </table:table-cell>
          <table:table-cell office:value-type="float" office:value="0" calcext:value-type="float">
            <text:p>0</text:p>
          </table:table-cell>
          <table:table-cell office:value-type="float" office:value="20450.3359375" calcext:value-type="float">
            <text:p>20450.3359375</text:p>
          </table:table-cell>
          <table:table-cell office:value-type="float" office:value="20276.0065028715" calcext:value-type="float">
            <text:p>20276.006502871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288-kopia-cache</text:p>
          </table:table-cell>
          <table:table-cell office:value-type="float" office:value="1621" calcext:value-type="float">
            <text:p>1621</text:p>
          </table:table-cell>
          <table:table-cell office:value-type="float" office:value="1761.38541793823" calcext:value-type="float">
            <text:p>1761.38541793823</text:p>
          </table:table-cell>
          <table:table-cell office:value-type="float" office:value="1" calcext:value-type="float">
            <text:p>1</text:p>
          </table:table-cell>
          <table:table-cell office:value-type="float" office:value="4.1611328125" calcext:value-type="float">
            <text:p>4.1611328125</text:p>
          </table:table-cell>
          <table:table-cell office:value-type="float" office:value="1112.68270695173" calcext:value-type="float">
            <text:p>1112.68270695173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288-kopia-target</text:p>
          </table:table-cell>
          <table:table-cell office:value-type="float" office:value="5062" calcext:value-type="float">
            <text:p>5062</text:p>
          </table:table-cell>
          <table:table-cell office:value-type="float" office:value="47394.8386898041" calcext:value-type="float">
            <text:p>47394.83868980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87.57700876321" calcext:value-type="float">
            <text:p>9587.5770087632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2e1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22154712677" calcext:value-type="float">
            <text:p>90.22154712677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48.3580322266" calcext:value-type="float">
            <text:p>11548.3580322266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2e1-borg-target</text:p>
          </table:table-cell>
          <table:table-cell office:value-type="float" office:value="198" calcext:value-type="float">
            <text:p>198</text:p>
          </table:table-cell>
          <table:table-cell office:value-type="float" office:value="27655.5559864044" calcext:value-type="float">
            <text:p>27655.555986404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3026.713788273" calcext:value-type="float">
            <text:p>143026.713788273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2e1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8.8085975646973" calcext:value-type="float">
            <text:p>28.8085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833.33463541667" calcext:value-type="float">
            <text:p>9833.3346354166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2e1-bupstash-target</text:p>
          </table:table-cell>
          <table:table-cell office:value-type="float" office:value="57758" calcext:value-type="float">
            <text:p>57758</text:p>
          </table:table-cell>
          <table:table-cell office:value-type="float" office:value="30554.6696233749" calcext:value-type="float">
            <text:p>30554.6696233749</text:p>
          </table:table-cell>
          <table:table-cell office:value-type="float" office:value="1" calcext:value-type="float">
            <text:p>1</text:p>
          </table:table-cell>
          <table:table-cell office:value-type="float" office:value="204.81396484375" calcext:value-type="float">
            <text:p>204.81396484375</text:p>
          </table:table-cell>
          <table:table-cell office:value-type="float" office:value="541.708190975033" calcext:value-type="float">
            <text:p>541.708190975033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2e1-jmbb-target</text:p>
          </table:table-cell>
          <table:table-cell office:value-type="float" office:value="1540" calcext:value-type="float">
            <text:p>1540</text:p>
          </table:table-cell>
          <table:table-cell office:value-type="float" office:value="30615.2579364777" calcext:value-type="float">
            <text:p>30615.2579364777</text:p>
          </table:table-cell>
          <table:table-cell office:value-type="float" office:value="0" calcext:value-type="float">
            <text:p>0</text:p>
          </table:table-cell>
          <table:table-cell office:value-type="float" office:value="20592.1875" calcext:value-type="float">
            <text:p>20592.1875</text:p>
          </table:table-cell>
          <table:table-cell office:value-type="float" office:value="20357.1585239955" calcext:value-type="float">
            <text:p>20357.1585239955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2e1-kopia-cache</text:p>
          </table:table-cell>
          <table:table-cell office:value-type="float" office:value="1652" calcext:value-type="float">
            <text:p>1652</text:p>
          </table:table-cell>
          <table:table-cell office:value-type="float" office:value="1879.76048278809" calcext:value-type="float">
            <text:p>1879.76048278809</text:p>
          </table:table-cell>
          <table:table-cell office:value-type="float" office:value="1" calcext:value-type="float">
            <text:p>1</text:p>
          </table:table-cell>
          <table:table-cell office:value-type="float" office:value="4.1611328125" calcext:value-type="float">
            <text:p>4.1611328125</text:p>
          </table:table-cell>
          <table:table-cell office:value-type="float" office:value="1165.17841063862" calcext:value-type="float">
            <text:p>1165.17841063862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2e1-kopia-target</text:p>
          </table:table-cell>
          <table:table-cell office:value-type="float" office:value="5155" calcext:value-type="float">
            <text:p>5155</text:p>
          </table:table-cell>
          <table:table-cell office:value-type="float" office:value="48236.2642087936" calcext:value-type="float">
            <text:p>48236.26420879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81.75257998151" calcext:value-type="float">
            <text:p>9581.7525799815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333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9.0094223022461" calcext:value-type="float">
            <text:p>89.009422302246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393.2060546875" calcext:value-type="float">
            <text:p>11393.2060546875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333-borg-target</text:p>
          </table:table-cell>
          <table:table-cell office:value-type="float" office:value="203" calcext:value-type="float">
            <text:p>203</text:p>
          </table:table-cell>
          <table:table-cell office:value-type="float" office:value="28042.6570701599" calcext:value-type="float">
            <text:p>28042.6570701599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1456.555861299" calcext:value-type="float">
            <text:p>141456.555861299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333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2382850646973" calcext:value-type="float">
            <text:p>29.23828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980.00130208333" calcext:value-type="float">
            <text:p>9980.0013020833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333-bupstash-target</text:p>
          </table:table-cell>
          <table:table-cell office:value-type="float" office:value="58690" calcext:value-type="float">
            <text:p>58690</text:p>
          </table:table-cell>
          <table:table-cell office:value-type="float" office:value="30980.2512216568" calcext:value-type="float">
            <text:p>30980.2512216568</text:p>
          </table:table-cell>
          <table:table-cell office:value-type="float" office:value="1" calcext:value-type="float">
            <text:p>1</text:p>
          </table:table-cell>
          <table:table-cell office:value-type="float" office:value="203.552734375" calcext:value-type="float">
            <text:p>203.552734375</text:p>
          </table:table-cell>
          <table:table-cell office:value-type="float" office:value="540.531219134036" calcext:value-type="float">
            <text:p>540.53121913403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333-jmbb-target</text:p>
          </table:table-cell>
          <table:table-cell office:value-type="float" office:value="1562" calcext:value-type="float">
            <text:p>1562</text:p>
          </table:table-cell>
          <table:table-cell office:value-type="float" office:value="31134.2888097763" calcext:value-type="float">
            <text:p>31134.2888097763</text:p>
          </table:table-cell>
          <table:table-cell office:value-type="float" office:value="0" calcext:value-type="float">
            <text:p>0</text:p>
          </table:table-cell>
          <table:table-cell office:value-type="float" office:value="20742.1953125" calcext:value-type="float">
            <text:p>20742.1953125</text:p>
          </table:table-cell>
          <table:table-cell office:value-type="float" office:value="20410.6989380352" calcext:value-type="float">
            <text:p>20410.698938035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333-kopia-cache</text:p>
          </table:table-cell>
          <table:table-cell office:value-type="float" office:value="1686" calcext:value-type="float">
            <text:p>1686</text:p>
          </table:table-cell>
          <table:table-cell office:value-type="float" office:value="2002.60517406464" calcext:value-type="float">
            <text:p>2002.60517406464</text:p>
          </table:table-cell>
          <table:table-cell office:value-type="float" office:value="1" calcext:value-type="float">
            <text:p>1</text:p>
          </table:table-cell>
          <table:table-cell office:value-type="float" office:value="4.1611328125" calcext:value-type="float">
            <text:p>4.1611328125</text:p>
          </table:table-cell>
          <table:table-cell office:value-type="float" office:value="1216.29163596808" calcext:value-type="float">
            <text:p>1216.29163596808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333-kopia-target</text:p>
          </table:table-cell>
          <table:table-cell office:value-type="float" office:value="5230" calcext:value-type="float">
            <text:p>5230</text:p>
          </table:table-cell>
          <table:table-cell office:value-type="float" office:value="48855.1062583923" calcext:value-type="float">
            <text:p>48855.10625839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65.51220049594" calcext:value-type="float">
            <text:p>9565.5122004959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38a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9.6584596633911" calcext:value-type="float">
            <text:p>89.658459663391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476.2828369141" calcext:value-type="float">
            <text:p>11476.2828369141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38a-borg-target</text:p>
          </table:table-cell>
          <table:table-cell office:value-type="float" office:value="209" calcext:value-type="float">
            <text:p>209</text:p>
          </table:table-cell>
          <table:table-cell office:value-type="float" office:value="28762.8225975037" calcext:value-type="float">
            <text:p>28762.8225975037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40924.068611693" calcext:value-type="float">
            <text:p>140924.068611693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38a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5820350646973" calcext:value-type="float">
            <text:p>29.58203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97.3346354167" calcext:value-type="float">
            <text:p>10097.334635416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38a-bupstash-target</text:p>
          </table:table-cell>
          <table:table-cell office:value-type="float" office:value="59754" calcext:value-type="float">
            <text:p>59754</text:p>
          </table:table-cell>
          <table:table-cell office:value-type="float" office:value="31833.8069858551" calcext:value-type="float">
            <text:p>31833.8069858551</text:p>
          </table:table-cell>
          <table:table-cell office:value-type="float" office:value="1" calcext:value-type="float">
            <text:p>1</text:p>
          </table:table-cell>
          <table:table-cell office:value-type="float" office:value="208.47216796875" calcext:value-type="float">
            <text:p>208.47216796875</text:p>
          </table:table-cell>
          <table:table-cell office:value-type="float" office:value="545.533660566918" calcext:value-type="float">
            <text:p>545.5336605669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38a-jmbb-target</text:p>
          </table:table-cell>
          <table:table-cell office:value-type="float" office:value="1616" calcext:value-type="float">
            <text:p>1616</text:p>
          </table:table-cell>
          <table:table-cell office:value-type="float" office:value="32252.0365028381" calcext:value-type="float">
            <text:p>32252.0365028381</text:p>
          </table:table-cell>
          <table:table-cell office:value-type="float" office:value="0" calcext:value-type="float">
            <text:p>0</text:p>
          </table:table-cell>
          <table:table-cell office:value-type="float" office:value="20663.921875" calcext:value-type="float">
            <text:p>20663.921875</text:p>
          </table:table-cell>
          <table:table-cell office:value-type="float" office:value="20436.9340216004" calcext:value-type="float">
            <text:p>20436.934021600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38a-kopia-cache</text:p>
          </table:table-cell>
          <table:table-cell office:value-type="float" office:value="1710" calcext:value-type="float">
            <text:p>1710</text:p>
          </table:table-cell>
          <table:table-cell office:value-type="float" office:value="2122.63496685028" calcext:value-type="float">
            <text:p>2122.63496685028</text:p>
          </table:table-cell>
          <table:table-cell office:value-type="float" office:value="1" calcext:value-type="float">
            <text:p>1</text:p>
          </table:table-cell>
          <table:table-cell office:value-type="float" office:value="4.1611328125" calcext:value-type="float">
            <text:p>4.1611328125</text:p>
          </table:table-cell>
          <table:table-cell office:value-type="float" office:value="1271.09836611385" calcext:value-type="float">
            <text:p>1271.09836611385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38a-kopia-target</text:p>
          </table:table-cell>
          <table:table-cell office:value-type="float" office:value="5326" calcext:value-type="float">
            <text:p>5326</text:p>
          </table:table-cell>
          <table:table-cell office:value-type="float" office:value="49806.9427633286" calcext:value-type="float">
            <text:p>49806.94276332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76.10014826294" calcext:value-type="float">
            <text:p>9576.1001482629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3d5-borg-cache</text:p>
          </table:table-cell>
          <table:table-cell office:value-type="float" office:value="8" calcext:value-type="float">
            <text:p>8</text:p>
          </table:table-cell>
          <table:table-cell office:value-type="float" office:value="89.8862714767456" calcext:value-type="float">
            <text:p>89.8862714767456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05.4427490234" calcext:value-type="float">
            <text:p>11505.4427490234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3d5-borg-target</text:p>
          </table:table-cell>
          <table:table-cell office:value-type="float" office:value="213" calcext:value-type="float">
            <text:p>213</text:p>
          </table:table-cell>
          <table:table-cell office:value-type="float" office:value="29111.4619407654" calcext:value-type="float">
            <text:p>29111.4619407654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39953.694964055" calcext:value-type="float">
            <text:p>139953.694964055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3d5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29.8867225646973" calcext:value-type="float">
            <text:p>29.886722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201.3346354167" calcext:value-type="float">
            <text:p>10201.334635416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3d5-bupstash-target</text:p>
          </table:table-cell>
          <table:table-cell office:value-type="float" office:value="60625" calcext:value-type="float">
            <text:p>60625</text:p>
          </table:table-cell>
          <table:table-cell office:value-type="float" office:value="32244.7202720642" calcext:value-type="float">
            <text:p>32244.7202720642</text:p>
          </table:table-cell>
          <table:table-cell office:value-type="float" office:value="1" calcext:value-type="float">
            <text:p>1</text:p>
          </table:table-cell>
          <table:table-cell office:value-type="float" office:value="206.5927734375" calcext:value-type="float">
            <text:p>206.5927734375</text:p>
          </table:table-cell>
          <table:table-cell office:value-type="float" office:value="544.636594780928" calcext:value-type="float">
            <text:p>544.63659478092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3d5-jmbb-target</text:p>
          </table:table-cell>
          <table:table-cell office:value-type="float" office:value="1640" calcext:value-type="float">
            <text:p>1640</text:p>
          </table:table-cell>
          <table:table-cell office:value-type="float" office:value="32696.1213111877" calcext:value-type="float">
            <text:p>32696.1213111877</text:p>
          </table:table-cell>
          <table:table-cell office:value-type="float" office:value="0" calcext:value-type="float">
            <text:p>0</text:p>
          </table:table-cell>
          <table:table-cell office:value-type="float" office:value="20663.921875" calcext:value-type="float">
            <text:p>20663.921875</text:p>
          </table:table-cell>
          <table:table-cell office:value-type="float" office:value="20415.1391601562" calcext:value-type="float">
            <text:p>20415.1391601562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3d5-kopia-cache</text:p>
          </table:table-cell>
          <table:table-cell office:value-type="float" office:value="1730" calcext:value-type="float">
            <text:p>1730</text:p>
          </table:table-cell>
          <table:table-cell office:value-type="float" office:value="2248.70276927948" calcext:value-type="float">
            <text:p>2248.70276927948</text:p>
          </table:table-cell>
          <table:table-cell office:value-type="float" office:value="1" calcext:value-type="float">
            <text:p>1</text:p>
          </table:table-cell>
          <table:table-cell office:value-type="float" office:value="4.17529296875" calcext:value-type="float">
            <text:p>4.17529296875</text:p>
          </table:table-cell>
          <table:table-cell office:value-type="float" office:value="1331.024066903" calcext:value-type="float">
            <text:p>1331.024066903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3d5-kopia-target</text:p>
          </table:table-cell>
          <table:table-cell office:value-type="float" office:value="5400" calcext:value-type="float">
            <text:p>5400</text:p>
          </table:table-cell>
          <table:table-cell office:value-type="float" office:value="50412.4509830475" calcext:value-type="float">
            <text:p>50412.45098304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59.69440863715" calcext:value-type="float">
            <text:p>9559.6944086371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436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1713018417359" calcext:value-type="float">
            <text:p>90.1713018417359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41.9266357422" calcext:value-type="float">
            <text:p>11541.9266357422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436-borg-target</text:p>
          </table:table-cell>
          <table:table-cell office:value-type="float" office:value="219" calcext:value-type="float">
            <text:p>219</text:p>
          </table:table-cell>
          <table:table-cell office:value-type="float" office:value="29939.8408737183" calcext:value-type="float">
            <text:p>29939.8408737183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39992.680615011" calcext:value-type="float">
            <text:p>139992.680615011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436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30.0273475646973" calcext:value-type="float">
            <text:p>30.02734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249.3346354167" calcext:value-type="float">
            <text:p>10249.334635416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436-bupstash-target</text:p>
          </table:table-cell>
          <table:table-cell office:value-type="float" office:value="61848" calcext:value-type="float">
            <text:p>61848</text:p>
          </table:table-cell>
          <table:table-cell office:value-type="float" office:value="33162.6869440079" calcext:value-type="float">
            <text:p>33162.6869440079</text:p>
          </table:table-cell>
          <table:table-cell office:value-type="float" office:value="1" calcext:value-type="float">
            <text:p>1</text:p>
          </table:table-cell>
          <table:table-cell office:value-type="float" office:value="209.53662109375" calcext:value-type="float">
            <text:p>209.53662109375</text:p>
          </table:table-cell>
          <table:table-cell office:value-type="float" office:value="549.065312227785" calcext:value-type="float">
            <text:p>549.065312227785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436-jmbb-target</text:p>
          </table:table-cell>
          <table:table-cell office:value-type="float" office:value="1679" calcext:value-type="float">
            <text:p>1679</text:p>
          </table:table-cell>
          <table:table-cell office:value-type="float" office:value="33606.2013092041" calcext:value-type="float">
            <text:p>33606.2013092041</text:p>
          </table:table-cell>
          <table:table-cell office:value-type="float" office:value="0" calcext:value-type="float">
            <text:p>0</text:p>
          </table:table-cell>
          <table:table-cell office:value-type="float" office:value="20585.2734375" calcext:value-type="float">
            <text:p>20585.2734375</text:p>
          </table:table-cell>
          <table:table-cell office:value-type="float" office:value="20495.9798336063" calcext:value-type="float">
            <text:p>20495.9798336063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436-kopia-cache</text:p>
          </table:table-cell>
          <table:table-cell office:value-type="float" office:value="1766" calcext:value-type="float">
            <text:p>1766</text:p>
          </table:table-cell>
          <table:table-cell office:value-type="float" office:value="2364.02191925049" calcext:value-type="float">
            <text:p>2364.02191925049</text:p>
          </table:table-cell>
          <table:table-cell office:value-type="float" office:value="1" calcext:value-type="float">
            <text:p>1</text:p>
          </table:table-cell>
          <table:table-cell office:value-type="float" office:value="4.22314453125" calcext:value-type="float">
            <text:p>4.22314453125</text:p>
          </table:table-cell>
          <table:table-cell office:value-type="float" office:value="1370.75789655294" calcext:value-type="float">
            <text:p>1370.75789655294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436-kopia-target</text:p>
          </table:table-cell>
          <table:table-cell office:value-type="float" office:value="5583" calcext:value-type="float">
            <text:p>5583</text:p>
          </table:table-cell>
          <table:table-cell office:value-type="float" office:value="52175.5763759613" calcext:value-type="float">
            <text:p>52175.57637596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69.72778237227" calcext:value-type="float">
            <text:p>9569.7277823722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483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2945222854614" calcext:value-type="float">
            <text:p>90.2945222854614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57.6988525391" calcext:value-type="float">
            <text:p>11557.6988525391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483-borg-target</text:p>
          </table:table-cell>
          <table:table-cell office:value-type="float" office:value="226" calcext:value-type="float">
            <text:p>226</text:p>
          </table:table-cell>
          <table:table-cell office:value-type="float" office:value="30639.0532903671" calcext:value-type="float">
            <text:p>30639.0532903671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38824.73703246" calcext:value-type="float">
            <text:p>138824.73703246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483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30.2890663146973" calcext:value-type="float">
            <text:p>30.289066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38.66796875" calcext:value-type="float">
            <text:p>10338.6679687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483-bupstash-target</text:p>
          </table:table-cell>
          <table:table-cell office:value-type="float" office:value="62698" calcext:value-type="float">
            <text:p>62698</text:p>
          </table:table-cell>
          <table:table-cell office:value-type="float" office:value="33791.3179979324" calcext:value-type="float">
            <text:p>33791.3179979324</text:p>
          </table:table-cell>
          <table:table-cell office:value-type="float" office:value="1" calcext:value-type="float">
            <text:p>1</text:p>
          </table:table-cell>
          <table:table-cell office:value-type="float" office:value="212.4970703125" calcext:value-type="float">
            <text:p>212.4970703125</text:p>
          </table:table-cell>
          <table:table-cell office:value-type="float" office:value="551.888571084928" calcext:value-type="float">
            <text:p>551.88857108492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483-jmbb-target</text:p>
          </table:table-cell>
          <table:table-cell office:value-type="float" office:value="1718" calcext:value-type="float">
            <text:p>1718</text:p>
          </table:table-cell>
          <table:table-cell office:value-type="float" office:value="34200.396525383" calcext:value-type="float">
            <text:p>34200.396525383</text:p>
          </table:table-cell>
          <table:table-cell office:value-type="float" office:value="0" calcext:value-type="float">
            <text:p>0</text:p>
          </table:table-cell>
          <table:table-cell office:value-type="float" office:value="20475.2421875" calcext:value-type="float">
            <text:p>20475.2421875</text:p>
          </table:table-cell>
          <table:table-cell office:value-type="float" office:value="20384.8696402748" calcext:value-type="float">
            <text:p>20384.8696402748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483-kopia-cache</text:p>
          </table:table-cell>
          <table:table-cell office:value-type="float" office:value="1806" calcext:value-type="float">
            <text:p>1806</text:p>
          </table:table-cell>
          <table:table-cell office:value-type="float" office:value="2474.83392429352" calcext:value-type="float">
            <text:p>2474.83392429352</text:p>
          </table:table-cell>
          <table:table-cell office:value-type="float" office:value="1" calcext:value-type="float">
            <text:p>1</text:p>
          </table:table-cell>
          <table:table-cell office:value-type="float" office:value="4.4267578125" calcext:value-type="float">
            <text:p>4.4267578125</text:p>
          </table:table-cell>
          <table:table-cell office:value-type="float" office:value="1403.22809439455" calcext:value-type="float">
            <text:p>1403.22809439455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483-kopia-target</text:p>
          </table:table-cell>
          <table:table-cell office:value-type="float" office:value="5691" calcext:value-type="float">
            <text:p>5691</text:p>
          </table:table-cell>
          <table:table-cell office:value-type="float" office:value="53097.9886302948" calcext:value-type="float">
            <text:p>53097.98863029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54.09248944331" calcext:value-type="float">
            <text:p>9554.0924894433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4datasshfs-x34d7-borg-cache</text:p>
          </table:table-cell>
          <table:table-cell office:value-type="float" office:value="8" calcext:value-type="float">
            <text:p>8</text:p>
          </table:table-cell>
          <table:table-cell office:value-type="float" office:value="90.0684499740601" calcext:value-type="float">
            <text:p>90.0684499740601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1528.7615966797" calcext:value-type="float">
            <text:p>11528.7615966797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4datasshfs-x34d7-borg-target</text:p>
          </table:table-cell>
          <table:table-cell office:value-type="float" office:value="231" calcext:value-type="float">
            <text:p>231</text:p>
          </table:table-cell>
          <table:table-cell office:value-type="float" office:value="30778.6665201187" calcext:value-type="float">
            <text:p>30778.6665201187</text:p>
          </table:table-cell>
          <table:table-cell office:value-type="float" office:value="0" calcext:value-type="float">
            <text:p>0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36438.764141132" calcext:value-type="float">
            <text:p>136438.764141132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4datasshfs-x34d7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30.4335975646973" calcext:value-type="float">
            <text:p>30.4335975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88.0013020833" calcext:value-type="float">
            <text:p>10388.001302083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4datasshfs-x34d7-bupstash-target</text:p>
          </table:table-cell>
          <table:table-cell office:value-type="float" office:value="62995" calcext:value-type="float">
            <text:p>62995</text:p>
          </table:table-cell>
          <table:table-cell office:value-type="float" office:value="33904.070980072" calcext:value-type="float">
            <text:p>33904.070980072</text:p>
          </table:table-cell>
          <table:table-cell office:value-type="float" office:value="1" calcext:value-type="float">
            <text:p>1</text:p>
          </table:table-cell>
          <table:table-cell office:value-type="float" office:value="211.931640625" calcext:value-type="float">
            <text:p>211.931640625</text:p>
          </table:table-cell>
          <table:table-cell office:value-type="float" office:value="551.119433027919" calcext:value-type="float">
            <text:p>551.119433027919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4datasshfs-x34d7-jmbb-target</text:p>
          </table:table-cell>
          <table:table-cell office:value-type="float" office:value="1730" calcext:value-type="float">
            <text:p>1730</text:p>
          </table:table-cell>
          <table:table-cell office:value-type="float" office:value="34515.6208505631" calcext:value-type="float">
            <text:p>34515.6208505631</text:p>
          </table:table-cell>
          <table:table-cell office:value-type="float" office:value="0" calcext:value-type="float">
            <text:p>0</text:p>
          </table:table-cell>
          <table:table-cell office:value-type="float" office:value="20592.1875" calcext:value-type="float">
            <text:p>20592.1875</text:p>
          </table:table-cell>
          <table:table-cell office:value-type="float" office:value="20430.0553473853" calcext:value-type="float">
            <text:p>20430.0553473853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4datasshfs-x34d7-kopia-cache</text:p>
          </table:table-cell>
          <table:table-cell office:value-type="float" office:value="1821" calcext:value-type="float">
            <text:p>1821</text:p>
          </table:table-cell>
          <table:table-cell office:value-type="float" office:value="2578.35207271576" calcext:value-type="float">
            <text:p>2578.35207271576</text:p>
          </table:table-cell>
          <table:table-cell office:value-type="float" office:value="1" calcext:value-type="float">
            <text:p>1</text:p>
          </table:table-cell>
          <table:table-cell office:value-type="float" office:value="4.572265625" calcext:value-type="float">
            <text:p>4.572265625</text:p>
          </table:table-cell>
          <table:table-cell office:value-type="float" office:value="1449.88057246619" calcext:value-type="float">
            <text:p>1449.88057246619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4datasshfs-x34d7-kopia-target</text:p>
          </table:table-cell>
          <table:table-cell office:value-type="float" office:value="5750" calcext:value-type="float">
            <text:p>5750</text:p>
          </table:table-cell>
          <table:table-cell office:value-type="float" office:value="53542.9335794449" calcext:value-type="float">
            <text:p>53542.93357944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35.29808440897" calcext:value-type="float">
            <text:p>9535.2980844089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initial-kopia-cache</text:p>
          </table:table-cell>
          <table:table-cell office:value-type="float" office:value="32" calcext:value-type="float">
            <text:p>32</text:p>
          </table:table-cell>
          <table:table-cell office:value-type="float" office:value="0.0705633163452148" calcext:value-type="float">
            <text:p>0.070563316345215</text:p>
          </table:table-cell>
          <table:table-cell office:value-type="float" office:value="1" calcext:value-type="float">
            <text:p>1</text:p>
          </table:table-cell>
          <table:table-cell office:value-type="float" office:value="2.1181640625" calcext:value-type="float">
            <text:p>2.1181640625</text:p>
          </table:table-cell>
          <table:table-cell office:value-type="float" office:value="2.25802612304687" calcext:value-type="float">
            <text:p>2.2580261230468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5kopiavm3-initial-kopia-target</text:p>
          </table:table-cell>
          <table:table-cell office:value-type="float" office:value="15" calcext:value-type="float">
            <text:p>15</text:p>
          </table:table-cell>
          <table:table-cell office:value-type="float" office:value="0.0447101593017578" calcext:value-type="float">
            <text:p>0.0447101593017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05221354166667" calcext:value-type="float">
            <text:p>3.0522135416666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a00-kopia-cache</text:p>
          </table:table-cell>
          <table:table-cell office:value-type="float" office:value="54" calcext:value-type="float">
            <text:p>54</text:p>
          </table:table-cell>
          <table:table-cell office:value-type="float" office:value="197.233932495117" calcext:value-type="float">
            <text:p>197.2339324951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40.13975694444" calcext:value-type="float">
            <text:p>3740.13975694444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5kopiavm3-x2a00-kopia-target</text:p>
          </table:table-cell>
          <table:table-cell office:value-type="float" office:value="2635" calcext:value-type="float">
            <text:p>2635</text:p>
          </table:table-cell>
          <table:table-cell office:value-type="float" office:value="24900.9142456055" calcext:value-type="float">
            <text:p>24900.91424560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76.86382827324" calcext:value-type="float">
            <text:p>9676.8638282732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a4c-kopia-cache</text:p>
          </table:table-cell>
          <table:table-cell office:value-type="float" office:value="90" calcext:value-type="float">
            <text:p>90</text:p>
          </table:table-cell>
          <table:table-cell office:value-type="float" office:value="267.099637985229" calcext:value-type="float">
            <text:p>267.0996379852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39.00032552083" calcext:value-type="float">
            <text:p>3039.00032552083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5kopiavm3-x2a4c-kopia-target</text:p>
          </table:table-cell>
          <table:table-cell office:value-type="float" office:value="2722" calcext:value-type="float">
            <text:p>2722</text:p>
          </table:table-cell>
          <table:table-cell office:value-type="float" office:value="25534.3368682861" calcext:value-type="float">
            <text:p>25534.33686828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05.86368593865" calcext:value-type="float">
            <text:p>9605.8636859386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aaf-kopia-cache</text:p>
          </table:table-cell>
          <table:table-cell office:value-type="float" office:value="526" calcext:value-type="float">
            <text:p>526</text:p>
          </table:table-cell>
          <table:table-cell office:value-type="float" office:value="227.221853256226" calcext:value-type="float">
            <text:p>227.2218532562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2.348246643298" calcext:value-type="float">
            <text:p>442.348246643298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aaf-kopia-target</text:p>
          </table:table-cell>
          <table:table-cell office:value-type="float" office:value="2831" calcext:value-type="float">
            <text:p>2831</text:p>
          </table:table-cell>
          <table:table-cell office:value-type="float" office:value="26466.0455331802" calcext:value-type="float">
            <text:p>26466.04553318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73.02388766392" calcext:value-type="float">
            <text:p>9573.0238876639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af8-kopia-cache</text:p>
          </table:table-cell>
          <table:table-cell office:value-type="float" office:value="541" calcext:value-type="float">
            <text:p>541</text:p>
          </table:table-cell>
          <table:table-cell office:value-type="float" office:value="251.724207878113" calcext:value-type="float">
            <text:p>251.7242078781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6.461347259127" calcext:value-type="float">
            <text:p>476.461347259127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af8-kopia-target</text:p>
          </table:table-cell>
          <table:table-cell office:value-type="float" office:value="2899" calcext:value-type="float">
            <text:p>2899</text:p>
          </table:table-cell>
          <table:table-cell office:value-type="float" office:value="26942.3027067184" calcext:value-type="float">
            <text:p>26942.30270671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16.70161147971" calcext:value-type="float">
            <text:p>9516.7016114797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b81-kopia-cache</text:p>
          </table:table-cell>
          <table:table-cell office:value-type="float" office:value="611" calcext:value-type="float">
            <text:p>611</text:p>
          </table:table-cell>
          <table:table-cell office:value-type="float" office:value="359.02011680603" calcext:value-type="float">
            <text:p>359.020116806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1.696562372136" calcext:value-type="float">
            <text:p>601.696562372136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b81-kopia-target</text:p>
          </table:table-cell>
          <table:table-cell office:value-type="float" office:value="2968" calcext:value-type="float">
            <text:p>2968</text:p>
          </table:table-cell>
          <table:table-cell office:value-type="float" office:value="27387.3064613342" calcext:value-type="float">
            <text:p>27387.30646133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48.98983032556" calcext:value-type="float">
            <text:p>9448.9898303255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bcb-kopia-cache</text:p>
          </table:table-cell>
          <table:table-cell office:value-type="float" office:value="783" calcext:value-type="float">
            <text:p>783</text:p>
          </table:table-cell>
          <table:table-cell office:value-type="float" office:value="452.806092262268" calcext:value-type="float">
            <text:p>452.8060922622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2.17552806713" calcext:value-type="float">
            <text:p>592.17552806713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bcb-kopia-target</text:p>
          </table:table-cell>
          <table:table-cell office:value-type="float" office:value="3020" calcext:value-type="float">
            <text:p>3020</text:p>
          </table:table-cell>
          <table:table-cell office:value-type="float" office:value="27634.0036172867" calcext:value-type="float">
            <text:p>27634.00361728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369.94029937138" calcext:value-type="float">
            <text:p>9369.9402993713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c15-kopia-cache</text:p>
          </table:table-cell>
          <table:table-cell office:value-type="float" office:value="1298" calcext:value-type="float">
            <text:p>1298</text:p>
          </table:table-cell>
          <table:table-cell office:value-type="float" office:value="532.44584274292" calcext:value-type="float">
            <text:p>532.445842742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0.049724937404" calcext:value-type="float">
            <text:p>420.049724937404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c15-kopia-target</text:p>
          </table:table-cell>
          <table:table-cell office:value-type="float" office:value="3097" calcext:value-type="float">
            <text:p>3097</text:p>
          </table:table-cell>
          <table:table-cell office:value-type="float" office:value="28027.962896347" calcext:value-type="float">
            <text:p>28027.9628963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267.2373283369" calcext:value-type="float">
            <text:p>9267.237328336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c80-kopia-cache</text:p>
          </table:table-cell>
          <table:table-cell office:value-type="float" office:value="2025" calcext:value-type="float">
            <text:p>2025</text:p>
          </table:table-cell>
          <table:table-cell office:value-type="float" office:value="645.196520805359" calcext:value-type="float">
            <text:p>645.1965208053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6.262339409722" calcext:value-type="float">
            <text:p>326.262339409722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c80-kopia-target</text:p>
          </table:table-cell>
          <table:table-cell office:value-type="float" office:value="3163" calcext:value-type="float">
            <text:p>3163</text:p>
          </table:table-cell>
          <table:table-cell office:value-type="float" office:value="28280.8458948135" calcext:value-type="float">
            <text:p>28280.84589481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155.73385908601" calcext:value-type="float">
            <text:p>9155.7338590860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ccb-kopia-cache</text:p>
          </table:table-cell>
          <table:table-cell office:value-type="float" office:value="4570" calcext:value-type="float">
            <text:p>4570</text:p>
          </table:table-cell>
          <table:table-cell office:value-type="float" office:value="794.900979995728" calcext:value-type="float">
            <text:p>794.900979995728</text:p>
          </table:table-cell>
          <table:table-cell office:value-type="float" office:value="1" calcext:value-type="float">
            <text:p>1</text:p>
          </table:table-cell>
          <table:table-cell office:value-type="float" office:value="5.416015625" calcext:value-type="float">
            <text:p>5.416015625</text:p>
          </table:table-cell>
          <table:table-cell office:value-type="float" office:value="178.113479981537" calcext:value-type="float">
            <text:p>178.113479981537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ccb-kopia-target</text:p>
          </table:table-cell>
          <table:table-cell office:value-type="float" office:value="3231" calcext:value-type="float">
            <text:p>3231</text:p>
          </table:table-cell>
          <table:table-cell office:value-type="float" office:value="28526.4413566589" calcext:value-type="float">
            <text:p>28526.44135665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40.87773111072" calcext:value-type="float">
            <text:p>9040.8777311107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d17-kopia-cache</text:p>
          </table:table-cell>
          <table:table-cell office:value-type="float" office:value="4794" calcext:value-type="float">
            <text:p>4794</text:p>
          </table:table-cell>
          <table:table-cell office:value-type="float" office:value="872.848801612854" calcext:value-type="float">
            <text:p>872.848801612854</text:p>
          </table:table-cell>
          <table:table-cell office:value-type="float" office:value="1" calcext:value-type="float">
            <text:p>1</text:p>
          </table:table-cell>
          <table:table-cell office:value-type="float" office:value="5.205078125" calcext:value-type="float">
            <text:p>5.205078125</text:p>
          </table:table-cell>
          <table:table-cell office:value-type="float" office:value="186.440795338248" calcext:value-type="float">
            <text:p>186.440795338248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d17-kopia-target</text:p>
          </table:table-cell>
          <table:table-cell office:value-type="float" office:value="3297" calcext:value-type="float">
            <text:p>3297</text:p>
          </table:table-cell>
          <table:table-cell office:value-type="float" office:value="28873.4965772629" calcext:value-type="float">
            <text:p>28873.49657726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967.68592511895" calcext:value-type="float">
            <text:p>8967.6859251189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d6b-kopia-cache</text:p>
          </table:table-cell>
          <table:table-cell office:value-type="float" office:value="5755" calcext:value-type="float">
            <text:p>5755</text:p>
          </table:table-cell>
          <table:table-cell office:value-type="float" office:value="973.873110771179" calcext:value-type="float">
            <text:p>973.873110771179</text:p>
          </table:table-cell>
          <table:table-cell office:value-type="float" office:value="1" calcext:value-type="float">
            <text:p>1</text:p>
          </table:table-cell>
          <table:table-cell office:value-type="float" office:value="4.4404296875" calcext:value-type="float">
            <text:p>4.4404296875</text:p>
          </table:table-cell>
          <table:table-cell office:value-type="float" office:value="173.283417103334" calcext:value-type="float">
            <text:p>173.283417103334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d6b-kopia-target</text:p>
          </table:table-cell>
          <table:table-cell office:value-type="float" office:value="3362" calcext:value-type="float">
            <text:p>3362</text:p>
          </table:table-cell>
          <table:table-cell office:value-type="float" office:value="29222.4841890335" calcext:value-type="float">
            <text:p>29222.48418903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900.60196596381" calcext:value-type="float">
            <text:p>8900.6019659638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dbf-kopia-cache</text:p>
          </table:table-cell>
          <table:table-cell office:value-type="float" office:value="5780" calcext:value-type="float">
            <text:p>5780</text:p>
          </table:table-cell>
          <table:table-cell office:value-type="float" office:value="1030.24711704254" calcext:value-type="float">
            <text:p>1030.24711704254</text:p>
          </table:table-cell>
          <table:table-cell office:value-type="float" office:value="1" calcext:value-type="float">
            <text:p>1</text:p>
          </table:table-cell>
          <table:table-cell office:value-type="float" office:value="4.4560546875" calcext:value-type="float">
            <text:p>4.4560546875</text:p>
          </table:table-cell>
          <table:table-cell office:value-type="float" office:value="182.521288555634" calcext:value-type="float">
            <text:p>182.521288555634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dbf-kopia-target</text:p>
          </table:table-cell>
          <table:table-cell office:value-type="float" office:value="3428" calcext:value-type="float">
            <text:p>3428</text:p>
          </table:table-cell>
          <table:table-cell office:value-type="float" office:value="29663.7110462189" calcext:value-type="float">
            <text:p>29663.71104621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861.03853889385" calcext:value-type="float">
            <text:p>8861.0385388938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e0c-kopia-cache</text:p>
          </table:table-cell>
          <table:table-cell office:value-type="float" office:value="6051" calcext:value-type="float">
            <text:p>6051</text:p>
          </table:table-cell>
          <table:table-cell office:value-type="float" office:value="1148.26772403717" calcext:value-type="float">
            <text:p>1148.26772403717</text:p>
          </table:table-cell>
          <table:table-cell office:value-type="float" office:value="1" calcext:value-type="float">
            <text:p>1</text:p>
          </table:table-cell>
          <table:table-cell office:value-type="float" office:value="4.5166015625" calcext:value-type="float">
            <text:p>4.5166015625</text:p>
          </table:table-cell>
          <table:table-cell office:value-type="float" office:value="194.319310760876" calcext:value-type="float">
            <text:p>194.319310760876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e0c-kopia-target</text:p>
          </table:table-cell>
          <table:table-cell office:value-type="float" office:value="3496" calcext:value-type="float">
            <text:p>3496</text:p>
          </table:table-cell>
          <table:table-cell office:value-type="float" office:value="30064.9269943237" calcext:value-type="float">
            <text:p>30064.92699432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806.20287247926" calcext:value-type="float">
            <text:p>8806.2028724792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e57-kopia-cache</text:p>
          </table:table-cell>
          <table:table-cell office:value-type="float" office:value="7129" calcext:value-type="float">
            <text:p>7129</text:p>
          </table:table-cell>
          <table:table-cell office:value-type="float" office:value="1296.35348033905" calcext:value-type="float">
            <text:p>1296.35348033905</text:p>
          </table:table-cell>
          <table:table-cell office:value-type="float" office:value="1" calcext:value-type="float">
            <text:p>1</text:p>
          </table:table-cell>
          <table:table-cell office:value-type="float" office:value="4.92578125" calcext:value-type="float">
            <text:p>4.92578125</text:p>
          </table:table-cell>
          <table:table-cell office:value-type="float" office:value="186.206475503884" calcext:value-type="float">
            <text:p>186.206475503884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e57-kopia-target</text:p>
          </table:table-cell>
          <table:table-cell office:value-type="float" office:value="3569" calcext:value-type="float">
            <text:p>3569</text:p>
          </table:table-cell>
          <table:table-cell office:value-type="float" office:value="30449.4287500381" calcext:value-type="float">
            <text:p>30449.42875003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736.40096386637" calcext:value-type="float">
            <text:p>8736.4009638663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eb4-kopia-cache</text:p>
          </table:table-cell>
          <table:table-cell office:value-type="float" office:value="7223" calcext:value-type="float">
            <text:p>7223</text:p>
          </table:table-cell>
          <table:table-cell office:value-type="float" office:value="1366.51147842407" calcext:value-type="float">
            <text:p>1366.51147842407</text:p>
          </table:table-cell>
          <table:table-cell office:value-type="float" office:value="1" calcext:value-type="float">
            <text:p>1</text:p>
          </table:table-cell>
          <table:table-cell office:value-type="float" office:value="4.9267578125" calcext:value-type="float">
            <text:p>4.9267578125</text:p>
          </table:table-cell>
          <table:table-cell office:value-type="float" office:value="193.729441216427" calcext:value-type="float">
            <text:p>193.729441216427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eb4-kopia-target</text:p>
          </table:table-cell>
          <table:table-cell office:value-type="float" office:value="3736" calcext:value-type="float">
            <text:p>3736</text:p>
          </table:table-cell>
          <table:table-cell office:value-type="float" office:value="31925.7988653183" calcext:value-type="float">
            <text:p>31925.79886531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750.54016008724" calcext:value-type="float">
            <text:p>8750.5401600872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2efd-kopia-cache</text:p>
          </table:table-cell>
          <table:table-cell office:value-type="float" office:value="7500" calcext:value-type="float">
            <text:p>7500</text:p>
          </table:table-cell>
          <table:table-cell office:value-type="float" office:value="1482.11355400085" calcext:value-type="float">
            <text:p>1482.11355400085</text:p>
          </table:table-cell>
          <table:table-cell office:value-type="float" office:value="1" calcext:value-type="float">
            <text:p>1</text:p>
          </table:table-cell>
          <table:table-cell office:value-type="float" office:value="5.0712890625" calcext:value-type="float">
            <text:p>5.0712890625</text:p>
          </table:table-cell>
          <table:table-cell office:value-type="float" office:value="202.35790390625" calcext:value-type="float">
            <text:p>202.35790390625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2efd-kopia-target</text:p>
          </table:table-cell>
          <table:table-cell office:value-type="float" office:value="3804" calcext:value-type="float">
            <text:p>3804</text:p>
          </table:table-cell>
          <table:table-cell office:value-type="float" office:value="32346.6033172607" calcext:value-type="float">
            <text:p>32346.60331726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707.39269108176" calcext:value-type="float">
            <text:p>8707.3926910817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001-kopia-cache</text:p>
          </table:table-cell>
          <table:table-cell office:value-type="float" office:value="7816" calcext:value-type="float">
            <text:p>7816</text:p>
          </table:table-cell>
          <table:table-cell office:value-type="float" office:value="1580.48677635193" calcext:value-type="float">
            <text:p>1580.48677635193</text:p>
          </table:table-cell>
          <table:table-cell office:value-type="float" office:value="1" calcext:value-type="float">
            <text:p>1</text:p>
          </table:table-cell>
          <table:table-cell office:value-type="float" office:value="4.9072265625" calcext:value-type="float">
            <text:p>4.9072265625</text:p>
          </table:table-cell>
          <table:table-cell office:value-type="float" office:value="207.064797720621" calcext:value-type="float">
            <text:p>207.064797720621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001-kopia-target</text:p>
          </table:table-cell>
          <table:table-cell office:value-type="float" office:value="4472" calcext:value-type="float">
            <text:p>4472</text:p>
          </table:table-cell>
          <table:table-cell office:value-type="float" office:value="39443.9486017227" calcext:value-type="float">
            <text:p>39443.94860172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31.88805191504" calcext:value-type="float">
            <text:p>9031.88805191504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0da-kopia-cache</text:p>
          </table:table-cell>
          <table:table-cell office:value-type="float" office:value="8348" calcext:value-type="float">
            <text:p>8348</text:p>
          </table:table-cell>
          <table:table-cell office:value-type="float" office:value="1663.62238693237" calcext:value-type="float">
            <text:p>1663.62238693237</text:p>
          </table:table-cell>
          <table:table-cell office:value-type="float" office:value="1" calcext:value-type="float">
            <text:p>1</text:p>
          </table:table-cell>
          <table:table-cell office:value-type="float" office:value="4.83740234375" calcext:value-type="float">
            <text:p>4.83740234375</text:p>
          </table:table-cell>
          <table:table-cell office:value-type="float" office:value="204.066761406175" calcext:value-type="float">
            <text:p>204.066761406175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0da-kopia-target</text:p>
          </table:table-cell>
          <table:table-cell office:value-type="float" office:value="4630" calcext:value-type="float">
            <text:p>4630</text:p>
          </table:table-cell>
          <table:table-cell office:value-type="float" office:value="40832.681760788" calcext:value-type="float">
            <text:p>40832.6817607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30.81341750473" calcext:value-type="float">
            <text:p>9030.81341750473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12a-kopia-cache</text:p>
          </table:table-cell>
          <table:table-cell office:value-type="float" office:value="8515" calcext:value-type="float">
            <text:p>8515</text:p>
          </table:table-cell>
          <table:table-cell office:value-type="float" office:value="1840.93202877045" calcext:value-type="float">
            <text:p>1840.93202877045</text:p>
          </table:table-cell>
          <table:table-cell office:value-type="float" office:value="1" calcext:value-type="float">
            <text:p>1</text:p>
          </table:table-cell>
          <table:table-cell office:value-type="float" office:value="4.8671875" calcext:value-type="float">
            <text:p>4.8671875</text:p>
          </table:table-cell>
          <table:table-cell office:value-type="float" office:value="221.387480617844" calcext:value-type="float">
            <text:p>221.387480617844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12a-kopia-target</text:p>
          </table:table-cell>
          <table:table-cell office:value-type="float" office:value="4695" calcext:value-type="float">
            <text:p>4695</text:p>
          </table:table-cell>
          <table:table-cell office:value-type="float" office:value="41161.8134756088" calcext:value-type="float">
            <text:p>41161.81347560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977.57124579839" calcext:value-type="float">
            <text:p>8977.57124579839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1a3-kopia-cache</text:p>
          </table:table-cell>
          <table:table-cell office:value-type="float" office:value="11267" calcext:value-type="float">
            <text:p>11267</text:p>
          </table:table-cell>
          <table:table-cell office:value-type="float" office:value="2059.08767700195" calcext:value-type="float">
            <text:p>2059.08767700195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office:value-type="float" office:value="187.139946858081" calcext:value-type="float">
            <text:p>187.139946858081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1a3-kopia-target</text:p>
          </table:table-cell>
          <table:table-cell office:value-type="float" office:value="4760" calcext:value-type="float">
            <text:p>4760</text:p>
          </table:table-cell>
          <table:table-cell office:value-type="float" office:value="41349.2729110718" calcext:value-type="float">
            <text:p>41349.27291107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895.30576910452" calcext:value-type="float">
            <text:p>8895.30576910452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1ec-kopia-cache</text:p>
          </table:table-cell>
          <table:table-cell office:value-type="float" office:value="20606" calcext:value-type="float">
            <text:p>20606</text:p>
          </table:table-cell>
          <table:table-cell office:value-type="float" office:value="2439.97565841675" calcext:value-type="float">
            <text:p>2439.97565841675</text:p>
          </table:table-cell>
          <table:table-cell office:value-type="float" office:value="1" calcext:value-type="float">
            <text:p>1</text:p>
          </table:table-cell>
          <table:table-cell office:value-type="float" office:value="4.447265625" calcext:value-type="float">
            <text:p>4.447265625</text:p>
          </table:table-cell>
          <table:table-cell office:value-type="float" office:value="121.252794051187" calcext:value-type="float">
            <text:p>121.252794051187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1ec-kopia-target</text:p>
          </table:table-cell>
          <table:table-cell office:value-type="float" office:value="4632" calcext:value-type="float">
            <text:p>4632</text:p>
          </table:table-cell>
          <table:table-cell office:value-type="float" office:value="36857.6284389496" calcext:value-type="float">
            <text:p>36857.62843894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148.14583797158" calcext:value-type="float">
            <text:p>8148.1458379715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23b-kopia-cache</text:p>
          </table:table-cell>
          <table:table-cell office:value-type="float" office:value="22827" calcext:value-type="float">
            <text:p>22827</text:p>
          </table:table-cell>
          <table:table-cell office:value-type="float" office:value="2748.82579421997" calcext:value-type="float">
            <text:p>2748.82579421997</text:p>
          </table:table-cell>
          <table:table-cell office:value-type="float" office:value="1" calcext:value-type="float">
            <text:p>1</text:p>
          </table:table-cell>
          <table:table-cell office:value-type="float" office:value="4.0263671875" calcext:value-type="float">
            <text:p>4.0263671875</text:p>
          </table:table-cell>
          <table:table-cell office:value-type="float" office:value="123.310010657609" calcext:value-type="float">
            <text:p>123.310010657609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23b-kopia-target</text:p>
          </table:table-cell>
          <table:table-cell office:value-type="float" office:value="4729" calcext:value-type="float">
            <text:p>4729</text:p>
          </table:table-cell>
          <table:table-cell office:value-type="float" office:value="36838.2658777237" calcext:value-type="float">
            <text:p>36838.26587772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976.8205241677" calcext:value-type="float">
            <text:p>7976.820524167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288-kopia-cache</text:p>
          </table:table-cell>
          <table:table-cell office:value-type="float" office:value="23581" calcext:value-type="float">
            <text:p>23581</text:p>
          </table:table-cell>
          <table:table-cell office:value-type="float" office:value="2815.38217258453" calcext:value-type="float">
            <text:p>2815.38217258453</text:p>
          </table:table-cell>
          <table:table-cell office:value-type="float" office:value="1" calcext:value-type="float">
            <text:p>1</text:p>
          </table:table-cell>
          <table:table-cell office:value-type="float" office:value="4.099609375" calcext:value-type="float">
            <text:p>4.099609375</text:p>
          </table:table-cell>
          <table:table-cell office:value-type="float" office:value="122.257382839004" calcext:value-type="float">
            <text:p>122.257382839004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288-kopia-target</text:p>
          </table:table-cell>
          <table:table-cell office:value-type="float" office:value="4810" calcext:value-type="float">
            <text:p>4810</text:p>
          </table:table-cell>
          <table:table-cell office:value-type="float" office:value="37459.0680265427" calcext:value-type="float">
            <text:p>37459.06802654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974.65398319744" calcext:value-type="float">
            <text:p>7974.6539831974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2e1-kopia-cache</text:p>
          </table:table-cell>
          <table:table-cell office:value-type="float" office:value="23653" calcext:value-type="float">
            <text:p>23653</text:p>
          </table:table-cell>
          <table:table-cell office:value-type="float" office:value="2897.08948612213" calcext:value-type="float">
            <text:p>2897.08948612213</text:p>
          </table:table-cell>
          <table:table-cell office:value-type="float" office:value="1" calcext:value-type="float">
            <text:p>1</text:p>
          </table:table-cell>
          <table:table-cell office:value-type="float" office:value="4.1142578125" calcext:value-type="float">
            <text:p>4.1142578125</text:p>
          </table:table-cell>
          <table:table-cell office:value-type="float" office:value="125.422552479139" calcext:value-type="float">
            <text:p>125.422552479139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2e1-kopia-target</text:p>
          </table:table-cell>
          <table:table-cell office:value-type="float" office:value="4907" calcext:value-type="float">
            <text:p>4907</text:p>
          </table:table-cell>
          <table:table-cell office:value-type="float" office:value="38239.7737436295" calcext:value-type="float">
            <text:p>38239.77374362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979.93240543643" calcext:value-type="float">
            <text:p>7979.9324054364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333-kopia-cache</text:p>
          </table:table-cell>
          <table:table-cell office:value-type="float" office:value="24385" calcext:value-type="float">
            <text:p>24385</text:p>
          </table:table-cell>
          <table:table-cell office:value-type="float" office:value="3041.49884319305" calcext:value-type="float">
            <text:p>3041.49884319305</text:p>
          </table:table-cell>
          <table:table-cell office:value-type="float" office:value="1" calcext:value-type="float">
            <text:p>1</text:p>
          </table:table-cell>
          <table:table-cell office:value-type="float" office:value="4.2724609375" calcext:value-type="float">
            <text:p>4.2724609375</text:p>
          </table:table-cell>
          <table:table-cell office:value-type="float" office:value="127.721747608353" calcext:value-type="float">
            <text:p>127.721747608353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333-kopia-target</text:p>
          </table:table-cell>
          <table:table-cell office:value-type="float" office:value="4984" calcext:value-type="float">
            <text:p>4984</text:p>
          </table:table-cell>
          <table:table-cell office:value-type="float" office:value="38733.0986528397" calcext:value-type="float">
            <text:p>38733.09865283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958.00421759788" calcext:value-type="float">
            <text:p>7958.0042175978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38a-kopia-cache</text:p>
          </table:table-cell>
          <table:table-cell office:value-type="float" office:value="24561" calcext:value-type="float">
            <text:p>24561</text:p>
          </table:table-cell>
          <table:table-cell office:value-type="float" office:value="3131.40372753143" calcext:value-type="float">
            <text:p>3131.40372753143</text:p>
          </table:table-cell>
          <table:table-cell office:value-type="float" office:value="1" calcext:value-type="float">
            <text:p>1</text:p>
          </table:table-cell>
          <table:table-cell office:value-type="float" office:value="4.361328125" calcext:value-type="float">
            <text:p>4.361328125</text:p>
          </table:table-cell>
          <table:table-cell office:value-type="float" office:value="130.554839664191" calcext:value-type="float">
            <text:p>130.554839664191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38a-kopia-target</text:p>
          </table:table-cell>
          <table:table-cell office:value-type="float" office:value="5093" calcext:value-type="float">
            <text:p>5093</text:p>
          </table:table-cell>
          <table:table-cell office:value-type="float" office:value="39679.4866199493" calcext:value-type="float">
            <text:p>39679.48661994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977.96864300572" calcext:value-type="float">
            <text:p>7977.9686430057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3d5-kopia-cache</text:p>
          </table:table-cell>
          <table:table-cell office:value-type="float" office:value="24597" calcext:value-type="float">
            <text:p>24597</text:p>
          </table:table-cell>
          <table:table-cell office:value-type="float" office:value="3219.66785144806" calcext:value-type="float">
            <text:p>3219.66785144806</text:p>
          </table:table-cell>
          <table:table-cell office:value-type="float" office:value="1" calcext:value-type="float">
            <text:p>1</text:p>
          </table:table-cell>
          <table:table-cell office:value-type="float" office:value="4.35546875" calcext:value-type="float">
            <text:p>4.35546875</text:p>
          </table:table-cell>
          <table:table-cell office:value-type="float" office:value="134.038292469928" calcext:value-type="float">
            <text:p>134.038292469928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3d5-kopia-target</text:p>
          </table:table-cell>
          <table:table-cell office:value-type="float" office:value="5168" calcext:value-type="float">
            <text:p>5168</text:p>
          </table:table-cell>
          <table:table-cell office:value-type="float" office:value="40202.1558485031" calcext:value-type="float">
            <text:p>40202.15584850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965.75224242786" calcext:value-type="float">
            <text:p>7965.7522424278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436-kopia-cache</text:p>
          </table:table-cell>
          <table:table-cell office:value-type="float" office:value="25192" calcext:value-type="float">
            <text:p>25192</text:p>
          </table:table-cell>
          <table:table-cell office:value-type="float" office:value="3291.07875061035" calcext:value-type="float">
            <text:p>3291.07875061035</text:p>
          </table:table-cell>
          <table:table-cell office:value-type="float" office:value="1" calcext:value-type="float">
            <text:p>1</text:p>
          </table:table-cell>
          <table:table-cell office:value-type="float" office:value="4.15185546875" calcext:value-type="float">
            <text:p>4.15185546875</text:p>
          </table:table-cell>
          <table:table-cell office:value-type="float" office:value="133.775192149293" calcext:value-type="float">
            <text:p>133.775192149293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436-kopia-target</text:p>
          </table:table-cell>
          <table:table-cell office:value-type="float" office:value="5354" calcext:value-type="float">
            <text:p>5354</text:p>
          </table:table-cell>
          <table:table-cell office:value-type="float" office:value="41862.8132743836" calcext:value-type="float">
            <text:p>41862.81327438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06.63444022577" calcext:value-type="float">
            <text:p>8006.6344402257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483-kopia-cache</text:p>
          </table:table-cell>
          <table:table-cell office:value-type="float" office:value="25439" calcext:value-type="float">
            <text:p>25439</text:p>
          </table:table-cell>
          <table:table-cell office:value-type="float" office:value="3329.1220369339" calcext:value-type="float">
            <text:p>3329.1220369339</text:p>
          </table:table-cell>
          <table:table-cell office:value-type="float" office:value="1" calcext:value-type="float">
            <text:p>1</text:p>
          </table:table-cell>
          <table:table-cell office:value-type="float" office:value="4.2470703125" calcext:value-type="float">
            <text:p>4.2470703125</text:p>
          </table:table-cell>
          <table:table-cell office:value-type="float" office:value="134.007664052058" calcext:value-type="float">
            <text:p>134.007664052058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483-kopia-target</text:p>
          </table:table-cell>
          <table:table-cell office:value-type="float" office:value="5453" calcext:value-type="float">
            <text:p>5453</text:p>
          </table:table-cell>
          <table:table-cell office:value-type="float" office:value="42733.0358581543" calcext:value-type="float">
            <text:p>42733.03585815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24.68892696681" calcext:value-type="float">
            <text:p>8024.6889269668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5kopiavm3-x34d7-kopia-cache</text:p>
          </table:table-cell>
          <table:table-cell office:value-type="float" office:value="26086" calcext:value-type="float">
            <text:p>26086</text:p>
          </table:table-cell>
          <table:table-cell office:value-type="float" office:value="3348.81815624237" calcext:value-type="float">
            <text:p>3348.81815624237</text:p>
          </table:table-cell>
          <table:table-cell office:value-type="float" office:value="1" calcext:value-type="float">
            <text:p>1</text:p>
          </table:table-cell>
          <table:table-cell office:value-type="float" office:value="4.5703125" calcext:value-type="float">
            <text:p>4.5703125</text:p>
          </table:table-cell>
          <table:table-cell office:value-type="float" office:value="131.4570954532" calcext:value-type="float">
            <text:p>131.4570954532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5kopiavm3-x34d7-kopia-target</text:p>
          </table:table-cell>
          <table:table-cell office:value-type="float" office:value="5513" calcext:value-type="float">
            <text:p>5513</text:p>
          </table:table-cell>
          <table:table-cell office:value-type="float" office:value="43076.0028047562" calcext:value-type="float">
            <text:p>43076.00280475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01.05693308005" calcext:value-type="float">
            <text:p>8001.0569330800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6gamtests3-initial-borg-cache-1</text:p>
          </table:table-cell>
          <table:table-cell office:value-type="float" office:value="8" calcext:value-type="float">
            <text:p>8</text:p>
          </table:table-cell>
          <table:table-cell office:value-type="float" office:value="0.0440359115600586" calcext:value-type="float">
            <text:p>0.044035911560059</text:p>
          </table:table-cell>
          <table:table-cell office:value-type="float" office:value="1" calcext:value-type="float">
            <text:p>1</text:p>
          </table:table-cell>
          <table:table-cell office:value-type="float" office:value="0.03662109375" calcext:value-type="float">
            <text:p>0.03662109375</text:p>
          </table:table-cell>
          <table:table-cell office:value-type="float" office:value="5.6365966796875" calcext:value-type="float">
            <text:p>5.636596679687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6gamtests3-initial-borg-target</text:p>
          </table:table-cell>
          <table:table-cell office:value-type="float" office:value="11" calcext:value-type="float">
            <text:p>11</text:p>
          </table:table-cell>
          <table:table-cell office:value-type="float" office:value="0.0525703430175781" calcext:value-type="float">
            <text:p>0.052570343017578</text:p>
          </table:table-cell>
          <table:table-cell office:value-type="float" office:value="0" calcext:value-type="float">
            <text:p>0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4.89382102272727" calcext:value-type="float">
            <text:p>4.893821022727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6gamtests3-initial-bupstash-target</text:p>
          </table:table-cell>
          <table:table-cell office:value-type="float" office:value="4" calcext:value-type="float">
            <text:p>4</text:p>
          </table:table-cell>
          <table:table-cell office:value-type="float" office:value="0.0273532867431641" calcext:value-type="float">
            <text:p>0.027353286743164</text:p>
          </table:table-cell>
          <table:table-cell office:value-type="float" office:value="1" calcext:value-type="float">
            <text:p>1</text:p>
          </table:table-cell>
          <table:table-cell office:value-type="float" office:value="2.0048828125" calcext:value-type="float">
            <text:p>2.0048828125</text:p>
          </table:table-cell>
          <table:table-cell office:value-type="float" office:value="7.00244140625" calcext:value-type="float">
            <text:p>7.0024414062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6gamtests3-initial-kopia-cache-1</text:p>
          </table:table-cell>
          <table:table-cell office:value-type="float" office:value="32" calcext:value-type="float">
            <text:p>32</text:p>
          </table:table-cell>
          <table:table-cell office:value-type="float" office:value="0.0202484130859375" calcext:value-type="float">
            <text:p>0.020248413085938</text:p>
          </table:table-cell>
          <table:table-cell office:value-type="float" office:value="1" calcext:value-type="float">
            <text:p>1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64794921875" calcext:value-type="float">
            <text:p>0.64794921875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6gamtests3-initial-kopia-target</text:p>
          </table:table-cell>
          <table:table-cell office:value-type="float" office:value="15" calcext:value-type="float">
            <text:p>15</text:p>
          </table:table-cell>
          <table:table-cell office:value-type="float" office:value="0.0447111129760742" calcext:value-type="float">
            <text:p>0.0447111129760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05227864583333" calcext:value-type="float">
            <text:p>3.052278645833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6gamtests3-t1-borg-cache-1</text:p>
          </table:table-cell>
          <table:table-cell office:value-type="float" office:value="8" calcext:value-type="float">
            <text:p>8</text:p>
          </table:table-cell>
          <table:table-cell office:value-type="float" office:value="24.1781358718872" calcext:value-type="float">
            <text:p>24.1781358718872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3094.80139160156" calcext:value-type="float">
            <text:p>3094.80139160156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6gamtests3-t1-borg-target</text:p>
          </table:table-cell>
          <table:table-cell office:value-type="float" office:value="322" calcext:value-type="float">
            <text:p>322</text:p>
          </table:table-cell>
          <table:table-cell office:value-type="float" office:value="115109.478984833" calcext:value-type="float">
            <text:p>115109.478984833</text:p>
          </table:table-cell>
          <table:table-cell office:value-type="float" office:value="0" calcext:value-type="float">
            <text:p>0</text:p>
          </table:table-cell>
          <table:table-cell office:value-type="float" office:value="512376.785644531" calcext:value-type="float">
            <text:p>512376.785644531</text:p>
          </table:table-cell>
          <table:table-cell office:value-type="float" office:value="366062.442485928" calcext:value-type="float">
            <text:p>366062.442485928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6gamtests3-t1-bupstash-cache-1</text:p>
          </table:table-cell>
          <table:table-cell office:value-type="float" office:value="3" calcext:value-type="float">
            <text:p>3</text:p>
          </table:table-cell>
          <table:table-cell office:value-type="float" office:value="21.1875038146973" calcext:value-type="float">
            <text:p>21.18750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32.00130208333" calcext:value-type="float">
            <text:p>7232.00130208333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6gamtests3-t1-bupstash-target</text:p>
          </table:table-cell>
          <table:table-cell office:value-type="float" office:value="138288" calcext:value-type="float">
            <text:p>138288</text:p>
          </table:table-cell>
          <table:table-cell office:value-type="float" office:value="130549.929514885" calcext:value-type="float">
            <text:p>130549.929514885</text:p>
          </table:table-cell>
          <table:table-cell office:value-type="float" office:value="1" calcext:value-type="float">
            <text:p>1</text:p>
          </table:table-cell>
          <table:table-cell office:value-type="float" office:value="657.77685546875" calcext:value-type="float">
            <text:p>657.77685546875</text:p>
          </table:table-cell>
          <table:table-cell office:value-type="float" office:value="966.700854906009" calcext:value-type="float">
            <text:p>966.700854906009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6gamtests3-t1-kopia-cache-1</text:p>
          </table:table-cell>
          <table:table-cell office:value-type="float" office:value="50" calcext:value-type="float">
            <text:p>50</text:p>
          </table:table-cell>
          <table:table-cell office:value-type="float" office:value="65.8882627487183" calcext:value-type="float">
            <text:p>65.8882627487183</text:p>
          </table:table-cell>
          <table:table-cell office:value-type="float" office:value="1" calcext:value-type="float">
            <text:p>1</text:p>
          </table:table-cell>
          <table:table-cell office:value-type="float" office:value="0.0966796875" calcext:value-type="float">
            <text:p>0.0966796875</text:p>
          </table:table-cell>
          <table:table-cell office:value-type="float" office:value="1349.39162109375" calcext:value-type="float">
            <text:p>1349.39162109375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6gamtests3-t1-kopia-target</text:p>
          </table:table-cell>
          <table:table-cell office:value-type="float" office:value="14371" calcext:value-type="float">
            <text:p>14371</text:p>
          </table:table-cell>
          <table:table-cell office:value-type="float" office:value="154747.574510574" calcext:value-type="float">
            <text:p>154747.5745105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026.4780668588" calcext:value-type="float">
            <text:p>11026.478066858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6gamtests3-t2-borg-cache-1</text:p>
          </table:table-cell>
          <table:table-cell office:value-type="float" office:value="8" calcext:value-type="float">
            <text:p>8</text:p>
          </table:table-cell>
          <table:table-cell office:value-type="float" office:value="24.1782207489014" calcext:value-type="float">
            <text:p>24.1782207489014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3094.81225585938" calcext:value-type="float">
            <text:p>3094.81225585938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6gamtests3-t2-borg-target</text:p>
          </table:table-cell>
          <table:table-cell office:value-type="float" office:value="326" calcext:value-type="float">
            <text:p>326</text:p>
          </table:table-cell>
          <table:table-cell office:value-type="float" office:value="115112.991950989" calcext:value-type="float">
            <text:p>115112.991950989</text:p>
          </table:table-cell>
          <table:table-cell office:value-type="float" office:value="0" calcext:value-type="float">
            <text:p>0</text:p>
          </table:table-cell>
          <table:table-cell office:value-type="float" office:value="512358.3203125" calcext:value-type="float">
            <text:p>512358.3203125</text:p>
          </table:table-cell>
          <table:table-cell office:value-type="float" office:value="361581.913367523" calcext:value-type="float">
            <text:p>361581.913367523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6gamtests3-t2-bupstash-cache-1</text:p>
          </table:table-cell>
          <table:table-cell office:value-type="float" office:value="3" calcext:value-type="float">
            <text:p>3</text:p>
          </table:table-cell>
          <table:table-cell office:value-type="float" office:value="21.1875038146973" calcext:value-type="float">
            <text:p>21.1875038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32.00130208333" calcext:value-type="float">
            <text:p>7232.00130208333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6gamtests3-t2-bupstash-target</text:p>
          </table:table-cell>
          <table:table-cell office:value-type="float" office:value="138288" calcext:value-type="float">
            <text:p>138288</text:p>
          </table:table-cell>
          <table:table-cell office:value-type="float" office:value="130549.929514885" calcext:value-type="float">
            <text:p>130549.929514885</text:p>
          </table:table-cell>
          <table:table-cell office:value-type="float" office:value="1" calcext:value-type="float">
            <text:p>1</text:p>
          </table:table-cell>
          <table:table-cell office:value-type="float" office:value="657.77685546875" calcext:value-type="float">
            <text:p>657.77685546875</text:p>
          </table:table-cell>
          <table:table-cell office:value-type="float" office:value="966.700854906009" calcext:value-type="float">
            <text:p>966.700854906009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6gamtests3-t2-kopia-cache-1</text:p>
          </table:table-cell>
          <table:table-cell office:value-type="float" office:value="59" calcext:value-type="float">
            <text:p>59</text:p>
          </table:table-cell>
          <table:table-cell office:value-type="float" office:value="88.8207206726074" calcext:value-type="float">
            <text:p>88.8207206726074</text:p>
          </table:table-cell>
          <table:table-cell office:value-type="float" office:value="1" calcext:value-type="float">
            <text:p>1</text:p>
          </table:table-cell>
          <table:table-cell office:value-type="float" office:value="0.107421875" calcext:value-type="float">
            <text:p>0.107421875</text:p>
          </table:table-cell>
          <table:table-cell office:value-type="float" office:value="1541.56640625" calcext:value-type="float">
            <text:p>1541.56640625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6gamtests3-t2-kopia-target</text:p>
          </table:table-cell>
          <table:table-cell office:value-type="float" office:value="14377" calcext:value-type="float">
            <text:p>14377</text:p>
          </table:table-cell>
          <table:table-cell office:value-type="float" office:value="154747.594330788" calcext:value-type="float">
            <text:p>154747.5943307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021.877762727" calcext:value-type="float">
            <text:p>11021.87776272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7vms2-initial-borg-cache</text:p>
          </table:table-cell>
          <table:table-cell office:value-type="float" office:value="8" calcext:value-type="float">
            <text:p>8</text:p>
          </table:table-cell>
          <table:table-cell office:value-type="float" office:value="0.0440359115600586" calcext:value-type="float">
            <text:p>0.044035911560059</text:p>
          </table:table-cell>
          <table:table-cell office:value-type="float" office:value="1" calcext:value-type="float">
            <text:p>1</text:p>
          </table:table-cell>
          <table:table-cell office:value-type="float" office:value="0.03662109375" calcext:value-type="float">
            <text:p>0.03662109375</text:p>
          </table:table-cell>
          <table:table-cell office:value-type="float" office:value="5.6365966796875" calcext:value-type="float">
            <text:p>5.636596679687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7vms2-initial-borg-target</text:p>
          </table:table-cell>
          <table:table-cell office:value-type="float" office:value="11" calcext:value-type="float">
            <text:p>11</text:p>
          </table:table-cell>
          <table:table-cell office:value-type="float" office:value="0.0525703430175781" calcext:value-type="float">
            <text:p>0.052570343017578</text:p>
          </table:table-cell>
          <table:table-cell office:value-type="float" office:value="0" calcext:value-type="float">
            <text:p>0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4.89382102272727" calcext:value-type="float">
            <text:p>4.893821022727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7vms2-initial-bupstash-target</text:p>
          </table:table-cell>
          <table:table-cell office:value-type="float" office:value="4" calcext:value-type="float">
            <text:p>4</text:p>
          </table:table-cell>
          <table:table-cell office:value-type="float" office:value="0.0273532867431641" calcext:value-type="float">
            <text:p>0.027353286743164</text:p>
          </table:table-cell>
          <table:table-cell office:value-type="float" office:value="1" calcext:value-type="float">
            <text:p>1</text:p>
          </table:table-cell>
          <table:table-cell office:value-type="float" office:value="2.0048828125" calcext:value-type="float">
            <text:p>2.0048828125</text:p>
          </table:table-cell>
          <table:table-cell office:value-type="float" office:value="7.00244140625" calcext:value-type="float">
            <text:p>7.0024414062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7vms2-initial-kopia-cache</text:p>
          </table:table-cell>
          <table:table-cell office:value-type="float" office:value="32" calcext:value-type="float">
            <text:p>32</text:p>
          </table:table-cell>
          <table:table-cell office:value-type="float" office:value="0.0706596374511719" calcext:value-type="float">
            <text:p>0.070659637451172</text:p>
          </table:table-cell>
          <table:table-cell office:value-type="float" office:value="1" calcext:value-type="float">
            <text:p>1</text:p>
          </table:table-cell>
          <table:table-cell office:value-type="float" office:value="2.13720703125" calcext:value-type="float">
            <text:p>2.13720703125</text:p>
          </table:table-cell>
          <table:table-cell office:value-type="float" office:value="2.2611083984375" calcext:value-type="float">
            <text:p>2.261108398437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7vms2-initial-kopia-target</text:p>
          </table:table-cell>
          <table:table-cell office:value-type="float" office:value="15" calcext:value-type="float">
            <text:p>15</text:p>
          </table:table-cell>
          <table:table-cell office:value-type="float" office:value="0.0447120666503906" calcext:value-type="float">
            <text:p>0.0447120666503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05234375" calcext:value-type="float">
            <text:p>3.0523437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7vms2-vms0-borg-cache</text:p>
          </table:table-cell>
          <table:table-cell office:value-type="float" office:value="8" calcext:value-type="float">
            <text:p>8</text:p>
          </table:table-cell>
          <table:table-cell office:value-type="float" office:value="15.8265209197998" calcext:value-type="float">
            <text:p>15.8265209197998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2025.79467773438" calcext:value-type="float">
            <text:p>2025.79467773438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7vms2-vms0-borg-target</text:p>
          </table:table-cell>
          <table:table-cell office:value-type="float" office:value="387" calcext:value-type="float">
            <text:p>387</text:p>
          </table:table-cell>
          <table:table-cell office:value-type="float" office:value="139772.880924225" calcext:value-type="float">
            <text:p>139772.880924225</text:p>
          </table:table-cell>
          <table:table-cell office:value-type="float" office:value="0" calcext:value-type="float">
            <text:p>0</text:p>
          </table:table-cell>
          <table:table-cell office:value-type="float" office:value="512335.46484375" calcext:value-type="float">
            <text:p>512335.46484375</text:p>
          </table:table-cell>
          <table:table-cell office:value-type="float" office:value="369838.320585029" calcext:value-type="float">
            <text:p>369838.320585029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7vms2-vms0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36.0820350646973" calcext:value-type="float">
            <text:p>36.08203506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316.0013020833" calcext:value-type="float">
            <text:p>12316.001302083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7vms2-vms0-bupstash-target</text:p>
          </table:table-cell>
          <table:table-cell office:value-type="float" office:value="219862" calcext:value-type="float">
            <text:p>219862</text:p>
          </table:table-cell>
          <table:table-cell office:value-type="float" office:value="177403.085268974" calcext:value-type="float">
            <text:p>177403.085268974</text:p>
          </table:table-cell>
          <table:table-cell office:value-type="float" office:value="1" calcext:value-type="float">
            <text:p>1</text:p>
          </table:table-cell>
          <table:table-cell office:value-type="float" office:value="547.9990234375" calcext:value-type="float">
            <text:p>547.9990234375</text:p>
          </table:table-cell>
          <table:table-cell office:value-type="float" office:value="826.249007629466" calcext:value-type="float">
            <text:p>826.249007629466</text:p>
          </table:table-cell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7vms2-vms0-kopia-cache</text:p>
          </table:table-cell>
          <table:table-cell office:value-type="float" office:value="52" calcext:value-type="float">
            <text:p>52</text:p>
          </table:table-cell>
          <table:table-cell office:value-type="float" office:value="54.1106929779053" calcext:value-type="float">
            <text:p>54.11069297790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65.5644155649" calcext:value-type="float">
            <text:p>1065.5644155649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7vms2-vms0-kopia-target</text:p>
          </table:table-cell>
          <table:table-cell office:value-type="float" office:value="30026" calcext:value-type="float">
            <text:p>30026</text:p>
          </table:table-cell>
          <table:table-cell office:value-type="float" office:value="320475.637708664" calcext:value-type="float">
            <text:p>320475.6377086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929.4295948069" calcext:value-type="float">
            <text:p>10929.4295948069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7vms2-vms1-borg-cache</text:p>
          </table:table-cell>
          <table:table-cell office:value-type="float" office:value="8" calcext:value-type="float">
            <text:p>8</text:p>
          </table:table-cell>
          <table:table-cell office:value-type="float" office:value="11.7668161392212" calcext:value-type="float">
            <text:p>11.7668161392212</text:p>
          </table:table-cell>
          <table:table-cell office:value-type="float" office:value="0" calcext:value-type="float">
            <text:p>0</text:p>
          </table:table-cell>
          <table:table-cell office:value-type="float" office:value="0.1298828125" calcext:value-type="float">
            <text:p>0.1298828125</text:p>
          </table:table-cell>
          <table:table-cell office:value-type="float" office:value="1506.15246582031" calcext:value-type="float">
            <text:p>1506.15246582031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7vms2-vms1-borg-target</text:p>
          </table:table-cell>
          <table:table-cell office:value-type="float" office:value="529" calcext:value-type="float">
            <text:p>529</text:p>
          </table:table-cell>
          <table:table-cell office:value-type="float" office:value="171791.238277435" calcext:value-type="float">
            <text:p>171791.238277435</text:p>
          </table:table-cell>
          <table:table-cell office:value-type="float" office:value="0" calcext:value-type="float">
            <text:p>0</text:p>
          </table:table-cell>
          <table:table-cell office:value-type="float" office:value="512255.8125" calcext:value-type="float">
            <text:p>512255.8125</text:p>
          </table:table-cell>
          <table:table-cell office:value-type="float" office:value="332541.073716623" calcext:value-type="float">
            <text:p>332541.073716623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7vms2-vms1-bupstash-cache</text:p>
          </table:table-cell>
          <table:table-cell office:value-type="float" office:value="3" calcext:value-type="float">
            <text:p>3</text:p>
          </table:table-cell>
          <table:table-cell office:value-type="float" office:value="48.7265663146973" calcext:value-type="float">
            <text:p>48.72656631469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632.0013020833" calcext:value-type="float">
            <text:p>16632.0013020833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7vms2-vms1-bupstash-target</text:p>
          </table:table-cell>
          <table:table-cell office:value-type="float" office:value="254693" calcext:value-type="float">
            <text:p>254693</text:p>
          </table:table-cell>
          <table:table-cell office:value-type="float" office:value="213892.028120041" calcext:value-type="float">
            <text:p>213892.028120041</text:p>
          </table:table-cell>
          <table:table-cell office:value-type="float" office:value="1" calcext:value-type="float">
            <text:p>1</text:p>
          </table:table-cell>
          <table:table-cell office:value-type="float" office:value="572.794921875" calcext:value-type="float">
            <text:p>572.794921875</text:p>
          </table:table-cell>
          <table:table-cell office:value-type="float" office:value="859.958604260509" calcext:value-type="float">
            <text:p>859.958604260509</text:p>
          </table:table-cell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7vms2-vms1-kopia-cache</text:p>
          </table:table-cell>
          <table:table-cell office:value-type="float" office:value="105" calcext:value-type="float">
            <text:p>105</text:p>
          </table:table-cell>
          <table:table-cell office:value-type="float" office:value="124.034068107605" calcext:value-type="float">
            <text:p>124.0340681076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9.62748325893" calcext:value-type="float">
            <text:p>1209.62748325893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7vms2-vms1-kopia-target</text:p>
          </table:table-cell>
          <table:table-cell office:value-type="float" office:value="43199" calcext:value-type="float">
            <text:p>43199</text:p>
          </table:table-cell>
          <table:table-cell office:value-type="float" office:value="462967.999351501" calcext:value-type="float">
            <text:p>462967.9993515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974.3103158855" calcext:value-type="float">
            <text:p>10974.310315885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vms0-2</text:p>
          </table:table-cell>
          <table:table-cell office:value-type="float" office:value="10" calcext:value-type="float">
            <text:p>10</text:p>
          </table:table-cell>
          <table:table-cell office:value-type="float" office:value="424662.687815666" calcext:value-type="float">
            <text:p>424662.687815666</text:p>
          </table:table-cell>
          <table:table-cell office:value-type="float" office:value="0" calcext:value-type="float">
            <text:p>0</text:p>
          </table:table-cell>
          <table:table-cell office:value-type="float" office:value="46049728" calcext:value-type="float">
            <text:p>46049728</text:p>
          </table:table-cell>
          <table:table-cell office:value-type="float" office:value="43485459.2323242" calcext:value-type="float">
            <text:p>43485459.2323242</text:p>
          </table:table-cell>
          <table:table-cell office:value-type="float" office:value="90437" calcext:value-type="float">
            <text:p>9043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vms1-2</text:p>
          </table:table-cell>
          <table:table-cell office:value-type="float" office:value="10" calcext:value-type="float">
            <text:p>10</text:p>
          </table:table-cell>
          <table:table-cell office:value-type="float" office:value="470303.125290871" calcext:value-type="float">
            <text:p>470303.125290871</text:p>
          </table:table-cell>
          <table:table-cell office:value-type="float" office:value="0" calcext:value-type="float">
            <text:p>0</text:p>
          </table:table-cell>
          <table:table-cell office:value-type="float" office:value="53211424" calcext:value-type="float">
            <text:p>53211424</text:p>
          </table:table-cell>
          <table:table-cell office:value-type="float" office:value="48159040.0297852" calcext:value-type="float">
            <text:p>48159040.0297852</text:p>
          </table:table-cell>
          <table:table-cell office:value-type="float" office:value="90437" calcext:value-type="float">
            <text:p>9043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x2a00</text:p>
          </table:table-cell>
          <table:table-cell office:value-type="float" office:value="387026" calcext:value-type="float">
            <text:p>387026</text:p>
          </table:table-cell>
          <table:table-cell office:value-type="float" office:value="27373.8792676926" calcext:value-type="float">
            <text:p>27373.8792676926</text:p>
          </table:table-cell>
          <table:table-cell office:value-type="float" office:value="5745" calcext:value-type="float">
            <text:p>5745</text:p>
          </table:table-cell>
          <table:table-cell office:value-type="float" office:value="3.2294921875" calcext:value-type="float">
            <text:p>3.2294921875</text:p>
          </table:table-cell>
          <table:table-cell office:value-type="float" office:value="72.4262772271558" calcext:value-type="float">
            <text:p>72.4262772271558</text:p>
          </table:table-cell>
          <table:table-cell office:value-type="float" office:value="372" calcext:value-type="float">
            <text:p>37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x2a4c</text:p>
          </table:table-cell>
          <table:table-cell office:value-type="float" office:value="391406" calcext:value-type="float">
            <text:p>391406</text:p>
          </table:table-cell>
          <table:table-cell office:value-type="float" office:value="27882.3067798614" calcext:value-type="float">
            <text:p>27882.3067798614</text:p>
          </table:table-cell>
          <table:table-cell office:value-type="float" office:value="5748" calcext:value-type="float">
            <text:p>5748</text:p>
          </table:table-cell>
          <table:table-cell office:value-type="float" office:value="3.2421875" calcext:value-type="float">
            <text:p>3.2421875</text:p>
          </table:table-cell>
          <table:table-cell office:value-type="float" office:value="72.9459490722629" calcext:value-type="float">
            <text:p>72.9459490722629</text:p>
          </table:table-cell>
          <table:table-cell office:value-type="float" office:value="372" calcext:value-type="float">
            <text:p>37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x2aaf</text:p>
          </table:table-cell>
          <table:table-cell office:value-type="float" office:value="393288" calcext:value-type="float">
            <text:p>393288</text:p>
          </table:table-cell>
          <table:table-cell office:value-type="float" office:value="28628.9278640747" calcext:value-type="float">
            <text:p>28628.9278640747</text:p>
          </table:table-cell>
          <table:table-cell office:value-type="float" office:value="5748" calcext:value-type="float">
            <text:p>5748</text:p>
          </table:table-cell>
          <table:table-cell office:value-type="float" office:value="3.2880859375" calcext:value-type="float">
            <text:p>3.2880859375</text:p>
          </table:table-cell>
          <table:table-cell office:value-type="float" office:value="74.5408508085996" calcext:value-type="float">
            <text:p>74.5408508085996</text:p>
          </table:table-cell>
          <table:table-cell office:value-type="float" office:value="372" calcext:value-type="float">
            <text:p>37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x2af8</text:p>
          </table:table-cell>
          <table:table-cell office:value-type="float" office:value="398013" calcext:value-type="float">
            <text:p>398013</text:p>
          </table:table-cell>
          <table:table-cell office:value-type="float" office:value="28612.5422410965" calcext:value-type="float">
            <text:p>28612.5422410965</text:p>
          </table:table-cell>
          <table:table-cell office:value-type="float" office:value="5749" calcext:value-type="float">
            <text:p>5749</text:p>
          </table:table-cell>
          <table:table-cell office:value-type="float" office:value="3.373046875" calcext:value-type="float">
            <text:p>3.373046875</text:p>
          </table:table-cell>
          <table:table-cell office:value-type="float" office:value="73.6137846122685" calcext:value-type="float">
            <text:p>73.6137846122685</text:p>
          </table:table-cell>
          <table:table-cell office:value-type="float" office:value="372" calcext:value-type="float">
            <text:p>37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x2b81</text:p>
          </table:table-cell>
          <table:table-cell office:value-type="float" office:value="417315" calcext:value-type="float">
            <text:p>417315</text:p>
          </table:table-cell>
          <table:table-cell office:value-type="float" office:value="28959.6616582871" calcext:value-type="float">
            <text:p>28959.6616582871</text:p>
          </table:table-cell>
          <table:table-cell office:value-type="float" office:value="5751" calcext:value-type="float">
            <text:p>5751</text:p>
          </table:table-cell>
          <table:table-cell office:value-type="float" office:value="3.341796875" calcext:value-type="float">
            <text:p>3.341796875</text:p>
          </table:table-cell>
          <table:table-cell office:value-type="float" office:value="71.0606940514622" calcext:value-type="float">
            <text:p>71.0606940514622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2bcb</text:p>
          </table:table-cell>
          <table:table-cell office:value-type="float" office:value="407058" calcext:value-type="float">
            <text:p>407058</text:p>
          </table:table-cell>
          <table:table-cell office:value-type="float" office:value="28868.446844101" calcext:value-type="float">
            <text:p>28868.446844101</text:p>
          </table:table-cell>
          <table:table-cell office:value-type="float" office:value="5752" calcext:value-type="float">
            <text:p>5752</text:p>
          </table:table-cell>
          <table:table-cell office:value-type="float" office:value="2.9375" calcext:value-type="float">
            <text:p>2.9375</text:p>
          </table:table-cell>
          <table:table-cell office:value-type="float" office:value="72.6218120473234" calcext:value-type="float">
            <text:p>72.6218120473234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2c15</text:p>
          </table:table-cell>
          <table:table-cell office:value-type="float" office:value="411347" calcext:value-type="float">
            <text:p>411347</text:p>
          </table:table-cell>
          <table:table-cell office:value-type="float" office:value="29495.6157016754" calcext:value-type="float">
            <text:p>29495.6157016754</text:p>
          </table:table-cell>
          <table:table-cell office:value-type="float" office:value="5759" calcext:value-type="float">
            <text:p>5759</text:p>
          </table:table-cell>
          <table:table-cell office:value-type="float" office:value="2.9560546875" calcext:value-type="float">
            <text:p>2.9560546875</text:p>
          </table:table-cell>
          <table:table-cell office:value-type="float" office:value="73.4258678889493" calcext:value-type="float">
            <text:p>73.4258678889493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2c80</text:p>
          </table:table-cell>
          <table:table-cell office:value-type="float" office:value="415495" calcext:value-type="float">
            <text:p>415495</text:p>
          </table:table-cell>
          <table:table-cell office:value-type="float" office:value="29696.6887693405" calcext:value-type="float">
            <text:p>29696.6887693405</text:p>
          </table:table-cell>
          <table:table-cell office:value-type="float" office:value="5745" calcext:value-type="float">
            <text:p>5745</text:p>
          </table:table-cell>
          <table:table-cell office:value-type="float" office:value="2.970703125" calcext:value-type="float">
            <text:p>2.970703125</text:p>
          </table:table-cell>
          <table:table-cell office:value-type="float" office:value="73.188388066775" calcext:value-type="float">
            <text:p>73.188388066775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2ccb</text:p>
          </table:table-cell>
          <table:table-cell office:value-type="float" office:value="422693" calcext:value-type="float">
            <text:p>422693</text:p>
          </table:table-cell>
          <table:table-cell office:value-type="float" office:value="30436.1752004623" calcext:value-type="float">
            <text:p>30436.1752004623</text:p>
          </table:table-cell>
          <table:table-cell office:value-type="float" office:value="5746" calcext:value-type="float">
            <text:p>5746</text:p>
          </table:table-cell>
          <table:table-cell office:value-type="float" office:value="2.9873046875" calcext:value-type="float">
            <text:p>2.9873046875</text:p>
          </table:table-cell>
          <table:table-cell office:value-type="float" office:value="73.7335215044333" calcext:value-type="float">
            <text:p>73.7335215044333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2d17</text:p>
          </table:table-cell>
          <table:table-cell office:value-type="float" office:value="429587" calcext:value-type="float">
            <text:p>429587</text:p>
          </table:table-cell>
          <table:table-cell office:value-type="float" office:value="30770.3710851669" calcext:value-type="float">
            <text:p>30770.3710851669</text:p>
          </table:table-cell>
          <table:table-cell office:value-type="float" office:value="5746" calcext:value-type="float">
            <text:p>5746</text:p>
          </table:table-cell>
          <table:table-cell office:value-type="float" office:value="2.9765625" calcext:value-type="float">
            <text:p>2.9765625</text:p>
          </table:table-cell>
          <table:table-cell office:value-type="float" office:value="73.3468656900952" calcext:value-type="float">
            <text:p>73.3468656900952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2d6b</text:p>
          </table:table-cell>
          <table:table-cell office:value-type="float" office:value="429836" calcext:value-type="float">
            <text:p>429836</text:p>
          </table:table-cell>
          <table:table-cell office:value-type="float" office:value="31214.0376930237" calcext:value-type="float">
            <text:p>31214.0376930237</text:p>
          </table:table-cell>
          <table:table-cell office:value-type="float" office:value="5754" calcext:value-type="float">
            <text:p>5754</text:p>
          </table:table-cell>
          <table:table-cell office:value-type="float" office:value="2.9306640625" calcext:value-type="float">
            <text:p>2.9306640625</text:p>
          </table:table-cell>
          <table:table-cell office:value-type="float" office:value="74.3613252441774" calcext:value-type="float">
            <text:p>74.3613252441774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2dbf</text:p>
          </table:table-cell>
          <table:table-cell office:value-type="float" office:value="453757" calcext:value-type="float">
            <text:p>453757</text:p>
          </table:table-cell>
          <table:table-cell office:value-type="float" office:value="31688.2115440369" calcext:value-type="float">
            <text:p>31688.2115440369</text:p>
          </table:table-cell>
          <table:table-cell office:value-type="float" office:value="5780" calcext:value-type="float">
            <text:p>5780</text:p>
          </table:table-cell>
          <table:table-cell office:value-type="float" office:value="2.8994140625" calcext:value-type="float">
            <text:p>2.8994140625</text:p>
          </table:table-cell>
          <table:table-cell office:value-type="float" office:value="71.5112463743672" calcext:value-type="float">
            <text:p>71.5112463743672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2e0c</text:p>
          </table:table-cell>
          <table:table-cell office:value-type="float" office:value="456110" calcext:value-type="float">
            <text:p>456110</text:p>
          </table:table-cell>
          <table:table-cell office:value-type="float" office:value="32153.8215417862" calcext:value-type="float">
            <text:p>32153.8215417862</text:p>
          </table:table-cell>
          <table:table-cell office:value-type="float" office:value="5764" calcext:value-type="float">
            <text:p>5764</text:p>
          </table:table-cell>
          <table:table-cell office:value-type="float" office:value="2.8798828125" calcext:value-type="float">
            <text:p>2.8798828125</text:p>
          </table:table-cell>
          <table:table-cell office:value-type="float" office:value="72.1876592462105" calcext:value-type="float">
            <text:p>72.1876592462105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2e57</text:p>
          </table:table-cell>
          <table:table-cell office:value-type="float" office:value="461060" calcext:value-type="float">
            <text:p>461060</text:p>
          </table:table-cell>
          <table:table-cell office:value-type="float" office:value="32613.1172218323" calcext:value-type="float">
            <text:p>32613.1172218323</text:p>
          </table:table-cell>
          <table:table-cell office:value-type="float" office:value="5775" calcext:value-type="float">
            <text:p>5775</text:p>
          </table:table-cell>
          <table:table-cell office:value-type="float" office:value="2.9150390625" calcext:value-type="float">
            <text:p>2.9150390625</text:p>
          </table:table-cell>
          <table:table-cell office:value-type="float" office:value="72.4327246674104" calcext:value-type="float">
            <text:p>72.4327246674104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2eb4</text:p>
          </table:table-cell>
          <table:table-cell office:value-type="float" office:value="466967" calcext:value-type="float">
            <text:p>466967</text:p>
          </table:table-cell>
          <table:table-cell office:value-type="float" office:value="34066.0360183716" calcext:value-type="float">
            <text:p>34066.0360183716</text:p>
          </table:table-cell>
          <table:table-cell office:value-type="float" office:value="5779" calcext:value-type="float">
            <text:p>5779</text:p>
          </table:table-cell>
          <table:table-cell office:value-type="float" office:value="2.94921875" calcext:value-type="float">
            <text:p>2.94921875</text:p>
          </table:table-cell>
          <table:table-cell office:value-type="float" office:value="74.7025397572259" calcext:value-type="float">
            <text:p>74.7025397572259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2efd</text:p>
          </table:table-cell>
          <table:table-cell office:value-type="float" office:value="470190" calcext:value-type="float">
            <text:p>470190</text:p>
          </table:table-cell>
          <table:table-cell office:value-type="float" office:value="34492.2981185913" calcext:value-type="float">
            <text:p>34492.2981185913</text:p>
          </table:table-cell>
          <table:table-cell office:value-type="float" office:value="5779" calcext:value-type="float">
            <text:p>5779</text:p>
          </table:table-cell>
          <table:table-cell office:value-type="float" office:value="2.9560546875" calcext:value-type="float">
            <text:p>2.9560546875</text:p>
          </table:table-cell>
          <table:table-cell office:value-type="float" office:value="75.1188099990164" calcext:value-type="float">
            <text:p>75.1188099990164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3001</text:p>
          </table:table-cell>
          <table:table-cell office:value-type="float" office:value="525879" calcext:value-type="float">
            <text:p>525879</text:p>
          </table:table-cell>
          <table:table-cell office:value-type="float" office:value="41569.6884126663" calcext:value-type="float">
            <text:p>41569.6884126663</text:p>
          </table:table-cell>
          <table:table-cell office:value-type="float" office:value="5814" calcext:value-type="float">
            <text:p>5814</text:p>
          </table:table-cell>
          <table:table-cell office:value-type="float" office:value="3.8623046875" calcext:value-type="float">
            <text:p>3.8623046875</text:p>
          </table:table-cell>
          <table:table-cell office:value-type="float" office:value="80.945162165765" calcext:value-type="float">
            <text:p>80.945162165765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x30da</text:p>
          </table:table-cell>
          <table:table-cell office:value-type="float" office:value="473647" calcext:value-type="float">
            <text:p>473647</text:p>
          </table:table-cell>
          <table:table-cell office:value-type="float" office:value="36799.0641260147" calcext:value-type="float">
            <text:p>36799.0641260147</text:p>
          </table:table-cell>
          <table:table-cell office:value-type="float" office:value="5813" calcext:value-type="float">
            <text:p>5813</text:p>
          </table:table-cell>
          <table:table-cell office:value-type="float" office:value="3.849609375" calcext:value-type="float">
            <text:p>3.849609375</text:p>
          </table:table-cell>
          <table:table-cell office:value-type="float" office:value="79.5576487659355" calcext:value-type="float">
            <text:p>79.5576487659355</text:p>
          </table:table-cell>
          <table:table-cell office:value-type="float" office:value="372" calcext:value-type="float">
            <text:p>37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x312a</text:p>
          </table:table-cell>
          <table:table-cell office:value-type="float" office:value="461554" calcext:value-type="float">
            <text:p>461554</text:p>
          </table:table-cell>
          <table:table-cell office:value-type="float" office:value="35684.5474147797" calcext:value-type="float">
            <text:p>35684.5474147797</text:p>
          </table:table-cell>
          <table:table-cell office:value-type="float" office:value="5811" calcext:value-type="float">
            <text:p>5811</text:p>
          </table:table-cell>
          <table:table-cell office:value-type="float" office:value="4.2763671875" calcext:value-type="float">
            <text:p>4.2763671875</text:p>
          </table:table-cell>
          <table:table-cell office:value-type="float" office:value="79.1694504927579" calcext:value-type="float">
            <text:p>79.1694504927579</text:p>
          </table:table-cell>
          <table:table-cell office:value-type="float" office:value="372" calcext:value-type="float">
            <text:p>37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x31a3</text:p>
          </table:table-cell>
          <table:table-cell office:value-type="float" office:value="466773" calcext:value-type="float">
            <text:p>466773</text:p>
          </table:table-cell>
          <table:table-cell office:value-type="float" office:value="36211.6338167191" calcext:value-type="float">
            <text:p>36211.6338167191</text:p>
          </table:table-cell>
          <table:table-cell office:value-type="float" office:value="5845" calcext:value-type="float">
            <text:p>5845</text:p>
          </table:table-cell>
          <table:table-cell office:value-type="float" office:value="4.333984375" calcext:value-type="float">
            <text:p>4.333984375</text:p>
          </table:table-cell>
          <table:table-cell office:value-type="float" office:value="79.4405696737393" calcext:value-type="float">
            <text:p>79.4405696737393</text:p>
          </table:table-cell>
          <table:table-cell office:value-type="float" office:value="372" calcext:value-type="float">
            <text:p>37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x31ec</text:p>
          </table:table-cell>
          <table:table-cell office:value-type="float" office:value="471625" calcext:value-type="float">
            <text:p>471625</text:p>
          </table:table-cell>
          <table:table-cell office:value-type="float" office:value="36903.5421209335" calcext:value-type="float">
            <text:p>36903.5421209335</text:p>
          </table:table-cell>
          <table:table-cell office:value-type="float" office:value="5867" calcext:value-type="float">
            <text:p>5867</text:p>
          </table:table-cell>
          <table:table-cell office:value-type="float" office:value="4.357421875" calcext:value-type="float">
            <text:p>4.357421875</text:p>
          </table:table-cell>
          <table:table-cell office:value-type="float" office:value="80.1255809845448" calcext:value-type="float">
            <text:p>80.1255809845448</text:p>
          </table:table-cell>
          <table:table-cell office:value-type="float" office:value="372" calcext:value-type="float">
            <text:p>37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x323b</text:p>
          </table:table-cell>
          <table:table-cell office:value-type="float" office:value="476479" calcext:value-type="float">
            <text:p>476479</text:p>
          </table:table-cell>
          <table:table-cell office:value-type="float" office:value="38035.3308782577" calcext:value-type="float">
            <text:p>38035.3308782577</text:p>
          </table:table-cell>
          <table:table-cell office:value-type="float" office:value="5862" calcext:value-type="float">
            <text:p>5862</text:p>
          </table:table-cell>
          <table:table-cell office:value-type="float" office:value="4.4169921875" calcext:value-type="float">
            <text:p>4.4169921875</text:p>
          </table:table-cell>
          <table:table-cell office:value-type="float" office:value="81.7416482559272" calcext:value-type="float">
            <text:p>81.7416482559272</text:p>
          </table:table-cell>
          <table:table-cell office:value-type="float" office:value="372" calcext:value-type="float">
            <text:p>37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x3288</text:p>
          </table:table-cell>
          <table:table-cell office:value-type="float" office:value="479961" calcext:value-type="float">
            <text:p>479961</text:p>
          </table:table-cell>
          <table:table-cell office:value-type="float" office:value="38694.1244039536" calcext:value-type="float">
            <text:p>38694.1244039536</text:p>
          </table:table-cell>
          <table:table-cell office:value-type="float" office:value="5862" calcext:value-type="float">
            <text:p>5862</text:p>
          </table:table-cell>
          <table:table-cell office:value-type="float" office:value="4.466796875" calcext:value-type="float">
            <text:p>4.466796875</text:p>
          </table:table-cell>
          <table:table-cell office:value-type="float" office:value="82.5541729216508" calcext:value-type="float">
            <text:p>82.5541729216508</text:p>
          </table:table-cell>
          <table:table-cell office:value-type="float" office:value="372" calcext:value-type="float">
            <text:p>37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x32e1</text:p>
          </table:table-cell>
          <table:table-cell office:value-type="float" office:value="483756" calcext:value-type="float">
            <text:p>483756</text:p>
          </table:table-cell>
          <table:table-cell office:value-type="float" office:value="39443.9667901993" calcext:value-type="float">
            <text:p>39443.9667901993</text:p>
          </table:table-cell>
          <table:table-cell office:value-type="float" office:value="5862" calcext:value-type="float">
            <text:p>5862</text:p>
          </table:table-cell>
          <table:table-cell office:value-type="float" office:value="4.5185546875" calcext:value-type="float">
            <text:p>4.5185546875</text:p>
          </table:table-cell>
          <table:table-cell office:value-type="float" office:value="83.4937902437676" calcext:value-type="float">
            <text:p>83.4937902437676</text:p>
          </table:table-cell>
          <table:table-cell office:value-type="float" office:value="372" calcext:value-type="float">
            <text:p>37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x3333</text:p>
          </table:table-cell>
          <table:table-cell office:value-type="float" office:value="487709" calcext:value-type="float">
            <text:p>487709</text:p>
          </table:table-cell>
          <table:table-cell office:value-type="float" office:value="39908.2275028229" calcext:value-type="float">
            <text:p>39908.2275028229</text:p>
          </table:table-cell>
          <table:table-cell office:value-type="float" office:value="5863" calcext:value-type="float">
            <text:p>5863</text:p>
          </table:table-cell>
          <table:table-cell office:value-type="float" office:value="4.5380859375" calcext:value-type="float">
            <text:p>4.5380859375</text:p>
          </table:table-cell>
          <table:table-cell office:value-type="float" office:value="83.7918204562365" calcext:value-type="float">
            <text:p>83.7918204562365</text:p>
          </table:table-cell>
          <table:table-cell office:value-type="float" office:value="372" calcext:value-type="float">
            <text:p>37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x338a</text:p>
          </table:table-cell>
          <table:table-cell office:value-type="float" office:value="490852" calcext:value-type="float">
            <text:p>490852</text:p>
          </table:table-cell>
          <table:table-cell office:value-type="float" office:value="41028.7658376694" calcext:value-type="float">
            <text:p>41028.7658376694</text:p>
          </table:table-cell>
          <table:table-cell office:value-type="float" office:value="5864" calcext:value-type="float">
            <text:p>5864</text:p>
          </table:table-cell>
          <table:table-cell office:value-type="float" office:value="4.5791015625" calcext:value-type="float">
            <text:p>4.5791015625</text:p>
          </table:table-cell>
          <table:table-cell office:value-type="float" office:value="85.5929205091829" calcext:value-type="float">
            <text:p>85.5929205091829</text:p>
          </table:table-cell>
          <table:table-cell office:value-type="float" office:value="372" calcext:value-type="float">
            <text:p>37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x33d5</text:p>
          </table:table-cell>
          <table:table-cell office:value-type="float" office:value="494283" calcext:value-type="float">
            <text:p>494283</text:p>
          </table:table-cell>
          <table:table-cell office:value-type="float" office:value="41487.0747766495" calcext:value-type="float">
            <text:p>41487.0747766495</text:p>
          </table:table-cell>
          <table:table-cell office:value-type="float" office:value="5863" calcext:value-type="float">
            <text:p>5863</text:p>
          </table:table-cell>
          <table:table-cell office:value-type="float" office:value="4.5732421875" calcext:value-type="float">
            <text:p>4.5732421875</text:p>
          </table:table-cell>
          <table:table-cell office:value-type="float" office:value="85.9482615653159" calcext:value-type="float">
            <text:p>85.9482615653159</text:p>
          </table:table-cell>
          <table:table-cell office:value-type="float" office:value="372" calcext:value-type="float">
            <text:p>37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x3436</text:p>
          </table:table-cell>
          <table:table-cell office:value-type="float" office:value="484262" calcext:value-type="float">
            <text:p>484262</text:p>
          </table:table-cell>
          <table:table-cell office:value-type="float" office:value="42503.4640169144" calcext:value-type="float">
            <text:p>42503.4640169144</text:p>
          </table:table-cell>
          <table:table-cell office:value-type="float" office:value="5864" calcext:value-type="float">
            <text:p>5864</text:p>
          </table:table-cell>
          <table:table-cell office:value-type="float" office:value="4.1953125" calcext:value-type="float">
            <text:p>4.1953125</text:p>
          </table:table-cell>
          <table:table-cell office:value-type="float" office:value="89.8760322992932" calcext:value-type="float">
            <text:p>89.8760322992932</text:p>
          </table:table-cell>
          <table:table-cell office:value-type="float" office:value="461" calcext:value-type="float">
            <text:p>46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x3483</text:p>
          </table:table-cell>
          <table:table-cell office:value-type="float" office:value="487438" calcext:value-type="float">
            <text:p>487438</text:p>
          </table:table-cell>
          <table:table-cell office:value-type="float" office:value="43438.3928966522" calcext:value-type="float">
            <text:p>43438.3928966522</text:p>
          </table:table-cell>
          <table:table-cell office:value-type="float" office:value="5864" calcext:value-type="float">
            <text:p>5864</text:p>
          </table:table-cell>
          <table:table-cell office:value-type="float" office:value="4.228515625" calcext:value-type="float">
            <text:p>4.228515625</text:p>
          </table:table-cell>
          <table:table-cell office:value-type="float" office:value="91.2545068832793" calcext:value-type="float">
            <text:p>91.2545068832793</text:p>
          </table:table-cell>
          <table:table-cell office:value-type="float" office:value="461" calcext:value-type="float">
            <text:p>46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x34d7</text:p>
          </table:table-cell>
          <table:table-cell office:value-type="float" office:value="489874" calcext:value-type="float">
            <text:p>489874</text:p>
          </table:table-cell>
          <table:table-cell office:value-type="float" office:value="43471.2074222565" calcext:value-type="float">
            <text:p>43471.2074222565</text:p>
          </table:table-cell>
          <table:table-cell office:value-type="float" office:value="5870" calcext:value-type="float">
            <text:p>5870</text:p>
          </table:table-cell>
          <table:table-cell office:value-type="float" office:value="4.2705078125" calcext:value-type="float">
            <text:p>4.2705078125</text:p>
          </table:table-cell>
          <table:table-cell office:value-type="float" office:value="90.8693182336491" calcext:value-type="float">
            <text:p>90.8693182336491</text:p>
          </table:table-cell>
          <table:table-cell office:value-type="float" office:value="461" calcext:value-type="float">
            <text:p>461</text:p>
          </table:table-cell>
          <table:table-cell office:value-type="float" office:value="345" calcext:value-type="float">
            <text:p>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6:42:26.792074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22:08:26.766895777</meta:creation-date>
    <meta:generator>LibreOffice/6.1.5.2$Linux_X86_64 LibreOffice_project/10$Build-2</meta:generator>
    <dc:date>2021-04-04T16:50:10.613750410</dc:date>
    <meta:editing-duration>PT29M16S</meta:editing-duration>
    <meta:editing-cycles>7</meta:editing-cycles>
    <meta:document-statistic meta:table-count="2" meta:cell-count="5853" meta:object-count="0"/>
  </office:meta>
</office:document-meta>
</file>